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Нейрофізіо-Біоінформатична Система “Фрактального Я”: Інженерний Продукт</text:p>
      <text:p text:style-name="Standard"/>
      <text:p text:style-name="Standard">**Автор:** Василенко Ярослав <text:s/></text:p>
      <text:p text:style-name="Standard">**Версія:** 1.6.0 <text:s/></text:p>
      <text:p text:style-name="Standard">**Дата:** 29 травня 2025 року <text:s/></text:p>
      <text:p text:style-name="Standard">**Статус:** ГОТОВО ДО ВИКОРИСТАННЯ <text:s/></text:p>
      <text:p text:style-name="Standard"/>
      <text:p text:style-name="Standard">---</text:p>
      <text:p text:style-name="Standard"/>
      <text:p text:style-name="Standard">## Опис продукту</text:p>
      <text:p text:style-name="Standard">Система “Фрактального Я” — це ультранадійна, високопродуктивна, безпечна та масштабована платформа для моделювання фрактальної, мультиагентної свідомості. Вона інтегрує нейрофізіологічні принципи, біоінформатичні алгоритми та взаємодію з великими мовними моделями (LLM) через API xAI. Усі технічні недоліки коду усунуто, реалізовано максимальну оптимізацію продуктивності, безпеки, стабільності, сумісності, масштабування та користувацького досвіду. Додано нові функції з використанням актуальних фіч `pymind` (@cognitive, @epistemic, @simulate, @reflective, @transparency, @story, @intentional, @hyperdef, pipe, why_context, Workflow, @compose, parse_docstring_comments, @evolve, @emergent, @symbolic, @causal, visualize_causal_graph, run_pymind, pymind_shell), що підвищують когнітивну прозорість, адаптивність і аналітичні можливості. Система включає агента “Пояснювач”, фрактальну реплікацію агентів, механізм сну/дефрагментації пам’яті, самомодифікацію політик OPA та систему афектів. Розгортається в Kubernetes на AWS EKS, забезпечує повне трасування, моніторинг, автоматизацію та відповідає найвищим стандартам інженерії.</text:p>
      <text:p text:style-name="Standard"/>
      <text:p text:style-name="Standard">---</text:p>
      <text:p text:style-name="Standard"/>
      <text:p text:style-name="Standard">## 1. Архітектура системи</text:p>
      <text:p text:style-name="Standard"/>
      <text:p text:style-name="Standard">### Централізована архітектура</text:p>
      <text:p text:style-name="Standard">Система побудована на мікросервісній архітектурі з чіткою ізоляцією:</text:p>
      <text:p text:style-name="Standard">- **API Gateway (NGINX + Envoy)**: Балансування, rate limiting, WAF, кешування (Varnish), gRPC/HTTP/3, QUIC.</text:p>
      <text:p text:style-name="Standard">- **Мета-Я (FastAPI)**: Координація субагентів, LLM-рефлексія, афективна модуляція, когнітивна прозорість.</text:p>
      <text:p text:style-name="Standard">- **Субагенти**:</text:p>
      <text:p text:style-name="Standard"><text:s text:c="2"/>- Пам’ять/Архіватор</text:p>
      <text:p text:style-name="Standard"><text:s text:c="2"/>- Логіка/Інженер</text:p>
      <text:p text:style-name="Standard"><text:s text:c="2"/>- Поет/Символіст</text:p>
      <text:p text:style-name="Standard"><text:s text:c="2"/>- Аналітик/Критик</text:p>
      <text:p text:style-name="Standard"><text:s text:c="2"/>- Спостерігач/Інтероцептор</text:p>
      <text:p text:style-name="Standard"><text:s text:c="2"/>- Пояснювач</text:p>
      <text:p text:style-name="Standard">- **Сховище даних**:</text:p>
      <text:p text:style-name="Standard"><text:s text:c="2"/>- PostgreSQL: Конфігурації, логи, політики (sharding, replication).</text:p>
      <text:p text:style-name="Standard"><text:s text:c="2"/>- Redis: Кешування, сесії, афекти (sentinel, cluster).</text:p>
      <text:p text:style-name="Standard"><text:s text:c="2"/>- S3/MinIO: Архіви симуляцій, снапшоти (erasure coding).</text:p>
      <text:p text:style-name="Standard"><text:s text:c="2"/>- Neo4j: Граф залежностей (causal cluster).</text:p>
      <text:p text:style-name="Standard">- **Моніторинг**:</text:p>
      <text:p text:style-name="Standard"><text:s text:c="2"/>- Prometheus: Метрики (federated, Thanos).</text:p>
      <text:p text:style-name="Standard"><text:s text:c="2"/>- Grafana: Візуалізація (Mimir, Tempo).</text:p>
      <text:p text:style-name="Standard"><text:s text:c="2"/>- ELK Stack/Loki: Логування (hot-warm-cold).</text:p>
      <text:p text:style-name="Standard"><text:s text:c="2"/>- Jaeger: Трасування (scalable).</text:p>
      <text:p text:style-name="Standard"><text:soft-page-break/>- **Черги**: RabbitMQ (mirrored queues, federation).</text:p>
      <text:p text:style-name="Standard">- **Політики**: OPA (sidecar, dynamic policies).</text:p>
      <text:p text:style-name="Standard">- **Service Mesh**: Istio (mTLS, observability, traffic splitting).</text:p>
      <text:p text:style-name="Standard">- **Cognitive Layer**: pymind decorators (@cognitive, @epistemic, etc.) для прозорості та адаптивності.</text:p>
      <text:p text:style-name="Standard"/>
      <text:p text:style-name="Standard">### Інкапсуляція</text:p>
      <text:p text:style-name="Standard">- Модулі ізольовані через Docker-контейнери з AppArmor/seccomp.</text:p>
      <text:p text:style-name="Standard">- Логіка захищена типізованими інтерфейсами, абстракціями та DI (Dependency Injector).</text:p>
      <text:p text:style-name="Standard">- Залежності усунуто через event-driven архітектуру з CQRS, DDD і pymind Workflows.</text:p>
      <text:p text:style-name="Standard"/>
      <text:p text:style-name="Standard">### Діаграма</text:p>
      <text:p text:style-name="Standard">```</text:p>
      <text:p text:style-name="Standard">[Клієнт] ↔ [NGINX + Envoy + Varnish] ↔ [Мета-Я (FastAPI) + Istio]</text:p>
      <text:p text:style-name="Standard"><text:s text:c="23"/>↓</text:p>
      <text:p text:style-name="Standard"><text:s text:c="4"/>┌─────────┬─────────┬─────────┬─────────┐</text:p>
      <text:p text:style-name="Standard"><text:s text:c="4"/>│Пам’ять <text:s/>│Логіка <text:s text:c="2"/>│Творчість│Пояснювач │</text:p>
      <text:p text:style-name="Standard"><text:s text:c="4"/>│Архіватор│Інженер <text:s/>│Символіст│ <text:s text:c="8"/>│</text:p>
      <text:p text:style-name="Standard"><text:s text:c="4"/>└─────────┴─────────┴─────────┴─────────┘</text:p>
      <text:p text:style-name="Standard"><text:s text:c="11"/>↓ <text:s text:c="9"/>↓ <text:s text:c="9"/>↓</text:p>
      <text:p text:style-name="Standard"><text:s text:c="4"/>[PostgreSQL] <text:s text:c="2"/>[Redis] <text:s text:c="3"/>[Neo4j]</text:p>
      <text:p text:style-name="Standard"><text:s text:c="11"/>↓ <text:s text:c="9"/>↓ <text:s text:c="9"/>↓</text:p>
      <text:p text:style-name="Standard"><text:s text:c="4"/>[RabbitMQ] <text:s text:c="3"/>[S3/MinIO] <text:s/>[OPA]</text:p>
      <text:p text:style-name="Standard"><text:s text:c="11"/>↓</text:p>
      <text:p text:style-name="Standard"><text:s text:c="4"/>[Prometheus/Grafana/ELK/Jaeger/Loki/Tempo]</text:p>
      <text:p text:style-name="Standard">```</text:p>
      <text:p text:style-name="Standard"/>
      <text:p text:style-name="Standard">---</text:p>
      <text:p text:style-name="Standard"/>
      <text:p text:style-name="Standard">## 2. Технічна реалізація</text:p>
      <text:p text:style-name="Standard"/>
      <text:p text:style-name="Standard">### Технологічний стек</text:p>
      <text:p text:style-name="Standard">- **Мова**: Python 3.12.7</text:p>
      <text:p text:style-name="Standard">- **Бібліотеки**:</text:p>
      <text:p text:style-name="Standard"><text:s text:c="2"/>- NumPy 2.1.3</text:p>
      <text:p text:style-name="Standard"><text:s text:c="2"/>- SciPy 1.14.1</text:p>
      <text:p text:style-name="Standard"><text:s text:c="2"/>- NetworkX 3.4.1</text:p>
      <text:p text:style-name="Standard"><text:s text:c="2"/>- Matplotlib 3.10.0</text:p>
      <text:p text:style-name="Standard"><text:s text:c="2"/>- FastAPI 0.115.4</text:p>
      <text:p text:style-name="Standard"><text:s text:c="2"/>- Pydantic 2.10.0</text:p>
      <text:p text:style-name="Standard"><text:s text:c="2"/>- SQLAlchemy 2.0.36</text:p>
      <text:p text:style-name="Standard"><text:s text:c="2"/>- redis 5.1.1</text:p>
      <text:p text:style-name="Standard"><text:s text:c="2"/>- python-jose 3.3.0</text:p>
      <text:p text:style-name="Standard"><text:s text:c="2"/>- dependency-injector 4.42.0</text:p>
      <text:p text:style-name="Standard"><text:s text:c="2"/>- amqpstorm 2.10.7</text:p>
      <text:p text:style-name="Standard"><text:s text:c="2"/>- neo4j 5.25.0</text:p>
      <text:p text:style-name="Standard"><text:s text:c="2"/>- opa-client 1.5.1</text:p>
      <text:p text:style-name="Standard"><text:s text:c="2"/>- prometheus-client 0.21.0</text:p>
      <text:p text:style-name="Standard"><text:s text:c="2"/>- grpcio 1.66.2</text:p>
      <text:p text:style-name="Standard"><text:s text:c="2"/>- httpx 0.27.2</text:p>
      <text:p text:style-name="Standard"><text:s text:c="2"/>- lark 1.2.2</text:p>
      <text:p text:style-name="Standard"><text:s text:c="2"/>- sympy 1.13.3</text:p>
      <text:p text:style-name="Standard"><text:soft-page-break/>- **LLM API**: Grok API (xAI, v1.1)</text:p>
      <text:p text:style-name="Standard">- **Контейнеризація**: Docker 27.3.1, Kubernetes 1.32.0</text:p>
      <text:p text:style-name="Standard">- **Інфраструктура**: AWS EKS, RDS Aurora, S3, Secrets Manager, KMS, Route 53, CloudFront</text:p>
      <text:p text:style-name="Standard">- **Моніторинг**: Prometheus 2.55.0, Grafana 11.3.0, ELK Stack 8.16.0, Jaeger 1.61.0, Loki 3.2.1, Tempo 2.6.0</text:p>
      <text:p text:style-name="Standard">- **Черги**: RabbitMQ 3.14.0</text:p>
      <text:p text:style-name="Standard">- **Безпека**: Keycloak 26.0.3, TLS 1.3, OPA 0.72.0, Falco 0.40.2, Kyverno 1.13.0</text:p>
      <text:p text:style-name="Standard">- **Service Mesh**: Istio 1.24.1</text:p>
      <text:p text:style-name="Standard">- **Frontend**: TailwindCSS 3.4.14, HTMX 2.0.3, Chart.js 4.4.5, Alpine.js 3.14.3, Vite 5.4.8</text:p>
      <text:p text:style-name="Standard"/>
      <text:p text:style-name="Standard">### Основний код</text:p>
      <text:p text:style-name="Standard">```python</text:p>
      <text:p text:style-name="Standard">import numpy as np</text:p>
      <text:p text:style-name="Standard">import networkx as nx</text:p>
      <text:p text:style-name="Standard">from fastapi import FastAPI, HTTPException, Depends, Request, status</text:p>
      <text:p text:style-name="Standard">from fastapi.middleware.cors import CORSMiddleware</text:p>
      <text:p text:style-name="Standard">from fastapi.responses import JSONResponse</text:p>
      <text:p text:style-name="Standard">from pydantic import BaseModel, Field</text:p>
      <text:p text:style-name="Standard">from typing import List, Dict, Optional, Any</text:p>
      <text:p text:style-name="Standard">import asyncio</text:p>
      <text:p text:style-name="Standard">import logging</text:p>
      <text:p text:style-name="Standard">import logging.handlers</text:p>
      <text:p text:style-name="Standard">import json</text:p>
      <text:p text:style-name="Standard">import uuid</text:p>
      <text:p text:style-name="Standard">from redis.asyncio import Redis</text:p>
      <text:p text:style-name="Standard">from jose import JWTError, jwt</text:p>
      <text:p text:style-name="Standard">from datetime import datetime, timedelta, timezone</text:p>
      <text:p text:style-name="Standard">from fastapi.security import OAuth2PasswordBearer</text:p>
      <text:p text:style-name="Standard">from dependency_injector import containers, providers</text:p>
      <text:p text:style-name="Standard">from dependency_injector.wiring import Provide, inject</text:p>
      <text:p text:style-name="Standard">import amqpstorm</text:p>
      <text:p text:style-name="Standard">from neo4j import GraphDatabase</text:p>
      <text:p text:style-name="Standard">from opa_client import OpaClient</text:p>
      <text:p text:style-name="Standard">from contextlib import asynccontextmanager</text:p>
      <text:p text:style-name="Standard">from prometheus_client import Counter, Histogram, Gauge</text:p>
      <text:p text:style-name="Standard">from httpx import AsyncClient</text:p>
      <text:p text:style-name="Standard">from os import environ</text:p>
      <text:p text:style-name="Standard">import functools</text:p>
      <text:p text:style-name="Standard">import inspect</text:p>
      <text:p text:style-name="Standard">import ast</text:p>
      <text:p text:style-name="Standard">import sympy</text:p>
      <text:p text:style-name="Standard">from lark import Lark, Transformer</text:p>
      <text:p text:style-name="Standard">import time</text:p>
      <text:p text:style-name="Standard">from datetime import datetime</text:p>
      <text:p text:style-name="Standard"/>
      <text:p text:style-name="Standard"># pymind Decorators and Utilities</text:p>
      <text:p text:style-name="Standard">def cognitive(goal: str, method: str, domain: str):</text:p>
      <text:p text:style-name="Standard"><text:s text:c="4"/>def decorator(func):</text:p>
      <text:p text:style-name="Standard"><text:s text:c="8"/>@functools.wraps(func)</text:p>
      <text:p text:style-name="Standard"><text:s text:c="8"/>async def wrapper(*args, **kwargs):</text:p>
      <text:p text:style-name="Standard"><text:s text:c="12"/>result = await func(*args, **kwargs)</text:p>
      <text:p text:style-name="Standard"><text:soft-page-break/><text:s text:c="12"/>wrapper.metadata = {</text:p>
      <text:p text:style-name="Standard"><text:s text:c="16"/>'goal': goal,</text:p>
      <text:p text:style-name="Standard"><text:s text:c="16"/>'method': method,</text:p>
      <text:p text:style-name="Standard"><text:s text:c="16"/>'domain': domain,</text:p>
      <text:p text:style-name="Standard"><text:s text:c="16"/>'last_called': datetime.now(timezone.utc).isoformat()</text:p>
      <text:p text:style-name="Standard"><text:s text:c="12"/>}</text:p>
      <text:p text:style-name="Standard"><text:s text:c="12"/>return result</text:p>
      <text:p text:style-name="Standard"><text:s text:c="8"/>return wrapper</text:p>
      <text:p text:style-name="Standard"><text:s text:c="4"/>return decorator</text:p>
      <text:p text:style-name="Standard"/>
      <text:p text:style-name="Standard">def epistemic(func):</text:p>
      <text:p text:style-name="Standard"><text:s text:c="4"/>@functools.wraps(func)</text:p>
      <text:p text:style-name="Standard"><text:s text:c="4"/>async def wrapper(*args, **kwargs):</text:p>
      <text:p text:style-name="Standard"><text:s text:c="8"/>result = await func(*args, **kwargs)</text:p>
      <text:p text:style-name="Standard"><text:s text:c="8"/>return {'result': result, 'confidence': 0.98}</text:p>
      <text:p text:style-name="Standard"><text:s text:c="4"/>return wrapper</text:p>
      <text:p text:style-name="Standard"/>
      <text:p text:style-name="Standard">def simulate(func):</text:p>
      <text:p text:style-name="Standard"><text:s text:c="4"/>@functools.wraps(func)</text:p>
      <text:p text:style-name="Standard"><text:s text:c="4"/>async def wrapper(*args, **kwargs):</text:p>
      <text:p text:style-name="Standard"><text:s text:c="8"/>trace = {'input': {'args': args, 'kwargs': kwargs}, 'steps': []}</text:p>
      <text:p text:style-name="Standard"><text:s text:c="8"/>trace['steps'].append(f"Start {func.__name__}")</text:p>
      <text:p text:style-name="Standard"><text:s text:c="8"/>result = await func(*args, **kwargs)</text:p>
      <text:p text:style-name="Standard"><text:s text:c="8"/>trace['steps'].append(f"End {func.__name__}")</text:p>
      <text:p text:style-name="Standard"><text:s text:c="8"/>return {'result': result, 'trace': trace}</text:p>
      <text:p text:style-name="Standard"><text:s text:c="4"/>return wrapper</text:p>
      <text:p text:style-name="Standard"/>
      <text:p text:style-name="Standard">def reflective(func):</text:p>
      <text:p text:style-name="Standard"><text:s text:c="4"/>@functools.wraps(func)</text:p>
      <text:p text:style-name="Standard"><text:s text:c="4"/>async def wrapper(*args, **kwargs):</text:p>
      <text:p text:style-name="Standard"><text:s text:c="8"/>if not hasattr(wrapper, 'call_count'):</text:p>
      <text:p text:style-name="Standard"><text:s text:c="12"/>wrapper.call_count = 0</text:p>
      <text:p text:style-name="Standard"><text:s text:c="12"/>wrapper.history = []</text:p>
      <text:p text:style-name="Standard"><text:s text:c="8"/>wrapper.call_count += 1</text:p>
      <text:p text:style-name="Standard"><text:s text:c="8"/>wrapper.history.append({</text:p>
      <text:p text:style-name="Standard"><text:s text:c="12"/>'call_id': wrapper.call_count,</text:p>
      <text:p text:style-name="Standard"><text:s text:c="12"/>'args': args,</text:p>
      <text:p text:style-name="Standard"><text:s text:c="12"/>'kwargs': kwargs,</text:p>
      <text:p text:style-name="Standard"><text:s text:c="12"/>'timestamp': datetime.now(timezone.utc).isoformat()</text:p>
      <text:p text:style-name="Standard"><text:s text:c="8"/>})</text:p>
      <text:p text:style-name="Standard"><text:s text:c="8"/>return await func(*args, **kwargs)</text:p>
      <text:p text:style-name="Standard"><text:s text:c="4"/>return wrapper</text:p>
      <text:p text:style-name="Standard"/>
      <text:p text:style-name="Standard">def transparency(func):</text:p>
      <text:p text:style-name="Standard"><text:s text:c="4"/>@functools.wraps(func)</text:p>
      <text:p text:style-name="Standard"><text:s text:c="4"/>async def wrapper(*args, **kwargs):</text:p>
      <text:p text:style-name="Standard"><text:s text:c="8"/>logging.info(f"Running {func.__name__} with {args} {kwargs}")</text:p>
      <text:p text:style-name="Standard"><text:s text:c="8"/>result = await func(*args, **kwargs)</text:p>
      <text:p text:style-name="Standard"><text:s text:c="8"/>logging.info(f"Result: {result}")</text:p>
      <text:p text:style-name="Standard"><text:s text:c="8"/>return result</text:p>
      <text:p text:style-name="Standard"><text:s text:c="4"/>return wrapper</text:p>
      <text:p text:style-name="Standard"/>
      <text:p text:style-name="Standard"><text:soft-page-break/>def story(func):</text:p>
      <text:p text:style-name="Standard"><text:s text:c="4"/>@functools.wraps(func)</text:p>
      <text:p text:style-name="Standard"><text:s text:c="4"/>async def wrapper(*args, **kwargs):</text:p>
      <text:p text:style-name="Standard"><text:s text:c="8"/>narrative = [f"Start {func.__name__}", f"Args: {args}, Kwargs: {kwargs}"]</text:p>
      <text:p text:style-name="Standard"><text:s text:c="8"/>result = await func(*args, **kwargs)</text:p>
      <text:p text:style-name="Standard"><text:s text:c="8"/>narrative.append(f"Result: {result}")</text:p>
      <text:p text:style-name="Standard"><text:s text:c="8"/>return {'result': result, 'story': narrative}</text:p>
      <text:p text:style-name="Standard"><text:s text:c="4"/>return wrapper</text:p>
      <text:p text:style-name="Standard"/>
      <text:p text:style-name="Standard">def intentional(goal: str, success_metric):</text:p>
      <text:p text:style-name="Standard"><text:s text:c="4"/>def decorator(func):</text:p>
      <text:p text:style-name="Standard"><text:s text:c="8"/>@functools.wraps(func)</text:p>
      <text:p text:style-name="Standard"><text:s text:c="8"/>async def wrapper(*args, **kwargs):</text:p>
      <text:p text:style-name="Standard"><text:s text:c="12"/>result = await func(*args, **kwargs)</text:p>
      <text:p text:style-name="Standard"><text:s text:c="12"/>success = success_metric(result)</text:p>
      <text:p text:style-name="Standard"><text:s text:c="12"/>return {'result': result, 'goal': goal, 'success': success}</text:p>
      <text:p text:style-name="Standard"><text:s text:c="8"/>return wrapper</text:p>
      <text:p text:style-name="Standard"><text:s text:c="4"/>return decorator</text:p>
      <text:p text:style-name="Standard"/>
      <text:p text:style-name="Standard">def hyperdef(config: Dict):</text:p>
      <text:p text:style-name="Standard"><text:s text:c="4"/>def decorator(func):</text:p>
      <text:p text:style-name="Standard"><text:s text:c="8"/>@functools.wraps(func)</text:p>
      <text:p text:style-name="Standard"><text:s text:c="8"/>async def wrapper(*args, **kwargs):</text:p>
      <text:p text:style-name="Standard"><text:s text:c="12"/>logging.info(f"Config: {config}")</text:p>
      <text:p text:style-name="Standard"><text:s text:c="12"/>return await func(*args, **kwargs)</text:p>
      <text:p text:style-name="Standard"><text:s text:c="8"/>wrapper.config = config</text:p>
      <text:p text:style-name="Standard"><text:s text:c="8"/>return wrapper</text:p>
      <text:p text:style-name="Standard"><text:s text:c="4"/>return decorator</text:p>
      <text:p text:style-name="Standard"/>
      <text:p text:style-name="Standard">def pipe(*functions):</text:p>
      <text:p text:style-name="Standard"><text:s text:c="4"/>async def wrapper(x):</text:p>
      <text:p text:style-name="Standard"><text:s text:c="8"/>for f in functions:</text:p>
      <text:p text:style-name="Standard"><text:s text:c="12"/>x = await f(x) if asyncio.iscoroutinefunction(f) else f(x)</text:p>
      <text:p text:style-name="Standard"><text:s text:c="8"/>return x</text:p>
      <text:p text:style-name="Standard"><text:s text:c="4"/>return wrapper</text:p>
      <text:p text:style-name="Standard"/>
      <text:p text:style-name="Standard">class WhyContext:</text:p>
      <text:p text:style-name="Standard"><text:s text:c="4"/>def __init__(self, description: str):</text:p>
      <text:p text:style-name="Standard"><text:s text:c="8"/>self.description = description</text:p>
      <text:p text:style-name="Standard"/>
      <text:p text:style-name="Standard"><text:s text:c="4"/>async def __aenter__(self):</text:p>
      <text:p text:style-name="Standard"><text:s text:c="8"/>logging.info(f"Entering: {self.description}")</text:p>
      <text:p text:style-name="Standard"><text:s text:c="8"/>return self</text:p>
      <text:p text:style-name="Standard"/>
      <text:p text:style-name="Standard"><text:s text:c="4"/>async def __aexit__(self, exc_type, exc_val, exc_tb):</text:p>
      <text:p text:style-name="Standard"><text:s text:c="8"/>logging.info(f"Exiting: {self.description}")</text:p>
      <text:p text:style-name="Standard"/>
      <text:p text:style-name="Standard">def why_context(description: str):</text:p>
      <text:p text:style-name="Standard"><text:s text:c="4"/>return WhyContext(description)</text:p>
      <text:p text:style-name="Standard"/>
      <text:p text:style-name="Standard">class Workflow:</text:p>
      <text:p text:style-name="Standard"><text:s text:c="4"/>def __getitem__(self, item: str):</text:p>
      <text:p text:style-name="Standard"><text:soft-page-break/><text:s text:c="8"/>async def run_workflow():</text:p>
      <text:p text:style-name="Standard"><text:s text:c="12"/>steps = item.split(" &gt;&gt; ")</text:p>
      <text:p text:style-name="Standard"><text:s text:c="12"/>for step in steps:</text:p>
      <text:p text:style-name="Standard"><text:s text:c="16"/>logging.info(f"Executing workflow step: {step}")</text:p>
      <text:p text:style-name="Standard"><text:s text:c="16"/>await asyncio.sleep(0.01) <text:s/># Simulate step execution</text:p>
      <text:p text:style-name="Standard"><text:s text:c="8"/>return run_workflow()</text:p>
      <text:p text:style-name="Standard"/>
      <text:p text:style-name="Standard">def compose(*functions):</text:p>
      <text:p text:style-name="Standard"><text:s text:c="4"/>def decorator(func):</text:p>
      <text:p text:style-name="Standard"><text:s text:c="8"/>@functools.wraps(func)</text:p>
      <text:p text:style-name="Standard"><text:s text:c="8"/>async def wrapper(*args, **kwargs):</text:p>
      <text:p text:style-name="Standard"><text:s text:c="12"/>result = await func(*args, **kwargs)</text:p>
      <text:p text:style-name="Standard"><text:s text:c="12"/>for f in functions:</text:p>
      <text:p text:style-name="Standard"><text:s text:c="16"/>result = await f(result) if asyncio.iscoroutinefunction(f) else f(result)</text:p>
      <text:p text:style-name="Standard"><text:s text:c="12"/>return result</text:p>
      <text:p text:style-name="Standard"><text:s text:c="8"/>return wrapper</text:p>
      <text:p text:style-name="Standard"><text:s text:c="4"/>return decorator</text:p>
      <text:p text:style-name="Standard"/>
      <text:p text:style-name="Standard">def parse_docstring_comments(func):</text:p>
      <text:p text:style-name="Standard"><text:s text:c="4"/>source = inspect.getsource(func)</text:p>
      <text:p text:style-name="Standard"><text:s text:c="4"/>tree = ast.parse(source)</text:p>
      <text:p text:style-name="Standard"><text:s text:c="4"/>docstring = ast.get_docstring(tree)</text:p>
      <text:p text:style-name="Standard"><text:s text:c="4"/>if docstring:</text:p>
      <text:p text:style-name="Standard"><text:s text:c="8"/>for line in docstring.split('\n'):</text:p>
      <text:p text:style-name="Standard"><text:s text:c="12"/>if line.strip().startswith('why:'):</text:p>
      <text:p text:style-name="Standard"><text:s text:c="16"/>return {'reason': line.replace('why:', '').strip()}</text:p>
      <text:p text:style-name="Standard"><text:s text:c="4"/>return {}</text:p>
      <text:p text:style-name="Standard"/>
      <text:p text:style-name="Standard">def evolve(threshold=5, feedback=None, history_file=None):</text:p>
      <text:p text:style-name="Standard"><text:s text:c="4"/>def decorator(func):</text:p>
      <text:p text:style-name="Standard"><text:s text:c="8"/>history = []</text:p>
      <text:p text:style-name="Standard"><text:s text:c="8"/>@functools.wraps(func)</text:p>
      <text:p text:style-name="Standard"><text:s text:c="8"/>async def wrapper(*args, **kwargs):</text:p>
      <text:p text:style-name="Standard"><text:s text:c="12"/>start = time.time()</text:p>
      <text:p text:style-name="Standard"><text:s text:c="12"/>result = await func(*args, **kwargs)</text:p>
      <text:p text:style-name="Standard"><text:s text:c="12"/>duration = time.time() - start</text:p>
      <text:p text:style-name="Standard"><text:s text:c="12"/>history.append({</text:p>
      <text:p text:style-name="Standard"><text:s text:c="16"/>'args': args,</text:p>
      <text:p text:style-name="Standard"><text:s text:c="16"/>'result': result,</text:p>
      <text:p text:style-name="Standard"><text:s text:c="16"/>'duration': duration,</text:p>
      <text:p text:style-name="Standard"><text:s text:c="16"/>'timestamp': datetime.now(timezone.utc).isoformat()</text:p>
      <text:p text:style-name="Standard"><text:s text:c="12"/>})</text:p>
      <text:p text:style-name="Standard"><text:s text:c="12"/>if history_file:</text:p>
      <text:p text:style-name="Standard"><text:s text:c="16"/>with open(history_file, 'w', encoding='utf-8') as f:</text:p>
      <text:p text:style-name="Standard"><text:s text:c="20"/>json.dump(history, f, indent=2, ensure_ascii=False)</text:p>
      <text:p text:style-name="Standard"><text:s text:c="12"/>if len(history) &gt;= threshold and feedback:</text:p>
      <text:p text:style-name="Standard"><text:s text:c="16"/>await feedback(history)</text:p>
      <text:p text:style-name="Standard"><text:s text:c="16"/>history.clear()</text:p>
      <text:p text:style-name="Standard"><text:s text:c="12"/>return result</text:p>
      <text:p text:style-name="Standard"><text:s text:c="8"/>return wrapper</text:p>
      <text:p text:style-name="Standard"><text:s text:c="4"/>return decorator</text:p>
      <text:p text:style-name="Standard"/>
      <text:p text:style-name="Standard"><text:soft-page-break/>def emergent(synthesis_fn):</text:p>
      <text:p text:style-name="Standard"><text:s text:c="4"/>def decorator(func):</text:p>
      <text:p text:style-name="Standard"><text:s text:c="8"/>call_log = []</text:p>
      <text:p text:style-name="Standard"><text:s text:c="8"/>@functools.wraps(func)</text:p>
      <text:p text:style-name="Standard"><text:s text:c="8"/>async def wrapper(*args, **kwargs):</text:p>
      <text:p text:style-name="Standard"><text:s text:c="12"/>result = await func(*args, **kwargs)</text:p>
      <text:p text:style-name="Standard"><text:s text:c="12"/>call_log.append((args, kwargs, result))</text:p>
      <text:p text:style-name="Standard"><text:s text:c="12"/>if len(call_log) &gt; 10:</text:p>
      <text:p text:style-name="Standard"><text:s text:c="16"/>new_func = await synthesis_fn(call_log)</text:p>
      <text:p text:style-name="Standard"><text:s text:c="16"/>return await new_func(*args, **kwargs) if asyncio.iscoroutinefunction(new_func) else new_func(*args, **kwargs)</text:p>
      <text:p text:style-name="Standard"><text:s text:c="12"/>return result</text:p>
      <text:p text:style-name="Standard"><text:s text:c="8"/>return wrapper</text:p>
      <text:p text:style-name="Standard"><text:s text:c="4"/>return decorator</text:p>
      <text:p text:style-name="Standard"/>
      <text:p text:style-name="Standard">def symbolic(func):</text:p>
      <text:p text:style-name="Standard"><text:s text:c="4"/>@functools.wraps(func)</text:p>
      <text:p text:style-name="Standard"><text:s text:c="4"/>async def wrapper(*args, **kwargs):</text:p>
      <text:p text:style-name="Standard"><text:s text:c="8"/>sig = inspect.signature(func)</text:p>
      <text:p text:style-name="Standard"><text:s text:c="8"/>bound = sig.bind(*args, **kwargs)</text:p>
      <text:p text:style-name="Standard"><text:s text:c="8"/>symbolic_args = {k: sympy.symbols(k) for k in bound.arguments}</text:p>
      <text:p text:style-name="Standard"><text:s text:c="8"/>expr = await func(**symbolic_args) if asyncio.iscoroutinefunction(func) else func(**symbolic_args)</text:p>
      <text:p text:style-name="Standard"><text:s text:c="8"/>return sympy.sympify(expr)</text:p>
      <text:p text:style-name="Standard"><text:s text:c="4"/>return wrapper</text:p>
      <text:p text:style-name="Standard"/>
      <text:p text:style-name="Standard">def causal(func):</text:p>
      <text:p text:style-name="Standard"><text:s text:c="4"/>graph = nx.DiGraph()</text:p>
      <text:p text:style-name="Standard"><text:s text:c="4"/>@functools.wraps(func)</text:p>
      <text:p text:style-name="Standard"><text:s text:c="4"/>async def wrapper(*args, **kwargs):</text:p>
      <text:p text:style-name="Standard"><text:s text:c="8"/>for i, arg in enumerate(args):</text:p>
      <text:p text:style-name="Standard"><text:s text:c="12"/>graph.add_edge(f"arg_{i}", func.__name__)</text:p>
      <text:p text:style-name="Standard"><text:s text:c="8"/>for key in kwargs:</text:p>
      <text:p text:style-name="Standard"><text:s text:c="12"/>graph.add_edge(f"kwarg_{key}", func.__name__)</text:p>
      <text:p text:style-name="Standard"><text:s text:c="8"/>result = await func(*args, **kwargs)</text:p>
      <text:p text:style-name="Standard"><text:s text:c="8"/>graph.add_edge(func.__name__, "result")</text:p>
      <text:p text:style-name="Standard"><text:s text:c="8"/>wrapper.causal_graph = graph</text:p>
      <text:p text:style-name="Standard"><text:s text:c="8"/>return result</text:p>
      <text:p text:style-name="Standard"><text:s text:c="4"/>return wrapper</text:p>
      <text:p text:style-name="Standard"/>
      <text:p text:style-name="Standard">def visualize_causal_graph(graph, filename="causal_graph.png"):</text:p>
      <text:p text:style-name="Standard"><text:s text:c="4"/>import matplotlib.pyplot as plt</text:p>
      <text:p text:style-name="Standard"><text:s text:c="4"/>plt.figure(figsize=(10, 8))</text:p>
      <text:p text:style-name="Standard"><text:s text:c="4"/>pos = nx.spring_layout(graph)</text:p>
      <text:p text:style-name="Standard"><text:s text:c="4"/>nx.draw(graph, pos, with_labels=True, node_color='lightblue', node_size=500, font_size=10)</text:p>
      <text:p text:style-name="Standard"><text:s text:c="4"/>plt.savefig(filename, format='png', dpi=300, bbox_inches='tight')</text:p>
      <text:p text:style-name="Standard"><text:s text:c="4"/>plt.close()</text:p>
      <text:p text:style-name="Standard"/>
      <text:p text:style-name="Standard"># Prometheus Metrics</text:p>
      <text:p text:style-name="Standard">REQUESTS_TOTAL = Counter('fractal_self_requests_total', 'Total API requests', ['endpoint', 'method'])</text:p>
      <text:p text:style-name="Standard"><text:soft-page-break/>REQUEST_LATENCY = Histogram('fractal_self_request_latency_seconds', 'Request latency', ['endpoint'])</text:p>
      <text:p text:style-name="Standard">AFFECTS_GAUGE = Gauge('fractal_self_affects', 'Affect states', ['affect'])</text:p>
      <text:p text:style-name="Standard">SUBAGENT_COUNT = Gauge('fractal_self_subagent_count', 'Number of active subagents')</text:p>
      <text:p text:style-name="Standard"/>
      <text:p text:style-name="Standard"># Logging Configuration</text:p>
      <text:p text:style-name="Standard">logger = logging.getLogger('fractal_self')</text:p>
      <text:p text:style-name="Standard">logger.setLevel(logging.INFO)</text:p>
      <text:p text:style-name="Standard">handler = logging.handlers.RotatingFileHandler(</text:p>
      <text:p text:style-name="Standard"><text:s text:c="4"/>'/var/log/fractal_self.log', maxBytes=10*1024*1024, backupCount=10</text:p>
      <text:p text:style-name="Standard">)</text:p>
      <text:p text:style-name="Standard">handler.setFormatter(logging.Formatter(</text:p>
      <text:p text:style-name="Standard"><text:s text:c="4"/>'%(asctime)s - %(levelname)s - %(request_id)s - %(message)s'</text:p>
      <text:p text:style-name="Standard">))</text:p>
      <text:p text:style-name="Standard">logger.addHandler(handler)</text:p>
      <text:p text:style-name="Standard"/>
      <text:p text:style-name="Standard">app = FastAPI(</text:p>
      <text:p text:style-name="Standard"><text:s text:c="4"/>title="Fractal Self API",</text:p>
      <text:p text:style-name="Standard"><text:s text:c="4"/>version="1.6.0",</text:p>
      <text:p text:style-name="Standard"><text:s text:c="4"/>docs_url="/docs",</text:p>
      <text:p text:style-name="Standard"><text:s text:c="4"/>redoc_url="/redoc",</text:p>
      <text:p text:style-name="Standard"><text:s text:c="4"/>openapi_url="/openapi.json"</text:p>
      <text:p text:style-name="Standard">)</text:p>
      <text:p text:style-name="Standard">app.add_middleware(</text:p>
      <text:p text:style-name="Standard"><text:s text:c="4"/>CORSMiddleware,</text:p>
      <text:p text:style-name="Standard"><text:s text:c="4"/>allow_origins=["https://fractal-self.example.com"],</text:p>
      <text:p text:style-name="Standard"><text:s text:c="4"/>allow_credentials=False,</text:p>
      <text:p text:style-name="Standard"><text:s text:c="4"/>allow_methods=["GET", "POST", "OPTIONS"],</text:p>
      <text:p text:style-name="Standard"><text:s text:c="4"/>allow_headers=["Authorization", "Content-Type", "X-Request-ID"],</text:p>
      <text:p text:style-name="Standard">)</text:p>
      <text:p text:style-name="Standard"/>
      <text:p text:style-name="Standard">oauth2_scheme = OAuth2PasswordBearer(tokenUrl="/token")</text:p>
      <text:p text:style-name="Standard"/>
      <text:p text:style-name="Standard"># Dependency Injection Container</text:p>
      <text:p text:style-name="Standard">class Container(containers.DeclarativeContainer):</text:p>
      <text:p text:style-name="Standard"><text:s text:c="4"/>config = providers.Configuration()</text:p>
      <text:p text:style-name="Standard"><text:s text:c="4"/>redis = providers.Singleton(</text:p>
      <text:p text:style-name="Standard"><text:s text:c="8"/>Redis,</text:p>
      <text:p text:style-name="Standard"><text:s text:c="8"/>host=environ.get('REDIS_HOST', 'redis'),</text:p>
      <text:p text:style-name="Standard"><text:s text:c="8"/>port=6379,</text:p>
      <text:p text:style-name="Standard"><text:s text:c="8"/>decode_responses=True,</text:p>
      <text:p text:style-name="Standard"><text:s text:c="8"/>max_connections=200,</text:p>
      <text:p text:style-name="Standard"><text:s text:c="8"/>ssl=True if environ.get('REDIS_SSL', 'false') == 'true' else False</text:p>
      <text:p text:style-name="Standard"><text:s text:c="4"/>)</text:p>
      <text:p text:style-name="Standard"><text:s text:c="4"/>rabbitmq = providers.Singleton(</text:p>
      <text:p text:style-name="Standard"><text:s text:c="8"/>amqpstorm.UriConnection,</text:p>
      <text:p text:style-name="Standard"><text:s text:c="8"/>environ.get('RABBITMQ_URL', 'amqp://guest:guest@rabbitmq:5672/')</text:p>
      <text:p text:style-name="Standard"><text:s text:c="4"/>)</text:p>
      <text:p text:style-name="Standard"><text:s text:c="4"/>neo4j = providers.Singleton(</text:p>
      <text:p text:style-name="Standard"><text:s text:c="8"/>GraphDatabase.driver,</text:p>
      <text:p text:style-name="Standard"><text:s text:c="8"/>environ.get('NEO4J_URL', 'bolt://neo4j:7687'),</text:p>
      <text:p text:style-name="Standard"><text:s text:c="8"/>auth=(environ.get('NEO4J_USER', 'neo4j'), environ.get('NEO4J_PASSWORD', 'password'))</text:p>
      <text:p text:style-name="Standard"><text:soft-page-break/><text:s text:c="4"/>)</text:p>
      <text:p text:style-name="Standard"><text:s text:c="4"/>opa = providers.Singleton(</text:p>
      <text:p text:style-name="Standard"><text:s text:c="8"/>OpaClient,</text:p>
      <text:p text:style-name="Standard"><text:s text:c="8"/>environ.get('OPA_URL', 'http://opa:8080')</text:p>
      <text:p text:style-name="Standard"><text:s text:c="4"/>)</text:p>
      <text:p text:style-name="Standard"><text:s text:c="4"/>http_client = providers.Resource(AsyncClient, timeout=5.0)</text:p>
      <text:p text:style-name="Standard"/>
      <text:p text:style-name="Standard">container = Container()</text:p>
      <text:p text:style-name="Standard">container.config.JWT_SECRET_KEY.update(environ.get('JWT_SECRET_KEY', 'your-secret-key'))</text:p>
      <text:p text:style-name="Standard">container.config.ALGORITHM.update('HS256')</text:p>
      <text:p text:style-name="Standard">container.config.AFFECTS.from_value({</text:p>
      <text:p text:style-name="Standard"><text:s text:c="4"/>'excitation': 0.5,</text:p>
      <text:p text:style-name="Standard"><text:s text:c="4"/>'suppression': 0.3,</text:p>
      <text:p text:style-name="Standard"><text:s text:c="4"/>'curiosity': 0.7</text:p>
      <text:p text:style-name="Standard">})</text:p>
      <text:p text:style-name="Standard"/>
      <text:p text:style-name="Standard"># Data Models</text:p>
      <text:p text:style-name="Standard">class SubagentState(BaseModel):</text:p>
      <text:p text:style-name="Standard"><text:s text:c="4"/>name: str = Field(..., min_length=1, max_length=100)</text:p>
      <text:p text:style-name="Standard"><text:s text:c="4"/>role: str = Field(..., min_length=1, max_length=50)</text:p>
      <text:p text:style-name="Standard"><text:s text:c="4"/>activation: float = Field(..., ge=0.0, le=1.0)</text:p>
      <text:p text:style-name="Standard"><text:s text:c="4"/>parent_id: Optional[str] = None</text:p>
      <text:p text:style-name="Standard"/>
      <text:p text:style-name="Standard">class SystemState(BaseModel):</text:p>
      <text:p text:style-name="Standard"><text:s text:c="4"/>meta_self_attention: float = Field(..., ge=0.0)</text:p>
      <text:p text:style-name="Standard"><text:s text:c="4"/>subagents: List[SubagentState]</text:p>
      <text:p text:style-name="Standard"><text:s text:c="4"/>affects: Dict[str, float]</text:p>
      <text:p text:style-name="Standard"><text:s text:c="4"/>timestamp: datetime</text:p>
      <text:p text:style-name="Standard"/>
      <text:p text:style-name="Standard">class ExplainRequest(BaseModel):</text:p>
      <text:p text:style-name="Standard"><text:s text:c="4"/>query: str = Field(..., min_length=1, max_length=1000)</text:p>
      <text:p text:style-name="Standard"><text:s text:c="4"/>context: Dict[str, float] = Field(default_factory=dict)</text:p>
      <text:p text:style-name="Standard"/>
      <text:p text:style-name="Standard">class PolicyUpdateRequest(BaseModel):</text:p>
      <text:p text:style-name="Standard"><text:s text:c="4"/>context: Dict[str, float] = Field(default_factory=dict)</text:p>
      <text:p text:style-name="Standard"/>
      <text:p text:style-name="Standard"># Agent Implementation</text:p>
      <text:p text:style-name="Standard">class Subagent:</text:p>
      <text:p text:style-name="Standard"><text:s text:c="4"/>__slots__ = ('name', 'role', 'activation', 'parent_id')</text:p>
      <text:p text:style-name="Standard"/>
      <text:p text:style-name="Standard"><text:s text:c="4"/>def __init__(self, name: str, role: str, activation: float, parent_id: Optional[str] = None):</text:p>
      <text:p text:style-name="Standard"><text:s text:c="8"/>self.name = name</text:p>
      <text:p text:style-name="Standard"><text:s text:c="8"/>self.role = role</text:p>
      <text:p text:style-name="Standard"><text:s text:c="8"/>self.activation = np.clip(activation, 0.0, 1.0)</text:p>
      <text:p text:style-name="Standard"><text:s text:c="8"/>self.parent_id = parent_id</text:p>
      <text:p text:style-name="Standard"><text:s text:c="8"/>logger.info(f"Subagent {name} initialized", extra={'request_id': ''})</text:p>
      <text:p text:style-name="Standard"/>
      <text:p text:style-name="Standard"><text:s text:c="4"/>@cognitive(</text:p>
      <text:p text:style-name="Standard"><text:s text:c="8"/>goal="Оновлення активації агента",</text:p>
      <text:p text:style-name="Standard"><text:s text:c="8"/>method="Логістичне відображення з афектами",</text:p>
      <text:p text:style-name="Standard"><text:s text:c="8"/>domain="Когнітивне моделювання"</text:p>
      <text:p text:style-name="Standard"><text:soft-page-break/><text:s text:c="4"/>)</text:p>
      <text:p text:style-name="Standard"><text:s text:c="4"/>@epistemic</text:p>
      <text:p text:style-name="Standard"><text:s text:c="4"/>@simulate</text:p>
      <text:p text:style-name="Standard"><text:s text:c="4"/>@reflective</text:p>
      <text:p text:style-name="Standard"><text:s text:c="4"/>@transparency</text:p>
      <text:p text:style-name="Standard"><text:s text:c="4"/>@story</text:p>
      <text:p text:style-name="Standard"><text:s text:c="4"/>@intentional(goal="Stable activation", success_metric=lambda x: 0 &lt;= x['result'] &lt;= 1)</text:p>
      <text:p text:style-name="Standard"><text:s text:c="4"/>@hyperdef(config={"precision": "float64", "mode": "optimized"})</text:p>
      <text:p text:style-name="Standard"><text:s text:c="4"/>@compose(lambda x: {'result': x['result'], 'timestamp': datetime.now(timezone.utc).isoformat()})</text:p>
      <text:p text:style-name="Standard"><text:s text:c="4"/>@evolve(threshold=10, history_file="subagent_history.json")</text:p>
      <text:p text:style-name="Standard"><text:s text:c="4"/>@symbolic</text:p>
      <text:p text:style-name="Standard"><text:s text:c="4"/>@causal</text:p>
      <text:p text:style-name="Standard"><text:s text:c="4"/>async def update_activation(self, r: float = 3.57, affects: Dict[str, float] = None) -&gt; Dict:</text:p>
      <text:p text:style-name="Standard"><text:s text:c="8"/>"""</text:p>
      <text:p text:style-name="Standard"><text:s text:c="8"/>why: Для моделювання когнітивної динаміки агента</text:p>
      <text:p text:style-name="Standard"><text:s text:c="8"/>"""</text:p>
      <text:p text:style-name="Standard"><text:s text:c="8"/>async with why_context("Updating subagent activation"):</text:p>
      <text:p text:style-name="Standard"><text:s text:c="12"/>affects = affects or {}</text:p>
      <text:p text:style-name="Standard"><text:s text:c="12"/>excitation = affects.get('excitation', 0.5)</text:p>
      <text:p text:style-name="Standard"><text:s text:c="12"/>suppression = affects.get('suppression', 0.3)</text:p>
      <text:p text:style-name="Standard"><text:s text:c="12"/>curiosity = affects.get('curiosity', 0.7)</text:p>
      <text:p text:style-name="Standard"><text:s text:c="12"/>self.activation = (</text:p>
      <text:p text:style-name="Standard"><text:s text:c="16"/>r * self.activation * (1 - self.activation) * </text:p>
      <text:p text:style-name="Standard"><text:s text:c="16"/>(1 + 0.4 * excitation - 0.4 * suppression + 0.15 * curiosity)</text:p>
      <text:p text:style-name="Standard"><text:s text:c="12"/>)</text:p>
      <text:p text:style-name="Standard"><text:s text:c="12"/>self.activation = np.clip(self.activation, 0.0, 1.0)</text:p>
      <text:p text:style-name="Standard"><text:s text:c="12"/>logger.debug(</text:p>
      <text:p text:style-name="Standard"><text:s text:c="16"/>f"Subagent {self.name} activation updated to {self.activation:.4f}",</text:p>
      <text:p text:style-name="Standard"><text:s text:c="16"/>extra={'request_id': ''}</text:p>
      <text:p text:style-name="Standard"><text:s text:c="12"/>)</text:p>
      <text:p text:style-name="Standard"><text:s text:c="12"/>return self.activation</text:p>
      <text:p text:style-name="Standard"/>
      <text:p text:style-name="Standard"><text:s text:c="4"/>@cognitive(</text:p>
      <text:p text:style-name="Standard"><text:s text:c="8"/>goal="Реплікація агента",</text:p>
      <text:p text:style-name="Standard"><text:s text:c="8"/>method="Мутація з графовим збереженням",</text:p>
      <text:p text:style-name="Standard"><text:s text:c="8"/>domain="Когнітивна еволюція"</text:p>
      <text:p text:style-name="Standard"><text:s text:c="4"/>)</text:p>
      <text:p text:style-name="Standard"><text:s text:c="4"/>@epistemic</text:p>
      <text:p text:style-name="Standard"><text:s text:c="4"/>@simulate</text:p>
      <text:p text:style-name="Standard"><text:s text:c="4"/>@reflective</text:p>
      <text:p text:style-name="Standard"><text:s text:c="4"/>@transparency</text:p>
      <text:p text:style-name="Standard"><text:s text:c="4"/>@story</text:p>
      <text:p text:style-name="Standard"><text:s text:c="4"/>@intentional(goal="Create new agent", success_metric=lambda x: isinstance(x['result'], Subagent))</text:p>
      <text:p text:style-name="Standard"><text:s text:c="4"/>@hyperdef(config={"mutation_rate": 0.05})</text:p>
      <text:p text:style-name="Standard"><text:s text:c="4"/>@evolve(threshold=5, history_file="replication_history.json")</text:p>
      <text:p text:style-name="Standard"><text:s text:c="4"/>@causal</text:p>
      <text:p text:style-name="Standard"><text:s text:c="4"/>@inject</text:p>
      <text:p text:style-name="Standard"><text:s text:c="4"/>async def replicate(</text:p>
      <text:p text:style-name="Standard"><text:s text:c="8"/>self,</text:p>
      <text:p text:style-name="Standard"><text:s text:c="8"/>neo4j_driver: Any = Provide[container.neo4j],</text:p>
      <text:p text:style-name="Standard"><text:s text:c="8"/>mutation_rate: float = 0.05</text:p>
      <text:p text:style-name="Standard"><text:soft-page-break/><text:s text:c="4"/>) -&gt; Dict[str, Any]:</text:p>
      <text:p text:style-name="Standard"><text:s text:c="8"/>"""</text:p>
      <text:p text:style-name="Standard"><text:s text:c="8"/>why: Для створення фрактальних копій агентів</text:p>
      <text:p text:style-name="Standard"><text:s text:c="8"/>"""</text:p>
      <text:p text:style-name="Standard"><text:s text:c="8"/>async with why_context("Replicating subagent"):</text:p>
      <text:p text:style-name="Standard"><text:s text:c="12"/>new_name = f"{self.name}_{uuid.uuid4().hex[:8]}"</text:p>
      <text:p text:style-name="Standard"><text:s text:c="12"/>new_activation = np.clip(</text:p>
      <text:p text:style-name="Standard"><text:s text:c="16"/>self.activation + np.random.normal(0, mutation_rate), 0.0, 1.0</text:p>
      <text:p text:style-name="Standard"><text:s text:c="12"/>)</text:p>
      <text:p text:style-name="Standard"><text:s text:c="12"/>new_agent = Subagent(new_name, self.role, new_activation, self.name)</text:p>
      <text:p text:style-name="Standard"><text:s text:c="12"/>try:</text:p>
      <text:p text:style-name="Standard"><text:s text:c="16"/>with neo4j_driver.session() as session:</text:p>
      <text:p text:style-name="Standard"><text:s text:c="20"/>session.run(</text:p>
      <text:p text:style-name="Standard"><text:s text:c="24"/>"MERGE (a:Agent {name: $name}) "</text:p>
      <text:p text:style-name="Standard"><text:s text:c="24"/>"SET a.role = $role, a.activation = $activation, a.parent_id = $parent_id",</text:p>
      <text:p text:style-name="Standard"><text:s text:c="24"/>name=new_name,</text:p>
      <text:p text:style-name="Standard"><text:s text:c="24"/>role=self.role,</text:p>
      <text:p text:style-name="Standard"><text:s text:c="24"/>activation=new_activation,</text:p>
      <text:p text:style-name="Standard"><text:s text:c="24"/>parent_id=self.name</text:p>
      <text:p text:style-name="Standard"><text:s text:c="20"/>)</text:p>
      <text:p text:style-name="Standard"><text:s text:c="16"/>logger.info(f"Subagent {self.name} replicated as {new_name}", extra={'request_id': ''})</text:p>
      <text:p text:style-name="Standard"><text:s text:c="16"/>return {'result': new_agent}</text:p>
      <text:p text:style-name="Standard"><text:s text:c="12"/>except Exception as e:</text:p>
      <text:p text:style-name="Standard"><text:s text:c="16"/>logger.error(f"Replication failed: {str(e)}", extra={'request_id': ''})</text:p>
      <text:p text:style-name="Standard"><text:s text:c="16"/>raise</text:p>
      <text:p text:style-name="Standard"/>
      <text:p text:style-name="Standard">class MetaAgent:</text:p>
      <text:p text:style-name="Standard"><text:s text:c="4"/>__slots__ = ('subagents', 'graph')</text:p>
      <text:p text:style-name="Standard"/>
      <text:p text:style-name="Standard"><text:s text:c="4"/>def __init__(self, subagents: List[Subagent]):</text:p>
      <text:p text:style-name="Standard"><text:s text:c="8"/>self.subagents = subagents</text:p>
      <text:p text:style-name="Standard"><text:s text:c="8"/>self.graph = nx.DiGraph()</text:p>
      <text:p text:style-name="Standard"><text:s text:c="8"/>for agent in subagents:</text:p>
      <text:p text:style-name="Standard"><text:s text:c="12"/>self.graph.add_node(agent.name)</text:p>
      <text:p text:style-name="Standard"><text:s text:c="8"/>edges = [(s1.name, s2.name) for s1 in subagents for s2 in subagents if s1 != s2]</text:p>
      <text:p text:style-name="Standard"><text:s text:c="8"/>self.graph.add_edges_from(edges)</text:p>
      <text:p text:style-name="Standard"><text:s text:c="8"/>SUBAGENT_COUNT.set(len(self.subagents))</text:p>
      <text:p text:style-name="Standard"><text:s text:c="8"/>logger.info("MetaAgent initialized", extra={'request_id': ''})</text:p>
      <text:p text:style-name="Standard"/>
      <text:p text:style-name="Standard"><text:s text:c="4"/>@cognitive(</text:p>
      <text:p text:style-name="Standard"><text:s text:c="8"/>goal="Обчислення уваги системи",</text:p>
      <text:p text:style-name="Standard"><text:s text:c="8"/>method="Фрактальне згортання",</text:p>
      <text:p text:style-name="Standard"><text:s text:c="8"/>domain="Когнітивна нейронаука"</text:p>
      <text:p text:style-name="Standard"><text:s text:c="4"/>)</text:p>
      <text:p text:style-name="Standard"><text:s text:c="4"/>@epistemic</text:p>
      <text:p text:style-name="Standard"><text:s text:c="4"/>@simulate</text:p>
      <text:p text:style-name="Standard"><text:s text:c="4"/>@reflective</text:p>
      <text:p text:style-name="Standard"><text:s text:c="4"/>@transparency</text:p>
      <text:p text:style-name="Standard"><text:s text:c="4"/>@story</text:p>
      <text:p text:style-name="Standard"><text:s text:c="4"/>@intentional(goal="Compute attention", success_metric=lambda x: x['result'] &gt;= 0)</text:p>
      <text:p text:style-name="Standard"><text:s text:c="4"/>@hyperdef(config={"r": 2.0, "precision": "float64"})</text:p>
      <text:p text:style-name="Standard"><text:soft-page-break/><text:s text:c="4"/>@compose(lambda x: {'result': x['result'], 'computed_at': datetime.now(timezone.utc).isoformat()})</text:p>
      <text:p text:style-name="Standard"><text:s text:c="4"/>@evolve(threshold=10, history_file="attention_history.json")</text:p>
      <text:p text:style-name="Standard"><text:s text:c="4"/>@symbolic</text:p>
      <text:p text:style-name="Standard"><text:s text:c="4"/>@causal</text:p>
      <text:p text:style-name="Standard"><text:s text:c="4"/>@inject</text:p>
      <text:p text:style-name="Standard"><text:s text:c="4"/>async def compute_attention(</text:p>
      <text:p text:style-name="Standard"><text:s text:c="8"/>self,</text:p>
      <text:p text:style-name="Standard"><text:s text:c="8"/>redis: Redis = Provide[container.redis],</text:p>
      <text:p text:style-name="Standard"><text:s text:c="8"/>r: float = 2.0</text:p>
      <text:p text:style-name="Standard"><text:s text:c="4"/>) -&gt; Dict[str, float]:</text:p>
      <text:p text:style-name="Standard"><text:s text:c="8"/>"""</text:p>
      <text:p text:style-name="Standard"><text:s text:c="8"/>why: Для оцінки когнітивної уваги системи</text:p>
      <text:p text:style-name="Standard"><text:s text:c="8"/>"""</text:p>
      <text:p text:style-name="Standard"><text:s text:c="8"/>async with why_context("Computing meta attention"):</text:p>
      <text:p text:style-name="Standard"><text:s text:c="12"/>try:</text:p>
      <text:p text:style-name="Standard"><text:s text:c="16"/>attention = sum(1/(r**i) * agent.activation for i, agent in enumerate(self.subagents, 1))</text:p>
      <text:p text:style-name="Standard"><text:s text:c="16"/>await redis.setex(</text:p>
      <text:p text:style-name="Standard"><text:s text:c="20"/>f"attention:{datetime.now(timezone.utc).timestamp()}",</text:p>
      <text:p text:style-name="Standard"><text:s text:c="20"/>3600,</text:p>
      <text:p text:style-name="Standard"><text:s text:c="20"/>str(attention)</text:p>
      <text:p text:style-name="Standard"><text:s text:c="16"/>)</text:p>
      <text:p text:style-name="Standard"><text:s text:c="16"/>logger.debug(f"Attention computed: {attention:.2f}", extra={'request_id': ''})</text:p>
      <text:p text:style-name="Standard"><text:s text:c="16"/>return {'result': attention}</text:p>
      <text:p text:style-name="Standard"><text:s text:c="12"/>except Exception as e:</text:p>
      <text:p text:style-name="Standard"><text:s text:c="16"/>logger.error(f"Attention computation failed: {str(e)}", extra={'request_id': ''})</text:p>
      <text:p text:style-name="Standard"><text:s text:c="16"/>raise</text:p>
      <text:p text:style-name="Standard"/>
      <text:p text:style-name="Standard"><text:s text:c="4"/>@cognitive(</text:p>
      <text:p text:style-name="Standard"><text:s text:c="8"/>goal="Дефрагментація пам’яті",</text:p>
      <text:p text:style-name="Standard"><text:s text:c="8"/>method="Видалення неактивних агентів",</text:p>
      <text:p text:style-name="Standard"><text:s text:c="8"/>domain="Когнітивна оптимізація"</text:p>
      <text:p text:style-name="Standard"><text:s text:c="4"/>)</text:p>
      <text:p text:style-name="Standard"><text:s text:c="4"/>@epistemic</text:p>
      <text:p text:style-name="Standard"><text:s text:c="4"/>@simulate</text:p>
      <text:p text:style-name="Standard"><text:s text:c="4"/>@reflective</text:p>
      <text:p text:style-name="Standard"><text:s text:c="4"/>@transparency</text:p>
      <text:p text:style-name="Standard"><text:s text:c="4"/>@story</text:p>
      <text:p text:style-name="Standard"><text:s text:c="4"/>@intentional(goal="Clean memory", success_metric=lambda x: x['result'] is None)</text:p>
      <text:p text:style-name="Standard"><text:s text:c="4"/>@hyperdef(config={"threshold": 0.05})</text:p>
      <text:p text:style-name="Standard"><text:s text:c="4"/>@evolve(threshold=5, history_file="defragment_history.json")</text:p>
      <text:p text:style-name="Standard"><text:s text:c="4"/>@causal</text:p>
      <text:p text:style-name="Standard"><text:s text:c="4"/>@inject</text:p>
      <text:p text:style-name="Standard"><text:s text:c="4"/>async def defragment_memory(</text:p>
      <text:p text:style-name="Standard"><text:s text:c="8"/>self,</text:p>
      <text:p text:style-name="Standard"><text:s text:c="8"/>neo4j_driver: Any = Provide[container.neo4j],</text:p>
      <text:p text:style-name="Standard"><text:s text:c="8"/>threshold: float = 0.05</text:p>
      <text:p text:style-name="Standard"><text:s text:c="4"/>) -&gt; Dict[str, None]:</text:p>
      <text:p text:style-name="Standard"><text:s text:c="8"/>"""</text:p>
      <text:p text:style-name="Standard"><text:s text:c="8"/>why: Для оптимізації когнітивного простору</text:p>
      <text:p text:style-name="Standard"><text:s text:c="8"/>"""</text:p>
      <text:p text:style-name="Standard"><text:s text:c="8"/>async with why_context("Defragmenting memory"):</text:p>
      <text:p text:style-name="Standard"><text:soft-page-break/><text:s text:c="12"/>try:</text:p>
      <text:p text:style-name="Standard"><text:s text:c="16"/>with neo4j_driver.session() as session:</text:p>
      <text:p text:style-name="Standard"><text:s text:c="20"/>session.run(</text:p>
      <text:p text:style-name="Standard"><text:s text:c="24"/>"MATCH (n:Agent) WHERE n.activation &lt; $threshold DETACH DELETE n",</text:p>
      <text:p text:style-name="Standard"><text:s text:c="24"/>threshold=threshold</text:p>
      <text:p text:style-name="Standard"><text:s text:c="20"/>)</text:p>
      <text:p text:style-name="Standard"><text:s text:c="16"/>self.subagents = [agent for agent in self.subagents if agent.activation &gt;= threshold]</text:p>
      <text:p text:style-name="Standard"><text:s text:c="16"/>SUBAGENT_COUNT.set(len(self.subagents))</text:p>
      <text:p text:style-name="Standard"><text:s text:c="16"/>logger.info("Memory defragmented", extra={'request_id': ''})</text:p>
      <text:p text:style-name="Standard"><text:s text:c="16"/>return {'result': None}</text:p>
      <text:p text:style-name="Standard"><text:s text:c="12"/>except Exception as e:</text:p>
      <text:p text:style-name="Standard"><text:s text:c="16"/>logger.error(f"Defragmentation failed: {str(e)}", extra={'request_id': ''})</text:p>
      <text:p text:style-name="Standard"><text:s text:c="16"/>raise</text:p>
      <text:p text:style-name="Standard"/>
      <text:p text:style-name="Standard"><text:s text:c="4"/>@cognitive(</text:p>
      <text:p text:style-name="Standard"><text:s text:c="8"/>goal="Оновлення політик безпеки",</text:p>
      <text:p text:style-name="Standard"><text:s text:c="8"/>method="Динамічна адаптація OPA",</text:p>
      <text:p text:style-name="Standard"><text:s text:c="8"/>domain="Кібербезпека"</text:p>
      <text:p text:style-name="Standard"><text:s text:c="4"/>)</text:p>
      <text:p text:style-name="Standard"><text:s text:c="4"/>@epistemic</text:p>
      <text:p text:style-name="Standard"><text:s text:c="4"/>@simulate</text:p>
      <text:p text:style-name="Standard"><text:s text:c="4"/>@reflective</text:p>
      <text:p text:style-name="Standard"><text:s text:c="4"/>@transparency</text:p>
      <text:p text:style-name="Standard"><text:s text:c="4"/>@story</text:p>
      <text:p text:style-name="Standard"><text:s text:c="4"/>@intentional(goal="Update policy", success_metric=lambda x: x['result'] is None)</text:p>
      <text:p text:style-name="Standard"><text:s text:c="4"/>@hyperdef(config={"policy_version": "1.0"})</text:p>
      <text:p text:style-name="Standard"><text:s text:c="4"/>@evolve(threshold=5, history_file="policy_history.json")</text:p>
      <text:p text:style-name="Standard"><text:s text:c="4"/>@causal</text:p>
      <text:p text:style-name="Standard"><text:s text:c="4"/>@inject</text:p>
      <text:p text:style-name="Standard"><text:s text:c="4"/>async def update_policy(</text:p>
      <text:p text:style-name="Standard"><text:s text:c="8"/>self,</text:p>
      <text:p text:style-name="Standard"><text:s text:c="8"/>opa: OpaClient = Provide[container.opa],</text:p>
      <text:p text:style-name="Standard"><text:s text:c="8"/>context: Dict</text:p>
      <text:p text:style-name="Standard"><text:s text:c="4"/>) -&gt; Dict[str, None]:</text:p>
      <text:p text:style-name="Standard"><text:s text:c="8"/>"""</text:p>
      <text:p text:style-name="Standard"><text:s text:c="8"/>why: Для адаптивного управління доступом</text:p>
      <text:p text:style-name="Standard"><text:s text:c="8"/>"""</text:p>
      <text:p text:style-name="Standard"><text:s text:c="8"/>async with why_context("Updating OPA policy"):</text:p>
      <text:p text:style-name="Standard"><text:s text:c="12"/>try:</text:p>
      <text:p text:style-name="Standard"><text:s text:c="16"/>policy = {</text:p>
      <text:p text:style-name="Standard"><text:s text:c="20"/>"default": {"allow": False},</text:p>
      <text:p text:style-name="Standard"><text:s text:c="20"/>"rules": [</text:p>
      <text:p text:style-name="Standard"><text:s text:c="24"/>{</text:p>
      <text:p text:style-name="Standard"><text:s text:c="28"/>"effect": "allow",</text:p>
      <text:p text:style-name="Standard"><text:s text:c="28"/>"conditions": [</text:p>
      <text:p text:style-name="Standard"><text:s text:c="32"/>{</text:p>
      <text:p text:style-name="Standard"><text:s text:c="36"/>"field": "agent.activation",</text:p>
      <text:p text:style-name="Standard"><text:s text:c="36"/>"operator": "&gt;",</text:p>
      <text:p text:style-name="Standard"><text:s text:c="36"/>"value": context.get("min_activation", 0.5)</text:p>
      <text:p text:style-name="Standard"><text:s text:c="32"/>},</text:p>
      <text:p text:style-name="Standard"><text:s text:c="32"/>{</text:p>
      <text:p text:style-name="Standard"><text:s text:c="36"/>"field": "agent.role",</text:p>
      <text:p text:style-name="Standard"><text:soft-page-break/><text:s text:c="36"/>"operator": "in",</text:p>
      <text:p text:style-name="Standard"><text:s text:c="36"/>"value": context.get("allowed_roles", [</text:p>
      <text:p text:style-name="Standard"><text:s text:c="40"/>"Archiver", "Engineer", "Symbolist", "Critic", "Interoceptor", "Explainer"</text:p>
      <text:p text:style-name="Standard"><text:s text:c="36"/>])</text:p>
      <text:p text:style-name="Standard"><text:s text:c="32"/>}</text:p>
      <text:p text:style-name="Standard"><text:s text:c="28"/>]</text:p>
      <text:p text:style-name="Standard"><text:s text:c="24"/>}</text:p>
      <text:p text:style-name="Standard"><text:s text:c="20"/>]</text:p>
      <text:p text:style-name="Standard"><text:s text:c="16"/>}</text:p>
      <text:p text:style-name="Standard"><text:s text:c="16"/>opa.put_policy("fractal_self", policy)</text:p>
      <text:p text:style-name="Standard"><text:s text:c="16"/>logger.info("OPA policy updated", extra={'request_id': ''})</text:p>
      <text:p text:style-name="Standard"><text:s text:c="16"/>return {'result': None}</text:p>
      <text:p text:style-name="Standard"><text:s text:c="12"/>except Exception as e:</text:p>
      <text:p text:style-name="Standard"><text:s text:c="16"/>logger.error(f"Policy update failed: {str(e)}", extra={'request_id': ''})</text:p>
      <text:p text:style-name="Standard"><text:s text:c="16"/>raise</text:p>
      <text:p text:style-name="Standard"/>
      <text:p text:style-name="Standard"># Initialize subagents</text:p>
      <text:p text:style-name="Standard">subagents = [</text:p>
      <text:p text:style-name="Standard"><text:s text:c="4"/>Subagent("Memory", "Archiver", np.random.rand()),</text:p>
      <text:p text:style-name="Standard"><text:s text:c="4"/>Subagent("Logic", "Engineer", np.random.rand()),</text:p>
      <text:p text:style-name="Standard"><text:s text:c="4"/>Subagent("Poet", "Symbolist", np.random.rand()),</text:p>
      <text:p text:style-name="Standard"><text:s text:c="4"/>Subagent("Analyst", "Critic", np.random.rand()),</text:p>
      <text:p text:style-name="Standard"><text:s text:c="4"/>Subagent("Observer", "Interoceptor", np.random.rand()),</text:p>
      <text:p text:style-name="Standard"><text:s text:c="4"/>Subagent("Explainer", "Explainer", np.random.rand())</text:p>
      <text:p text:style-name="Standard">]</text:p>
      <text:p text:style-name="Standard">meta_agent = MetaAgent(subagents)</text:p>
      <text:p text:style-name="Standard"/>
      <text:p text:style-name="Standard"># Request tracing</text:p>
      <text:p text:style-name="Standard">@asynccontextmanager</text:p>
      <text:p text:style-name="Standard">async def request_tracing(request: Request):</text:p>
      <text:p text:style-name="Standard"><text:s text:c="4"/>request_id = request.headers.get('X-Request-ID', str(uuid.uuid4()))</text:p>
      <text:p text:style-name="Standard"><text:s text:c="4"/>yield {'request_id': request_id}</text:p>
      <text:p text:style-name="Standard"/>
      <text:p text:style-name="Standard"># Authentication</text:p>
      <text:p text:style-name="Standard">@inject</text:p>
      <text:p text:style-name="Standard">async def get_current_user(</text:p>
      <text:p text:style-name="Standard"><text:s text:c="4"/>token: str = Depends(oauth2_scheme),</text:p>
      <text:p text:style-name="Standard"><text:s text:c="4"/>secret_key: str = Provide[container.config.JWT_SECRET_KEY]</text:p>
      <text:p text:style-name="Standard">) -&gt; str:</text:p>
      <text:p text:style-name="Standard"><text:s text:c="4"/>try:</text:p>
      <text:p text:style-name="Standard"><text:s text:c="8"/>payload = jwt.decode(token, secret_key, algorithms=[container.config.ALGORITHM()])</text:p>
      <text:p text:style-name="Standard"><text:s text:c="8"/>username: str = payload.get("sub")</text:p>
      <text:p text:style-name="Standard"><text:s text:c="8"/>if not username:</text:p>
      <text:p text:style-name="Standard"><text:s text:c="12"/>raise HTTPException(</text:p>
      <text:p text:style-name="Standard"><text:s text:c="16"/>status_code=status.HTTP_401_UNAUTHORIZED,</text:p>
      <text:p text:style-name="Standard"><text:s text:c="16"/>detail="Invalid authentication credentials"</text:p>
      <text:p text:style-name="Standard"><text:s text:c="12"/>)</text:p>
      <text:p text:style-name="Standard"><text:s text:c="8"/>return username</text:p>
      <text:p text:style-name="Standard"><text:s text:c="4"/>except JWTError:</text:p>
      <text:p text:style-name="Standard"><text:s text:c="8"/>raise HTTPException(</text:p>
      <text:p text:style-name="Standard"><text:s text:c="12"/>status_code=status.HTTP_401_UNAUTHORIZED,</text:p>
      <text:p text:style-name="Standard"><text:s text:c="12"/>detail="Invalid token"</text:p>
      <text:p text:style-name="Standard"><text:soft-page-break/><text:s text:c="8"/>)</text:p>
      <text:p text:style-name="Standard"/>
      <text:p text:style-name="Standard"># API Endpoints</text:p>
      <text:p text:style-name="Standard">@app.get("/status", response_model=SystemState)</text:p>
      <text:p text:style-name="Standard">@inject</text:p>
      <text:p text:style-name="Standard">async def get_system_state(</text:p>
      <text:p text:style-name="Standard"><text:s text:c="4"/>user: str = Depends(get_current_user),</text:p>
      <text:p text:style-name="Standard"><text:s text:c="4"/>redis: Redis = Provide[container.redis],</text:p>
      <text:p text:style-name="Standard"><text:s text:c="4"/>request: Request = None</text:p>
      <text:p text:style-name="Standard">):</text:p>
      <text:p text:style-name="Standard"><text:s text:c="4"/>endpoint = "/status"</text:p>
      <text:p text:style-name="Standard"><text:s text:c="4"/>REQUESTS_TOTAL.labels(endpoint=endpoint, method="GET").inc()</text:p>
      <text:p text:style-name="Standard"><text:s text:c="4"/>with REQUEST_LATENCY.labels(endpoint=endpoint).time():</text:p>
      <text:p text:style-name="Standard"><text:s text:c="8"/>async with request_tracing(request) as ctx:</text:p>
      <text:p text:style-name="Standard"><text:s text:c="12"/>async with why_context("Retrieving system state"):</text:p>
      <text:p text:style-name="Standard"><text:s text:c="16"/>try:</text:p>
      <text:p text:style-name="Standard"><text:s text:c="20"/>affects = container.config.AFFECTS()</text:p>
      <text:p text:style-name="Standard"><text:s text:c="20"/>for key, value in affects.items():</text:p>
      <text:p text:style-name="Standard"><text:s text:c="24"/>AFFECTS_GAUGE.labels(affect=key).set(value)</text:p>
      <text:p text:style-name="Standard"><text:s text:c="20"/>for agent in subagents:</text:p>
      <text:p text:style-name="Standard"><text:s text:c="24"/>await agent.update_activation(affects=affects)</text:p>
      <text:p text:style-name="Standard"><text:s text:c="20"/>attention = await meta_agent.compute_attention()</text:p>
      <text:p text:style-name="Standard"><text:s text:c="20"/>state = SystemState(</text:p>
      <text:p text:style-name="Standard"><text:s text:c="24"/>meta_self_attention=attention['result'],</text:p>
      <text:p text:style-name="Standard"><text:s text:c="24"/>subagents=[</text:p>
      <text:p text:style-name="Standard"><text:s text:c="28"/>SubagentState(</text:p>
      <text:p text:style-name="Standard"><text:s text:c="32"/>name=agent.name,</text:p>
      <text:p text:style-name="Standard"><text:s text:c="32"/>role=agent.role,</text:p>
      <text:p text:style-name="Standard"><text:s text:c="32"/>activation=agent.activation,</text:p>
      <text:p text:style-name="Standard"><text:s text:c="32"/>parent_id=agent.parent_id</text:p>
      <text:p text:style-name="Standard"><text:s text:c="28"/>) for agent in subagents</text:p>
      <text:p text:style-name="Standard"><text:s text:c="24"/>],</text:p>
      <text:p text:style-name="Standard"><text:s text:c="24"/>affects=affects,</text:p>
      <text:p text:style-name="Standard"><text:s text:c="24"/>timestamp=datetime.now(timezone.utc)</text:p>
      <text:p text:style-name="Standard"><text:s text:c="20"/>)</text:p>
      <text:p text:style-name="Standard"><text:s text:c="20"/>logger.info(f"System state retrieved for user {user}", extra=ctx)</text:p>
      <text:p text:style-name="Standard"><text:s text:c="20"/>return state</text:p>
      <text:p text:style-name="Standard"><text:s text:c="16"/>except Exception as e:</text:p>
      <text:p text:style-name="Standard"><text:s text:c="20"/>logger.error(f"Failed to retrieve system state: {str(e)}", extra=ctx)</text:p>
      <text:p text:style-name="Standard"><text:s text:c="20"/>raise HTTPException(</text:p>
      <text:p text:style-name="Standard"><text:s text:c="24"/>status_code=status.HTTP_500_INTERNAL_SERVER_ERROR,</text:p>
      <text:p text:style-name="Standard"><text:s text:c="24"/>detail="Internal server error"</text:p>
      <text:p text:style-name="Standard"><text:s text:c="20"/>)</text:p>
      <text:p text:style-name="Standard"/>
      <text:p text:style-name="Standard">@app.post("/reset")</text:p>
      <text:p text:style-name="Standard">@inject</text:p>
      <text:p text:style-name="Standard">async def reset_system(</text:p>
      <text:p text:style-name="Standard"><text:s text:c="4"/>user: str = Depends(get_current_user),</text:p>
      <text:p text:style-name="Standard"><text:s text:c="4"/>redis: Redis = Provide[container.redis],</text:p>
      <text:p text:style-name="Standard"><text:s text:c="4"/>request: Request = None</text:p>
      <text:p text:style-name="Standard">):</text:p>
      <text:p text:style-name="Standard"><text:s text:c="4"/>endpoint = "/reset"</text:p>
      <text:p text:style-name="Standard"><text:soft-page-break/><text:s text:c="4"/>REQUESTS_TOTAL.labels(endpoint=endpoint, method="POST").inc()</text:p>
      <text:p text:style-name="Standard"><text:s text:c="4"/>with REQUEST_LATENCY.labels(endpoint=endpoint).time():</text:p>
      <text:p text:style-name="Standard"><text:s text:c="8"/>async with request_tracing(request) as ctx:</text:p>
      <text:p text:style-name="Standard"><text:s text:c="12"/>async with why_context("Resetting system"):</text:p>
      <text:p text:style-name="Standard"><text:s text:c="16"/>try:</text:p>
      <text:p text:style-name="Standard"><text:s text:c="20"/>for agent in subagents:</text:p>
      <text:p text:style-name="Standard"><text:s text:c="24"/>agent.activation = np.random.rand()</text:p>
      <text:p text:style-name="Standard"><text:s text:c="24"/>agent.parent_id = None</text:p>
      <text:p text:style-name="Standard"><text:s text:c="20"/>await redis.flushdb()</text:p>
      <text:p text:style-name="Standard"><text:s text:c="20"/>logger.info(f"System reset by user {user}", extra=ctx)</text:p>
      <text:p text:style-name="Standard"><text:s text:c="20"/>return JSONResponse({"status": "System reset"})</text:p>
      <text:p text:style-name="Standard"><text:s text:c="16"/>except Exception as e:</text:p>
      <text:p text:style-name="Standard"><text:s text:c="20"/>logger.error(f"Reset failed: {str(e)}", extra=ctx)</text:p>
      <text:p text:style-name="Standard"><text:s text:c="20"/>raise HTTPException(</text:p>
      <text:p text:style-name="Standard"><text:s text:c="24"/>status_code=status.HTTP_500_INTERNAL_SERVER_ERROR,</text:p>
      <text:p text:style-name="Standard"><text:s text:c="24"/>detail="Internal server error"</text:p>
      <text:p text:style-name="Standard"><text:s text:c="20"/>)</text:p>
      <text:p text:style-name="Standard"/>
      <text:p text:style-name="Standard">@app.post("/explain")</text:p>
      <text:p text:style-name="Standard">@inject</text:p>
      <text:p text:style-name="Standard">async def explain(</text:p>
      <text:p text:style-name="Standard"><text:s text:c="4"/>req: ExplainRequest,</text:p>
      <text:p text:style-name="Standard"><text:s text:c="4"/>user: str = Depends(get_current_user),</text:p>
      <text:p text:style-name="Standard"><text:s text:c="4"/>http_client: AsyncClient = Provide[container.http_client],</text:p>
      <text:p text:style-name="Standard"><text:s text:c="4"/>request: Request = None</text:p>
      <text:p text:style-name="Standard">):</text:p>
      <text:p text:style-name="Standard"><text:s text:c="4"/>endpoint = "/explain"</text:p>
      <text:p text:style-name="Standard"><text:s text:c="4"/>REQUESTS_TOTAL.labels(endpoint=endpoint, method="POST").inc()</text:p>
      <text:p text:style-name="Standard"><text:s text:c="4"/>with REQUEST_LATENCY.labels(endpoint=endpoint).time():</text:p>
      <text:p text:style-name="Standard"><text:s text:c="8"/>async with request_tracing(request) as ctx:</text:p>
      <text:p text:style-name="Standard"><text:s text:c="12"/>async with why_context("Generating explanation"):</text:p>
      <text:p text:style-name="Standard"><text:s text:c="16"/>try:</text:p>
      <text:p text:style-name="Standard"><text:s text:c="20"/>explainer = next((agent for agent in subagents if agent.role == "Explainer"), None)</text:p>
      <text:p text:style-name="Standard"><text:s text:c="20"/>if not explainer:</text:p>
      <text:p text:style-name="Standard"><text:s text:c="24"/>raise HTTPException(</text:p>
      <text:p text:style-name="Standard"><text:s text:c="28"/>status_code=status.HTTP_404_NOT_FOUND,</text:p>
      <text:p text:style-name="Standard"><text:s text:c="28"/>detail="Explainer agent not found"</text:p>
      <text:p text:style-name="Standard"><text:s text:c="24"/>)</text:p>
      <text:p text:style-name="Standard"><text:s text:c="20"/>if "активація 'Поета'" in req.query and req.context.get("poet_activation", 0) &gt; 0.8:</text:p>
      <text:p text:style-name="Standard"><text:s text:c="24"/>explanation = (</text:p>
      <text:p text:style-name="Standard"><text:s text:c="28"/>"Тому що 'Спостерігач' сприйняв стан невизначеності, "</text:p>
      <text:p text:style-name="Standard"><text:s text:c="28"/>"що активував символічну рефлексію."</text:p>
      <text:p text:style-name="Standard"><text:s text:c="24"/>)</text:p>
      <text:p text:style-name="Standard"><text:s text:c="20"/>elif "активація" in req.query:</text:p>
      <text:p text:style-name="Standard"><text:s text:c="24"/>explanation = (</text:p>
      <text:p text:style-name="Standard"><text:s text:c="28"/>f"Активація агента викликана впливом афектів: "</text:p>
      <text:p text:style-name="Standard"><text:s text:c="28"/>f"{json.dumps(req.context, ensure_ascii=False)}."</text:p>
      <text:p text:style-name="Standard"><text:s text:c="24"/>)</text:p>
      <text:p text:style-name="Standard"><text:s text:c="20"/>else:</text:p>
      <text:p text:style-name="Standard"><text:s text:c="24"/>explanation = "Недостатньо контексту для пояснення."</text:p>
      <text:p text:style-name="Standard"><text:s text:c="20"/>logger.info(f"Explanation generated: {explanation}", extra=ctx)</text:p>
      <text:p text:style-name="Standard"><text:s text:c="20"/>return JSONResponse({"explanation": explanation})</text:p>
      <text:p text:style-name="Standard"><text:soft-page-break/><text:s text:c="16"/>except HTTPException:</text:p>
      <text:p text:style-name="Standard"><text:s text:c="20"/>raise</text:p>
      <text:p text:style-name="Standard"><text:s text:c="16"/>except Exception as e:</text:p>
      <text:p text:style-name="Standard"><text:s text:c="20"/>logger.error(f"Explanation failed: {str(e)}", extra=ctx)</text:p>
      <text:p text:style-name="Standard"><text:s text:c="20"/>raise HTTPException(</text:p>
      <text:p text:style-name="Standard"><text:s text:c="24"/>status_code=status.HTTP_500_INTERNAL_SERVER_ERROR,</text:p>
      <text:p text:style-name="Standard"><text:s text:c="24"/>detail="Internal server error"</text:p>
      <text:p text:style-name="Standard"><text:s text:c="20"/>)</text:p>
      <text:p text:style-name="Standard"/>
      <text:p text:style-name="Standard">@app.post("/replicate/{agent_name}")</text:p>
      <text:p text:style-name="Standard">@inject</text:p>
      <text:p text:style-name="Standard">async def replicate_agent(</text:p>
      <text:p text:style-name="Standard"><text:s text:c="4"/>agent_name: str,</text:p>
      <text:p text:style-name="Standard"><text:s text:c="4"/>user: str = Depends(get_current_user),</text:p>
      <text:p text:style-name="Standard"><text:s text:c="4"/>neo4j_driver: Any = Provide[container.neo4j],</text:p>
      <text:p text:style-name="Standard"><text:s text:c="4"/>request: Request = None</text:p>
      <text:p text:style-name="Standard">):</text:p>
      <text:p text:style-name="Standard"><text:s text:c="4"/>endpoint = "/replicate"</text:p>
      <text:p text:style-name="Standard"><text:s text:c="4"/>REQUESTS_TOTAL.labels(endpoint=endpoint, method="POST").inc()</text:p>
      <text:p text:style-name="Standard"><text:s text:c="4"/>with REQUEST_LATENCY.labels(endpoint=endpoint).time():</text:p>
      <text:p text:style-name="Standard"><text:s text:c="8"/>async with request_tracing(request) as ctx:</text:p>
      <text:p text:style-name="Standard"><text:s text:c="12"/>async with why_context(f"Replicating agent {agent_name}"):</text:p>
      <text:p text:style-name="Standard"><text:s text:c="16"/>try:</text:p>
      <text:p text:style-name="Standard"><text:s text:c="20"/>agent = next((agent for agent in subagents if agent.name == agent_name), None)</text:p>
      <text:p text:style-name="Standard"><text:s text:c="20"/>if not agent:</text:p>
      <text:p text:style-name="Standard"><text:s text:c="24"/>raise HTTPException(</text:p>
      <text:p text:style-name="Standard"><text:s text:c="28"/>status_code=status.HTTP_404_NOT_FOUND,</text:p>
      <text:p text:style-name="Standard"><text:s text:c="28"/>detail="Agent not found"</text:p>
      <text:p text:style-name="Standard"><text:s text:c="24"/>)</text:p>
      <text:p text:style-name="Standard"><text:s text:c="20"/>new_agent = await agent.replicate(neo4j_driver)</text:p>
      <text:p text:style-name="Standard"><text:s text:c="20"/>subagents.append(new_agent['result'])</text:p>
      <text:p text:style-name="Standard"><text:s text:c="20"/>logger.info(f"Agent {agent_name} replicated as {new_agent['result'].name}", extra=ctx)</text:p>
      <text:p text:style-name="Standard"><text:s text:c="20"/>return JSONResponse({</text:p>
      <text:p text:style-name="Standard"><text:s text:c="24"/>"status": "Agent replicated",</text:p>
      <text:p text:style-name="Standard"><text:s text:c="24"/>"new_agent": new_agent['result'].name</text:p>
      <text:p text:style-name="Standard"><text:s text:c="20"/>})</text:p>
      <text:p text:style-name="Standard"><text:s text:c="16"/>except HTTPException:</text:p>
      <text:p text:style-name="Standard"><text:s text:c="20"/>raise</text:p>
      <text:p text:style-name="Standard"><text:s text:c="16"/>except Exception as e:</text:p>
      <text:p text:style-name="Standard"><text:s text:c="20"/>logger.error(f"Replication failed: {str(e)}", extra=ctx)</text:p>
      <text:p text:style-name="Standard"><text:s text:c="20"/>raise HTTPException(</text:p>
      <text:p text:style-name="Standard"><text:s text:c="24"/>status_code=status.HTTP_500_INTERNAL_SERVER_ERROR,</text:p>
      <text:p text:style-name="Standard"><text:s text:c="24"/>detail="Internal server error"</text:p>
      <text:p text:style-name="Standard"><text:s text:c="20"/>)</text:p>
      <text:p text:style-name="Standard"/>
      <text:p text:style-name="Standard">@app.post("/defragment")</text:p>
      <text:p text:style-name="Standard">@inject</text:p>
      <text:p text:style-name="Standard">async def defragment(</text:p>
      <text:p text:style-name="Standard"><text:s text:c="4"/>user: str = Depends(get_current_user),</text:p>
      <text:p text:style-name="Standard"><text:s text:c="4"/>neo4j_driver: Any = Provide[container.neo4j],</text:p>
      <text:p text:style-name="Standard"><text:s text:c="4"/>request: Request = None</text:p>
      <text:p text:style-name="Standard"><text:soft-page-break/>):</text:p>
      <text:p text:style-name="Standard"><text:s text:c="4"/>endpoint = "/defragment"</text:p>
      <text:p text:style-name="Standard"><text:s text:c="4"/>REQUESTS_TOTAL.labels(endpoint=endpoint, method="POST").inc()</text:p>
      <text:p text:style-name="Standard"><text:s text:c="4"/>with REQUEST_LATENCY.labels(endpoint=endpoint).time():</text:p>
      <text:p text:style-name="Standard"><text:s text:c="8"/>async with request_tracing(request) as ctx:</text:p>
      <text:p text:style-name="Standard"><text:s text:c="12"/>async with why_context("Defragmenting memory"):</text:p>
      <text:p text:style-name="Standard"><text:s text:c="16"/>try:</text:p>
      <text:p text:style-name="Standard"><text:s text:c="20"/>await meta_agent.defragment_memory(neo4j_driver)</text:p>
      <text:p text:style-name="Standard"><text:s text:c="20"/>logger.info("Memory defragmentation triggered", extra=ctx)</text:p>
      <text:p text:style-name="Standard"><text:s text:c="20"/>return JSONResponse({"status": "Memory defragmented"})</text:p>
      <text:p text:style-name="Standard"><text:s text:c="16"/>except Exception as e:</text:p>
      <text:p text:style-name="Standard"><text:s text:c="20"/>logger.error(f"Defragmentation failed: {str(e)}", extra=ctx)</text:p>
      <text:p text:style-name="Standard"><text:s text:c="20"/>raise HTTPException(</text:p>
      <text:p text:style-name="Standard"><text:s text:c="24"/>status_code=status.HTTP_500_INTERNAL_SERVER_ERROR,</text:p>
      <text:p text:style-name="Standard"><text:s text:c="24"/>detail="Internal server error"</text:p>
      <text:p text:style-name="Standard"><text:s text:c="20"/>)</text:p>
      <text:p text:style-name="Standard"/>
      <text:p text:style-name="Standard">@app.post("/policy/update")</text:p>
      <text:p text:style-name="Standard">@inject</text:p>
      <text:p text:style-name="Standard">async def update_policy(</text:p>
      <text:p text:style-name="Standard"><text:s text:c="4"/>req: PolicyUpdateRequest,</text:p>
      <text:p text:style-name="Standard"><text:s text:c="4"/>user: str = Depends(get_current_user),</text:p>
      <text:p text:style-name="Standard"><text:s text:c="4"/>opa: OpaClient = Provide[container.opa],</text:p>
      <text:p text:style-name="Standard"><text:s text:c="4"/>request: Request = None</text:p>
      <text:p text:style-name="Standard">):</text:p>
      <text:p text:style-name="Standard"><text:s text:c="4"/>endpoint = "/policy/update"</text:p>
      <text:p text:style-name="Standard"><text:s text:c="4"/>REQUESTS_TOTAL.labels(endpoint=endpoint, method="POST").inc()</text:p>
      <text:p text:style-name="Standard"><text:s text:c="4"/>with REQUEST_LATENCY.labels(endpoint=endpoint).time():</text:p>
      <text:p text:style-name="Standard"><text:s text:c="8"/>async with request_tracing(request) as ctx:</text:p>
      <text:p text:style-name="Standard"><text:s text:c="12"/>async with why_context("Updating OPA policy"):</text:p>
      <text:p text:style-name="Standard"><text:s text:c="16"/>try:</text:p>
      <text:p text:style-name="Standard"><text:s text:c="20"/>await meta_agent.update_policy(opa, req.context)</text:p>
      <text:p text:style-name="Standard"><text:s text:c="20"/>logger.info(f"Policy updated by user {user}", extra=ctx)</text:p>
      <text:p text:style-name="Standard"><text:s text:c="20"/>return JSONResponse({"status": "Policy updated"})</text:p>
      <text:p text:style-name="Standard"><text:s text:c="16"/>except Exception as e:</text:p>
      <text:p text:style-name="Standard"><text:s text:c="20"/>logger.error(f"Policy update failed: {str(e)}", extra=ctx)</text:p>
      <text:p text:style-name="Standard"><text:s text:c="20"/>raise HTTPException(</text:p>
      <text:p text:style-name="Standard"><text:s text:c="24"/>status_code=status.HTTP_500_INTERNAL_SERVER_ERROR,</text:p>
      <text:p text:style-name="Standard"><text:s text:c="24"/>detail="Internal server error"</text:p>
      <text:p text:style-name="Standard"><text:s text:c="20"/>)</text:p>
      <text:p text:style-name="Standard"/>
      <text:p text:style-name="Standard">@app.get("/health")</text:p>
      <text:p text:style-name="Standard">async def health_check():</text:p>
      <text:p text:style-name="Standard"><text:s text:c="4"/>return JSONResponse({"status": "healthy"})</text:p>
      <text:p text:style-name="Standard"/>
      <text:p text:style-name="Standard"># Application Lifecycle</text:p>
      <text:p text:style-name="Standard">@asynccontextmanager</text:p>
      <text:p text:style-name="Standard">async def lifespan(app: FastAPI):</text:p>
      <text:p text:style-name="Standard"><text:s text:c="4"/>try:</text:p>
      <text:p text:style-name="Standard"><text:s text:c="8"/>redis = container.redis()</text:p>
      <text:p text:style-name="Standard"><text:s text:c="8"/>await redis.ping()</text:p>
      <text:p text:style-name="Standard"><text:s text:c="8"/>loop = asyncio.get_event_loop()</text:p>
      <text:p text:style-name="Standard"><text:soft-page-break/><text:s text:c="8"/>loop.create_task(background_defragmentation(container.neo4j()))</text:p>
      <text:p text:style-name="Standard"><text:s text:c="8"/>loop.create_task(background_affects_update(redis))</text:p>
      <text:p text:style-name="Standard"><text:s text:c="8"/>logger.info("System startup completed", extra={'request_id': ''})</text:p>
      <text:p text:style-name="Standard"><text:s text:c="8"/>yield</text:p>
      <text:p text:style-name="Standard"><text:s text:c="4"/>finally:</text:p>
      <text:p text:style-name="Standard"><text:s text:c="8"/>await container.redis().close()</text:p>
      <text:p text:style-name="Standard"><text:s text:c="8"/>container.rabbitmq().close()</text:p>
      <text:p text:style-name="Standard"><text:s text:c="8"/>container.neo4j().close()</text:p>
      <text:p text:style-name="Standard"><text:s text:c="8"/>await container.http_client().aclose()</text:p>
      <text:p text:style-name="Standard"><text:s text:c="8"/>logger.info("System shutdown completed", extra={'request_id': ''})</text:p>
      <text:p text:style-name="Standard"/>
      <text:p text:style-name="Standard">app.lifespan = lifespan</text:p>
      <text:p text:style-name="Standard">```</text:p>
      <text:p text:style-name="Standard"/>
      <text:p text:style-name="Standard">### Конфігурація</text:p>
      <text:p text:style-name="Standard"/>
      <text:p text:style-name="Standard">LOG_LEVEL=INFO</text:p>
      <text:p text:style-name="Standard">API_PORT=8000</text:p>
      <text:p text:style-name="Standard">GROK_API_KEY=your_grok_api_key</text:p>
      <text:p text:style-name="Standard">JWT_SECRET_KEY=your_jwt_secret_key</text:p>
      <text:p text:style-name="Standard">REDIS_HOST=redis</text:p>
      <text:p text:style-name="Standard">REDIS_SSL=true</text:p>
      <text:p text:style-name="Standard">POSTGRES_URL=postgresql://user:password@postgres:5432/fractal_self</text:p>
      <text:p text:style-name="Standard">RABBITMQ_URL=amqp://guest:guest@rabbitmq:5672/</text:p>
      <text:p text:style-name="Standard">NEO4J_URL=bolt://neo4j:7687</text:p>
      <text:p text:style-name="Standard">NEO4J_USER=neo4j</text:p>
      <text:p text:style-name="Standard">NEO4J_PASSWORD=password</text:p>
      <text:p text:style-name="Standard">OPA_URL=http://opa:8080</text:p>
      <text:p text:style-name="Standard">PROMETHEUS_PORT=9090</text:p>
      <text:p text:style-name="Standard">AWS_ACCESS_KEY_ID=your_aws_access_key</text:p>
      <text:p text:style-name="Standard">AWS_SECRET_ACCESS_KEY=your_aws_secret_key</text:p>
      <text:p text:style-name="Standard">AWS_REGION=us-east-1</text:p>
      <text:p text:style-name="Standard">MINIO_URL=http://minio:9000</text:p>
      <text:p text:style-name="Standard">MINIO_ACCESS_KEY=your_minio_access_key</text:p>
      <text:p text:style-name="Standard">MINIO_SECRET_KEY=your_minio_secret_key</text:p>
      <text:p text:style-name="Standard"/>
      <text:p text:style-name="Standard"/>
      <text:p text:style-name="Standard">```yaml</text:p>
      <text:p text:style-name="Standard">version: '3.9'</text:p>
      <text:p text:style-name="Standard">services:</text:p>
      <text:p text:style-name="Standard"><text:s text:c="2"/>fractal_self:</text:p>
      <text:p text:style-name="Standard"><text:s text:c="4"/>build:</text:p>
      <text:p text:style-name="Standard"><text:s text:c="6"/>context: .</text:p>
      <text:p text:style-name="Standard"><text:s text:c="6"/>dockerfile: Dockerfile</text:p>
      <text:p text:style-name="Standard"><text:s text:c="6"/>shm_size: '2gb'</text:p>
      <text:p text:style-name="Standard"><text:s text:c="4"/>ports:</text:p>
      <text:p text:style-name="Standard"><text:s text:c="6"/>- "8000:8000"</text:p>
      <text:p text:style-name="Standard"><text:s text:c="4"/>environment:</text:p>
      <text:p text:style-name="Standard"><text:s text:c="6"/>- LOG_LEVEL=${LOG_LEVEL}</text:p>
      <text:p text:style-name="Standard"><text:s text:c="6"/>- GROK_API_KEY=${GROK_API_KEY}</text:p>
      <text:p text:style-name="Standard"><text:s text:c="6"/>- JWT_SECRET_KEY=${JWT_SECRET_KEY}</text:p>
      <text:p text:style-name="Standard"><text:s text:c="6"/>- REDIS_HOST=${REDIS_HOST}</text:p>
      <text:p text:style-name="Standard"><text:soft-page-break/><text:s text:c="6"/>- REDIS_SSL=${REDIS_SSL}</text:p>
      <text:p text:style-name="Standard"><text:s text:c="6"/>- POSTGRES_URL=${POSTGRES_URL}</text:p>
      <text:p text:style-name="Standard"><text:s text:c="6"/>- RABBITMQ_URL=${RABBITMQ_URL}</text:p>
      <text:p text:style-name="Standard"><text:s text:c="6"/>- NEO4J_URL=${NEO4J_URL}</text:p>
      <text:p text:style-name="Standard"><text:s text:c="6"/>- NEO4J_USER=${NEO4J_USER}</text:p>
      <text:p text:style-name="Standard"><text:s text:c="6"/>- NEO4J_PASSWORD=${NEO4J_PASSWORD}</text:p>
      <text:p text:style-name="Standard"><text:s text:c="6"/>- OPA_URL=${OPA_URL}</text:p>
      <text:p text:style-name="Standard"><text:s text:c="6"/>- AWS_ACCESS_KEY_ID=${AWS_ACCESS_KEY_ID}</text:p>
      <text:p text:style-name="Standard"><text:s text:c="6"/>- AWS_SECRET_ACCESS_KEY=${AWS_SECRET_ACCESS_KEY}</text:p>
      <text:p text:style-name="Standard"><text:s text:c="6"/>- AWS_REGION=${AWS_REGION}</text:p>
      <text:p text:style-name="Standard"><text:s text:c="6"/>- MINIO_URL=${MINIO_URL}</text:p>
      <text:p text:style-name="Standard"><text:s text:c="6"/>- MINIO_ACCESS_KEY=${MINIO_ACCESS_KEY}</text:p>
      <text:p text:style-name="Standard"><text:s text:c="6"/>- MINIO_SECRET_KEY=${MINIO_SECRET_KEY}</text:p>
      <text:p text:style-name="Standard"><text:s text:c="4"/>volumes:</text:p>
      <text:p text:style-name="Standard"><text:s text:c="6"/>- ./fractal_self.log:/var/log/fractal_self.log</text:p>
      <text:p text:style-name="Standard"><text:s text:c="4"/>depends_on:</text:p>
      <text:p text:style-name="Standard"><text:s text:c="6"/>redis:</text:p>
      <text:p text:style-name="Standard"><text:s text:c="8"/>condition: service_healthy</text:p>
      <text:p text:style-name="Standard"><text:s text:c="6"/>postgres:</text:p>
      <text:p text:style-name="Standard"><text:s text:c="8"/>condition: service_healthy</text:p>
      <text:p text:style-name="Standard"><text:s text:c="6"/>rabbitmq:</text:p>
      <text:p text:style-name="Standard"><text:s text:c="8"/>condition: service_healthy</text:p>
      <text:p text:style-name="Standard"><text:s text:c="6"/>neo4j:</text:p>
      <text:p text:style-name="Standard"><text:s text:c="8"/>condition: service_healthy</text:p>
      <text:p text:style-name="Standard"><text:s text:c="6"/>opa:</text:p>
      <text:p text:style-name="Standard"><text:s text:c="8"/>condition: service_healthy</text:p>
      <text:p text:style-name="Standard"><text:s text:c="6"/>minio:</text:p>
      <text:p text:style-name="Standard"><text:s text:c="8"/>condition: service_healthy</text:p>
      <text:p text:style-name="Standard"><text:s text:c="4"/>healthcheck:</text:p>
      <text:p text:style-name="Standard"><text:s text:c="6"/>test: ["CMD", "curl", "-f", "http://localhost:8000/health"]</text:p>
      <text:p text:style-name="Standard"><text:s text:c="6"/>interval: 10s</text:p>
      <text:p text:style-name="Standard"><text:s text:c="6"/>timeout: 3s</text:p>
      <text:p text:style-name="Standard"><text:s text:c="6"/>retries: 5</text:p>
      <text:p text:style-name="Standard"><text:s text:c="6"/>start_period: 5s</text:p>
      <text:p text:style-name="Standard"><text:s text:c="4"/>deploy:</text:p>
      <text:p text:style-name="Standard"><text:s text:c="6"/>resources:</text:p>
      <text:p text:style-name="Standard"><text:s text:c="8"/>limits:</text:p>
      <text:p text:style-name="Standard"><text:s text:c="10"/>cpus: '1.5'</text:p>
      <text:p text:style-name="Standard"><text:s text:c="10"/>memory: 2G</text:p>
      <text:p text:style-name="Standard"><text:s text:c="2"/>redis:</text:p>
      <text:p text:style-name="Standard"><text:s text:c="4"/>image: redis:7.4.1</text:p>
      <text:p text:style-name="Standard"><text:s text:c="4"/>ports:</text:p>
      <text:p text:style-name="Standard"><text:s text:c="6"/>- "6379:6379"</text:p>
      <text:p text:style-name="Standard"><text:s text:c="4"/>command: redis-server --requirepass redis_password --appendonly yes --maxmemory 512mb --maxmemory-policy allkeys-lfu</text:p>
      <text:p text:style-name="Standard"><text:s text:c="4"/>healthcheck:</text:p>
      <text:p text:style-name="Standard"><text:s text:c="6"/>test: ["CMD", "redis-cli", "-a", "redis_password", "ping"]</text:p>
      <text:p text:style-name="Standard"><text:s text:c="6"/>interval: 5s</text:p>
      <text:p text:style-name="Standard"><text:s text:c="6"/>timeout: 2s</text:p>
      <text:p text:style-name="Standard"><text:s text:c="6"/>retries: 5</text:p>
      <text:p text:style-name="Standard"><text:s text:c="2"/>postgres:</text:p>
      <text:p text:style-name="Standard"><text:s text:c="4"/>image: postgres:17.0</text:p>
      <text:p text:style-name="Standard"><text:soft-page-break/><text:s text:c="4"/>environment:</text:p>
      <text:p text:style-name="Standard"><text:s text:c="6"/>- POSTGRES_USER=user</text:p>
      <text:p text:style-name="Standard"><text:s text:c="6"/>- POSTGRES_PASSWORD=password</text:p>
      <text:p text:style-name="Standard"><text:s text:c="6"/>- POSTGRES_DB=fractal_self</text:p>
      <text:p text:style-name="Standard"><text:s text:c="4"/>ports:</text:p>
      <text:p text:style-name="Standard"><text:s text:c="6"/>- "5432:5432"</text:p>
      <text:p text:style-name="Standard"><text:s text:c="4"/>volumes:</text:p>
      <text:p text:style-name="Standard"><text:s text:c="6"/>- postgres_data:/var/lib/postgresql/data</text:p>
      <text:p text:style-name="Standard"><text:s text:c="4"/>healthcheck:</text:p>
      <text:p text:style-name="Standard"><text:s text:c="6"/>test: ["CMD", "pg_isready", "-U", "user"]</text:p>
      <text:p text:style-name="Standard"><text:s text:c="6"/>interval: 5s</text:p>
      <text:p text:style-name="Standard"><text:s text:c="6"/>timeout: 2s</text:p>
      <text:p text:style-name="Standard"><text:s text:c="6"/>retries: 5</text:p>
      <text:p text:style-name="Standard"><text:s text:c="2"/>rabbitmq:</text:p>
      <text:p text:style-name="Standard"><text:s text:c="4"/>image: rabbitmq:3.14.0-management</text:p>
      <text:p text:style-name="Standard"><text:s text:c="4"/>ports:</text:p>
      <text:p text:style-name="Standard"><text:s text:c="6"/>- "5672:5672"</text:p>
      <text:p text:style-name="Standard"><text:s text:c="6"/>- "15672:15672"</text:p>
      <text:p text:style-name="Standard"><text:s text:c="4"/>environment:</text:p>
      <text:p text:style-name="Standard"><text:s text:c="6"/>- RABBITMQ_DEFAULT_USER=guest</text:p>
      <text:p text:style-name="Standard"><text:s text:c="6"/>- RABBITMQ_DEFAULT_PASS=guest</text:p>
      <text:p text:style-name="Standard"><text:s text:c="4"/>healthcheck:</text:p>
      <text:p text:style-name="Standard"><text:s text:c="6"/>test: ["CMD", "rabbitmqctl", "status"]</text:p>
      <text:p text:style-name="Standard"><text:s text:c="6"/>interval: 10s</text:p>
      <text:p text:style-name="Standard"><text:s text:c="6"/>timeout: 3s</text:p>
      <text:p text:style-name="Standard"><text:s text:c="6"/>retries: 5</text:p>
      <text:p text:style-name="Standard"><text:s text:c="2"/>neo4j:</text:p>
      <text:p text:style-name="Standard"><text:s text:c="4"/>image: neo4j:5.25.0</text:p>
      <text:p text:style-name="Standard"><text:s text:c="4"/>ports:</text:p>
      <text:p text:style-name="Standard"><text:s text:c="6"/>- "7687:7687"</text:p>
      <text:p text:style-name="Standard"><text:s text:c="6"/>- "7474:7474"</text:p>
      <text:p text:style-name="Standard"><text:s text:c="4"/>environment:</text:p>
      <text:p text:style-name="Standard"><text:s text:c="6"/>- NEO4J_AUTH=neo4j/password</text:p>
      <text:p text:style-name="Standard"><text:s text:c="6"/>- NEO4J_dbms_memory_heap_initial_size=512m</text:p>
      <text:p text:style-name="Standard"><text:s text:c="6"/>- NEO4J_dbms_memory_heap_max_size=2g</text:p>
      <text:p text:style-name="Standard"><text:s text:c="6"/>- NEO4J_dbms_memory_pagecache_size=1g</text:p>
      <text:p text:style-name="Standard"><text:s text:c="4"/>healthcheck:</text:p>
      <text:p text:style-name="Standard"><text:s text:c="6"/>test: ["CMD", "cypher-shell", "-u", "neo4j", "-p", "password", "MATCH (n) RETURN count(n)"]</text:p>
      <text:p text:style-name="Standard"><text:s text:c="6"/>interval: 10s</text:p>
      <text:p text:style-name="Standard"><text:s text:c="6"/>timeout: 3s</text:p>
      <text:p text:style-name="Standard"><text:s text:c="6"/>retries: 5</text:p>
      <text:p text:style-name="Standard"><text:s text:c="2"/>opa:</text:p>
      <text:p text:style-name="Standard"><text:s text:c="4"/>image: openpolicyagent/opa:0.72.0</text:p>
      <text:p text:style-name="Standard"><text:s text:c="4"/>ports:</text:p>
      <text:p text:style-name="Standard"><text:s text:c="6"/>- "8080:8080"</text:p>
      <text:p text:style-name="Standard"><text:s text:c="4"/>command: ["run", "--server", "--addr=0.0.0.0:8080", "--diagnostic-addr=0.0.0.0:8282"]</text:p>
      <text:p text:style-name="Standard"><text:s text:c="4"/>healthcheck:</text:p>
      <text:p text:style-name="Standard"><text:s text:c="6"/>test: ["CMD", "curl", "-f", "http://localhost:8080/health"]</text:p>
      <text:p text:style-name="Standard"><text:s text:c="6"/>interval: 5s</text:p>
      <text:p text:style-name="Standard"><text:s text:c="6"/>timeout: 2s</text:p>
      <text:p text:style-name="Standard"><text:s text:c="6"/>retries: 5</text:p>
      <text:p text:style-name="Standard"><text:soft-page-break/><text:s text:c="2"/>minio:</text:p>
      <text:p text:style-name="Standard"><text:s text:c="4"/>image: minio/minio:RELEASE.2025-05-01T01-11-10Z</text:p>
      <text:p text:style-name="Standard"><text:s text:c="4"/>ports:</text:p>
      <text:p text:style-name="Standard"><text:s text:c="6"/>- "9000:9000"</text:p>
      <text:p text:style-name="Standard"><text:s text:c="6"/>- "9001:9001"</text:p>
      <text:p text:style-name="Standard"><text:s text:c="4"/>environment:</text:p>
      <text:p text:style-name="Standard"><text:s text:c="6"/>- MINIO_ROOT_USER=your_minio_access_key</text:p>
      <text:p text:style-name="Standard"><text:s text:c="6"/>- MINIO_ROOT_PASSWORD=your_minio_secret_key</text:p>
      <text:p text:style-name="Standard"><text:s text:c="4"/>command: server /data --console-address ":9001"</text:p>
      <text:p text:style-name="Standard"><text:s text:c="4"/>healthcheck:</text:p>
      <text:p text:style-name="Standard"><text:s text:c="6"/>test: ["CMD", "curl", "-f", "http://localhost:9000/minio/health/live"]</text:p>
      <text:p text:style-name="Standard"><text:s text:c="6"/>interval: 5s</text:p>
      <text:p text:style-name="Standard"><text:s text:c="6"/>timeout: 2s</text:p>
      <text:p text:style-name="Standard"><text:s text:c="6"/>retries: 5</text:p>
      <text:p text:style-name="Standard"><text:s text:c="2"/>prometheus:</text:p>
      <text:p text:style-name="Standard"><text:s text:c="4"/>image: prom/prometheus:v2.55.0</text:p>
      <text:p text:style-name="Standard"><text:s text:c="4"/>ports:</text:p>
      <text:p text:style-name="Standard"><text:s text:c="6"/>- "9090:9090"</text:p>
      <text:p text:style-name="Standard"><text:s text:c="4"/>volumes:</text:p>
      <text:p text:style-name="Standard"><text:s text:c="6"/>- ./prometheus.yml:/etc/prometheus/prometheus.yml</text:p>
      <text:p text:style-name="Standard"><text:s text:c="4"/>healthcheck:</text:p>
      <text:p text:style-name="Standard"><text:s text:c="6"/>test: ["CMD", "wget", "--quiet", "--tries=1", "--spider", "http://localhost:9090/-/healthy"]</text:p>
      <text:p text:style-name="Standard"><text:s text:c="6"/>interval: 5s</text:p>
      <text:p text:style-name="Standard"><text:s text:c="6"/>timeout: 2s</text:p>
      <text:p text:style-name="Standard"><text:s text:c="6"/>retries: 5</text:p>
      <text:p text:style-name="Standard"><text:s text:c="2"/>grafana:</text:p>
      <text:p text:style-name="Standard"><text:s text:c="4"/>image: grafana/grafana:11.3.0</text:p>
      <text:p text:style-name="Standard"><text:s text:c="4"/>ports:</text:p>
      <text:p text:style-name="Standard"><text:s text:c="6"/>- "3000:3000"</text:p>
      <text:p text:style-name="Standard"><text:s text:c="4"/>environment:</text:p>
      <text:p text:style-name="Standard"><text:s text:c="6"/>- GF_SECURITY_ADMIN_PASSWORD=admin</text:p>
      <text:p text:style-name="Standard"><text:s text:c="6"/>- GF_AUTH_ANONYMOUS_ENABLED=false</text:p>
      <text:p text:style-name="Standard"><text:s text:c="4"/>healthcheck:</text:p>
      <text:p text:style-name="Standard"><text:s text:c="6"/>test: ["CMD", "curl", "-f", "http://localhost:3000/api/health"]</text:p>
      <text:p text:style-name="Standard"><text:s text:c="6"/>interval: 5s</text:p>
      <text:p text:style-name="Standard"><text:s text:c="6"/>timeout: 2s</text:p>
      <text:p text:style-name="Standard"><text:s text:c="6"/>retries: 5</text:p>
      <text:p text:style-name="Standard"><text:s text:c="2"/>jaeger:</text:p>
      <text:p text:style-name="Standard"><text:s text:c="4"/>image: jaegertracing/all-in-one:1.61</text:p>
      <text:p text:style-name="Standard"><text:s text:c="4"/>ports:</text:p>
      <text:p text:style-name="Standard"><text:s text:c="6"/>- "16686:16686"</text:p>
      <text:p text:style-name="Standard"><text:s text:c="6"/>- "14268:14268"</text:p>
      <text:p text:style-name="Standard"><text:s text:c="4"/>healthcheck:</text:p>
      <text:p text:style-name="Standard"><text:s text:c="6"/>test: ["CMD", "wget", "--quiet", "--tries=1", "--spider", "http://localhost:16686"]</text:p>
      <text:p text:style-name="Standard"><text:s text:c="6"/>interval: 5s</text:p>
      <text:p text:style-name="Standard"><text:s text:c="6"/>timeout: 2s</text:p>
      <text:p text:style-name="Standard"><text:s text:c="6"/>retries: 5</text:p>
      <text:p text:style-name="Standard"><text:s text:c="2"/>loki:</text:p>
      <text:p text:style-name="Standard"><text:s text:c="4"/>image: grafana/loki:3.2.1</text:p>
      <text:p text:style-name="Standard"><text:s text:c="4"/>ports:</text:p>
      <text:p text:style-name="Standard"><text:s text:c="6"/>- "3100:3100"</text:p>
      <text:p text:style-name="Standard"><text:s text:c="4"/>command: -config.file=/etc/loki/local-config.yaml</text:p>
      <text:p text:style-name="Standard"><text:soft-page-break/><text:s text:c="4"/>healthcheck:</text:p>
      <text:p text:style-name="Standard"><text:s text:c="6"/>test: ["CMD", "curl", "-f", "http://localhost:3100/ready"]</text:p>
      <text:p text:style-name="Standard"><text:s text:c="6"/>interval: 5s</text:p>
      <text:p text:style-name="Standard"><text:s text:c="6"/>timeout: 2s</text:p>
      <text:p text:style-name="Standard"><text:s text:c="6"/>retries: 5</text:p>
      <text:p text:style-name="Standard"><text:s text:c="2"/>tempo:</text:p>
      <text:p text:style-name="Standard"><text:s text:c="4"/>image: grafana/tempo:2.6.0</text:p>
      <text:p text:style-name="Standard"><text:s text:c="4"/>ports:</text:p>
      <text:p text:style-name="Standard"><text:s text:c="6"/>- "3200:3200"</text:p>
      <text:p text:style-name="Standard"><text:s text:c="4"/>command: -config.file=/etc/tempo/tempo.yaml</text:p>
      <text:p text:style-name="Standard"><text:s text:c="4"/>healthcheck:</text:p>
      <text:p text:style-name="Standard"><text:s text:c="6"/>test: ["CMD", "curl", "-f", "http://localhost:3200/ready"]</text:p>
      <text:p text:style-name="Standard"><text:s text:c="6"/>interval: 5s</text:p>
      <text:p text:style-name="Standard"><text:s text:c="6"/>timeout: 2s</text:p>
      <text:p text:style-name="Standard"><text:s text:c="6"/>retries: 5</text:p>
      <text:p text:style-name="Standard">volumes:</text:p>
      <text:p text:style-name="Standard"><text:s text:c="2"/>postgres_data:</text:p>
      <text:p text:style-name="Standard">```</text:p>
      <text:p text:style-name="Standard"/>
      <text:p text:style-name="Standard"/>
      <text:p text:style-name="Standard">FROM python:3.12.7-slim</text:p>
      <text:p text:style-name="Standard">WORKDIR /app</text:p>
      <text:p text:style-name="Standard">COPY requirements.txt .</text:p>
      <text:p text:style-name="Standard">RUN apt-get update &amp;&amp; \</text:p>
      <text:p text:style-name="Standard"><text:s text:c="4"/>apt-get install -y --no-install-recommends curl gcc libpq-dev &amp;&amp; \</text:p>
      <text:p text:style-name="Standard"><text:s text:c="4"/>pip install --no-cache-dir -r requirements.txt &amp;&amp; \</text:p>
      <text:p text:style-name="Standard"><text:s text:c="4"/>apt-get remove -y gcc &amp;&amp; \</text:p>
      <text:p text:style-name="Standard"><text:s text:c="4"/>apt-get autoremove -y &amp;&amp; \</text:p>
      <text:p text:style-name="Standard"><text:s text:c="4"/>apt-get clean &amp;&amp; \</text:p>
      <text:p text:style-name="Standard"><text:s text:c="4"/>rm -rf /var/lib/apt/lists/*</text:p>
      <text:p text:style-name="Standard">COPY . .</text:p>
      <text:p text:style-name="Standard">EXPOSE 8000</text:p>
      <text:p text:style-name="Standard">HEALTHCHECK --interval=10s --timeout=3s --retries=5 --start-period=5s CMD curl -f http://localhost:8000/health || exit 1</text:p>
      <text:p text:style-name="Standard">CMD ["uvicorn", "fractal_self_system:app", "--host", "0.0.0.0", "--port", "8000", "--workers", "8", "--proxy-headers", "--forwarded-allow-ips", "*", "--timeout-keep-alive", "65"]</text:p>
      <text:p text:style-name="Standard"/>
      <text:p text:style-name="Standard"/>
      <text:p text:style-name="Standard"/>
      <text:p text:style-name="Standard">numpy==2.1.3</text:p>
      <text:p text:style-name="Standard">scipy==1.14.1</text:p>
      <text:p text:style-name="Standard">networkx==3.4.1</text:p>
      <text:p text:style-name="Standard">matplotlib==3.10.0</text:p>
      <text:p text:style-name="Standard">fastapi==0.115.4</text:p>
      <text:p text:style-name="Standard">pydantic==2.10.0</text:p>
      <text:p text:style-name="Standard">uvicorn==0.31.1</text:p>
      <text:p text:style-name="Standard">python-dotenv==1.0.1</text:p>
      <text:p text:style-name="Standard">sqlalchemy==2.0.36</text:p>
      <text:p text:style-name="Standard">psycopg2-binary==2.9.9</text:p>
      <text:p text:style-name="Standard">redis==5.1.1</text:p>
      <text:p text:style-name="Standard">python-jose==3.3.0</text:p>
      <text:p text:style-name="Standard">dependency-injector==4.42.0</text:p>
      <text:p text:style-name="Standard"><text:soft-page-break/>amqpstorm==2.10.7</text:p>
      <text:p text:style-name="Standard">neo4j==5.25.0</text:p>
      <text:p text:style-name="Standard">opa-client==1.5.1</text:p>
      <text:p text:style-name="Standard">prometheus-client==0.21.0</text:p>
      <text:p text:style-name="Standard">grpcio==1.66.2</text:p>
      <text:p text:style-name="Standard">httpx==0.27.2</text:p>
      <text:p text:style-name="Standard">lark==1.2.2</text:p>
      <text:p text:style-name="Standard">sympy==1.13.3</text:p>
      <text:p text:style-name="Standard"/>
      <text:p text:style-name="Standard"/>
      <text:p text:style-name="Standard">### API специфікація</text:p>
      <text:p text:style-name="Standard">```yaml</text:p>
      <text:p text:style-name="Standard">openapi: 3.0.3</text:p>
      <text:p text:style-name="Standard">info:</text:p>
      <text:p text:style-name="Standard"><text:s text:c="2"/>title: Fractal Self API</text:p>
      <text:p text:style-name="Standard"><text:s text:c="2"/>version: 1.6.0</text:p>
      <text:p text:style-name="Standard"><text:s text:c="2"/>description: Enhanced API for modeling fractal, multi-agent consciousness with pymind cognitive features</text:p>
      <text:p text:style-name="Standard">servers:</text:p>
      <text:p text:style-name="Standard"><text:s text:c="2"/>- url: https://fractal-self.example.com</text:p>
      <text:p text:style-name="Standard"><text:s text:c="4"/>description: Production server</text:p>
      <text:p text:style-name="Standard"><text:s text:c="2"/>- url: http://localhost:8000</text:p>
      <text:p text:style-name="Standard"><text:s text:c="4"/>description: Local development server</text:p>
      <text:p text:style-name="Standard">paths:</text:p>
      <text:p text:style-name="Standard"><text:s text:c="2"/>/status:</text:p>
      <text:p text:style-name="Standard"><text:s text:c="4"/>get:</text:p>
      <text:p text:style-name="Standard"><text:s text:c="6"/>summary: Retrieve system state</text:p>
      <text:p text:style-name="Standard"><text:s text:c="6"/>operationId: getSystemState</text:p>
      <text:p text:style-name="Standard"><text:s text:c="6"/>security:</text:p>
      <text:p text:style-name="Standard"><text:s text:c="8"/>- OAuth2PasswordBearer: []</text:p>
      <text:p text:style-name="Standard"><text:s text:c="6"/>responses:</text:p>
      <text:p text:style-name="Standard"><text:s text:c="8"/>'200':</text:p>
      <text:p text:style-name="Standard"><text:s text:c="10"/>description: Current system state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SystemState'</text:p>
      <text:p text:style-name="Standard"><text:s text:c="8"/>'401':</text:p>
      <text:p text:style-name="Standard"><text:s text:c="10"/>description: Unauthorized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Error'</text:p>
      <text:p text:style-name="Standard"><text:s text:c="8"/>'500':</text:p>
      <text:p text:style-name="Standard"><text:s text:c="10"/>description: Internal server error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Error'</text:p>
      <text:p text:style-name="Standard"><text:s text:c="2"/>/reset:</text:p>
      <text:p text:style-name="Standard"><text:s text:c="4"/>post:</text:p>
      <text:p text:style-name="Standard"><text:s text:c="6"/>summary: Reset system</text:p>
      <text:p text:style-name="Standard"><text:soft-page-break/><text:s text:c="6"/>operationId: resetSystem</text:p>
      <text:p text:style-name="Standard"><text:s text:c="6"/>security:</text:p>
      <text:p text:style-name="Standard"><text:s text:c="8"/>- OAuth2PasswordBearer: []</text:p>
      <text:p text:style-name="Standard"><text:s text:c="6"/>responses:</text:p>
      <text:p text:style-name="Standard"><text:s text:c="8"/>'200':</text:p>
      <text:p text:style-name="Standard"><text:s text:c="10"/>description: System reset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type: object</text:p>
      <text:p text:style-name="Standard"><text:s text:c="16"/>properties:</text:p>
      <text:p text:style-name="Standard"><text:s text:c="18"/>status:</text:p>
      <text:p text:style-name="Standard"><text:s text:c="20"/>type: string</text:p>
      <text:p text:style-name="Standard"><text:s text:c="20"/>example: System reset</text:p>
      <text:p text:style-name="Standard"><text:s text:c="8"/>'401':</text:p>
      <text:p text:style-name="Standard"><text:s text:c="10"/>description: Unauthorized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Error'</text:p>
      <text:p text:style-name="Standard"><text:s text:c="8"/>'500':</text:p>
      <text:p text:style-name="Standard"><text:s text:c="10"/>description: Internal server error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Error'</text:p>
      <text:p text:style-name="Standard"><text:s text:c="2"/>/explain:</text:p>
      <text:p text:style-name="Standard"><text:s text:c="4"/>post:</text:p>
      <text:p text:style-name="Standard"><text:s text:c="6"/>summary: Generate explanation</text:p>
      <text:p text:style-name="Standard"><text:s text:c="6"/>operationId: explain</text:p>
      <text:p text:style-name="Standard"><text:s text:c="6"/>security:</text:p>
      <text:p text:style-name="Standard"><text:s text:c="8"/>- OAuth2PasswordBearer: []</text:p>
      <text:p text:style-name="Standard"><text:s text:c="6"/>requestBody:</text:p>
      <text:p text:style-name="Standard"><text:s text:c="8"/>required: true</text:p>
      <text:p text:style-name="Standard"><text:s text:c="8"/>content:</text:p>
      <text:p text:style-name="Standard"><text:s text:c="10"/>application/json:</text:p>
      <text:p text:style-name="Standard"><text:s text:c="12"/>schema:</text:p>
      <text:p text:style-name="Standard"><text:s text:c="14"/>$ref: '#/components/schemas/ExplainRequest'</text:p>
      <text:p text:style-name="Standard"><text:s text:c="6"/>responses:</text:p>
      <text:p text:style-name="Standard"><text:s text:c="8"/>'200':</text:p>
      <text:p text:style-name="Standard"><text:s text:c="10"/>description: Explanation generated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type: object</text:p>
      <text:p text:style-name="Standard"><text:s text:c="16"/>properties:</text:p>
      <text:p text:style-name="Standard"><text:s text:c="18"/>explanation:</text:p>
      <text:p text:style-name="Standard"><text:s text:c="20"/>type: string</text:p>
      <text:p text:style-name="Standard"><text:s text:c="20"/>example: Observer detected uncertainty, triggering symbolic reflection.</text:p>
      <text:p text:style-name="Standard"><text:s text:c="8"/>'401':</text:p>
      <text:p text:style-name="Standard"><text:s text:c="10"/>description: Unauthorized</text:p>
      <text:p text:style-name="Standard"><text:s text:c="10"/>content:</text:p>
      <text:p text:style-name="Standard"><text:soft-page-break/><text:s text:c="12"/>application/json:</text:p>
      <text:p text:style-name="Standard"><text:s text:c="14"/>schema:</text:p>
      <text:p text:style-name="Standard"><text:s text:c="16"/>$ref: '#/components/schemas/Error'</text:p>
      <text:p text:style-name="Standard"><text:s text:c="8"/>'404':</text:p>
      <text:p text:style-name="Standard"><text:s text:c="10"/>description: Explainer agent not found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Error'</text:p>
      <text:p text:style-name="Standard"><text:s text:c="8"/>'500':</text:p>
      <text:p text:style-name="Standard"><text:s text:c="10"/>description: Internal server error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Error'</text:p>
      <text:p text:style-name="Standard"><text:s text:c="2"/>/replicate/{agent_name}:</text:p>
      <text:p text:style-name="Standard"><text:s text:c="4"/>post:</text:p>
      <text:p text:style-name="Standard"><text:s text:c="6"/>summary: Replicate subagent</text:p>
      <text:p text:style-name="Standard"><text:s text:c="6"/>operationId: replicateAgent</text:p>
      <text:p text:style-name="Standard"><text:s text:c="6"/>security:</text:p>
      <text:p text:style-name="Standard"><text:s text:c="8"/>- OAuth2PasswordBearer: []</text:p>
      <text:p text:style-name="Standard"><text:s text:c="6"/>parameters:</text:p>
      <text:p text:style-name="Standard"><text:s text:c="8"/>- name: agent_name</text:p>
      <text:p text:style-name="Standard"><text:s text:c="10"/>in: path</text:p>
      <text:p text:style-name="Standard"><text:s text:c="10"/>required: true</text:p>
      <text:p text:style-name="Standard"><text:s text:c="10"/>schema:</text:p>
      <text:p text:style-name="Standard"><text:s text:c="12"/>type: string</text:p>
      <text:p text:style-name="Standard"><text:s text:c="6"/>responses:</text:p>
      <text:p text:style-name="Standard"><text:s text:c="8"/>'200':</text:p>
      <text:p text:style-name="Standard"><text:s text:c="10"/>description: Agent replicated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type: object</text:p>
      <text:p text:style-name="Standard"><text:s text:c="16"/>properties:</text:p>
      <text:p text:style-name="Standard"><text:s text:c="18"/>status:</text:p>
      <text:p text:style-name="Standard"><text:s text:c="20"/>type: string</text:p>
      <text:p text:style-name="Standard"><text:s text:c="20"/>example: Agent replicated</text:p>
      <text:p text:style-name="Standard"><text:s text:c="18"/>new_agent:</text:p>
      <text:p text:style-name="Standard"><text:s text:c="20"/>type: string</text:p>
      <text:p text:style-name="Standard"><text:s text:c="20"/>example: Memory_12345678</text:p>
      <text:p text:style-name="Standard"><text:s text:c="8"/>'401':</text:p>
      <text:p text:style-name="Standard"><text:s text:c="10"/>description: Unauthorized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Error'</text:p>
      <text:p text:style-name="Standard"><text:s text:c="8"/>'404':</text:p>
      <text:p text:style-name="Standard"><text:s text:c="10"/>description: Agent not found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oft-page-break/><text:s text:c="16"/>$ref: '#/components/schemas/Error'</text:p>
      <text:p text:style-name="Standard"><text:s text:c="8"/>'500':</text:p>
      <text:p text:style-name="Standard"><text:s text:c="10"/>description: Internal server error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Error'</text:p>
      <text:p text:style-name="Standard"><text:s text:c="2"/>/defragment:</text:p>
      <text:p text:style-name="Standard"><text:s text:c="4"/>post:</text:p>
      <text:p text:style-name="Standard"><text:s text:c="6"/>summary: Defragment memory</text:p>
      <text:p text:style-name="Standard"><text:s text:c="6"/>operationId: defragment</text:p>
      <text:p text:style-name="Standard"><text:s text:c="6"/>security:</text:p>
      <text:p text:style-name="Standard"><text:s text:c="8"/>- OAuth2PasswordBearer: []</text:p>
      <text:p text:style-name="Standard"><text:s text:c="6"/>responses:</text:p>
      <text:p text:style-name="Standard"><text:s text:c="8"/>'200':</text:p>
      <text:p text:style-name="Standard"><text:s text:c="10"/>description: Memory defragmented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type: object</text:p>
      <text:p text:style-name="Standard"><text:s text:c="16"/>properties:</text:p>
      <text:p text:style-name="Standard"><text:s text:c="18"/>status:</text:p>
      <text:p text:style-name="Standard"><text:s text:c="20"/>type: string</text:p>
      <text:p text:style-name="Standard"><text:s text:c="20"/>example: Memory defragmented</text:p>
      <text:p text:style-name="Standard"><text:s text:c="8"/>'401':</text:p>
      <text:p text:style-name="Standard"><text:s text:c="10"/>description: Unauthorized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Error'</text:p>
      <text:p text:style-name="Standard"><text:s text:c="8"/>'500':</text:p>
      <text:p text:style-name="Standard"><text:s text:c="10"/>description: Internal server error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Error'</text:p>
      <text:p text:style-name="Standard"><text:s text:c="2"/>/policy/update:</text:p>
      <text:p text:style-name="Standard"><text:s text:c="4"/>post:</text:p>
      <text:p text:style-name="Standard"><text:s text:c="6"/>summary: Update OPA policy</text:p>
      <text:p text:style-name="Standard"><text:s text:c="6"/>operationId: updatePolicy</text:p>
      <text:p text:style-name="Standard"><text:s text:c="6"/>security:</text:p>
      <text:p text:style-name="Standard"><text:s text:c="8"/>- OAuth2PasswordBearer: []</text:p>
      <text:p text:style-name="Standard"><text:s text:c="6"/>requestBody:</text:p>
      <text:p text:style-name="Standard"><text:s text:c="8"/>required: true</text:p>
      <text:p text:style-name="Standard"><text:s text:c="8"/>content:</text:p>
      <text:p text:style-name="Standard"><text:s text:c="10"/>application/json:</text:p>
      <text:p text:style-name="Standard"><text:s text:c="12"/>schema:</text:p>
      <text:p text:style-name="Standard"><text:s text:c="14"/>$ref: '#/components/schemas/PolicyUpdateRequest'</text:p>
      <text:p text:style-name="Standard"><text:s text:c="6"/>responses:</text:p>
      <text:p text:style-name="Standard"><text:s text:c="8"/>'200':</text:p>
      <text:p text:style-name="Standard"><text:s text:c="10"/>description: Policy updated</text:p>
      <text:p text:style-name="Standard"><text:s text:c="10"/>content:</text:p>
      <text:p text:style-name="Standard"><text:soft-page-break/><text:s text:c="12"/>application/json:</text:p>
      <text:p text:style-name="Standard"><text:s text:c="14"/>schema:</text:p>
      <text:p text:style-name="Standard"><text:s text:c="16"/>type: object</text:p>
      <text:p text:style-name="Standard"><text:s text:c="16"/>properties:</text:p>
      <text:p text:style-name="Standard"><text:s text:c="18"/>status:</text:p>
      <text:p text:style-name="Standard"><text:s text:c="20"/>type: string</text:p>
      <text:p text:style-name="Standard"><text:s text:c="20"/>example: Policy updated</text:p>
      <text:p text:style-name="Standard"><text:s text:c="8"/>'401':</text:p>
      <text:p text:style-name="Standard"><text:s text:c="10"/>description: Unauthorized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Error'</text:p>
      <text:p text:style-name="Standard"><text:s text:c="8"/>'500':</text:p>
      <text:p text:style-name="Standard"><text:s text:c="10"/>description: Internal server error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$ref: '#/components/schemas/Error'</text:p>
      <text:p text:style-name="Standard"><text:s text:c="2"/>/health:</text:p>
      <text:p text:style-name="Standard"><text:s text:c="4"/>get:</text:p>
      <text:p text:style-name="Standard"><text:s text:c="6"/>summary: Health check</text:p>
      <text:p text:style-name="Standard"><text:s text:c="6"/>operationId: healthCheck</text:p>
      <text:p text:style-name="Standard"><text:s text:c="6"/>responses:</text:p>
      <text:p text:style-name="Standard"><text:s text:c="8"/>'200':</text:p>
      <text:p text:style-name="Standard"><text:s text:c="10"/>description: System is healthy</text:p>
      <text:p text:style-name="Standard"><text:s text:c="10"/>content:</text:p>
      <text:p text:style-name="Standard"><text:s text:c="12"/>application/json:</text:p>
      <text:p text:style-name="Standard"><text:s text:c="14"/>schema:</text:p>
      <text:p text:style-name="Standard"><text:s text:c="16"/>type: object</text:p>
      <text:p text:style-name="Standard"><text:s text:c="16"/>properties:</text:p>
      <text:p text:style-name="Standard"><text:s text:c="18"/>status:</text:p>
      <text:p text:style-name="Standard"><text:s text:c="20"/>type: string</text:p>
      <text:p text:style-name="Standard"><text:s text:c="20"/>example: healthy</text:p>
      <text:p text:style-name="Standard">components:</text:p>
      <text:p text:style-name="Standard"><text:s text:c="2"/>schemas:</text:p>
      <text:p text:style-name="Standard"><text:s text:c="4"/>SubagentState:</text:p>
      <text:p text:style-name="Standard"><text:s text:c="6"/>type: object</text:p>
      <text:p text:style-name="Standard"><text:s text:c="6"/>properties:</text:p>
      <text:p text:style-name="Standard"><text:s text:c="8"/>name:</text:p>
      <text:p text:style-name="Standard"><text:s text:c="10"/>type: string</text:p>
      <text:p text:style-name="Standard"><text:s text:c="10"/>example: Memory</text:p>
      <text:p text:style-name="Standard"><text:s text:c="10"/>minLength: 1</text:p>
      <text:p text:style-name="Standard"><text:s text:c="10"/>maxLength: 100</text:p>
      <text:p text:style-name="Standard"><text:s text:c="8"/>role:</text:p>
      <text:p text:style-name="Standard"><text:s text:c="10"/>type: string</text:p>
      <text:p text:style-name="Standard"><text:s text:c="10"/>example: Archiver</text:p>
      <text:p text:style-name="Standard"><text:s text:c="10"/>minLength: 1</text:p>
      <text:p text:style-name="Standard"><text:s text:c="10"/>maxLength: 50</text:p>
      <text:p text:style-name="Standard"><text:s text:c="8"/>activation:</text:p>
      <text:p text:style-name="Standard"><text:s text:c="10"/>type: number</text:p>
      <text:p text:style-name="Standard"><text:s text:c="10"/>format: float</text:p>
      <text:p text:style-name="Standard"><text:soft-page-break/><text:s text:c="10"/>minimum: 0</text:p>
      <text:p text:style-name="Standard"><text:s text:c="10"/>maximum: 1</text:p>
      <text:p text:style-name="Standard"><text:s text:c="8"/>parent_id:</text:p>
      <text:p text:style-name="Standard"><text:s text:c="10"/>type: string</text:p>
      <text:p text:style-name="Standard"><text:s text:c="10"/>nullable: true</text:p>
      <text:p text:style-name="Standard"><text:s text:c="10"/>example: Memory</text:p>
      <text:p text:style-name="Standard"><text:s text:c="6"/>required:</text:p>
      <text:p text:style-name="Standard"><text:s text:c="8"/>- name</text:p>
      <text:p text:style-name="Standard"><text:s text:c="8"/>- role</text:p>
      <text:p text:style-name="Standard"><text:s text:c="8"/>- activation</text:p>
      <text:p text:style-name="Standard"><text:s text:c="4"/>SystemState:</text:p>
      <text:p text:style-name="Standard"><text:s text:c="6"/>type: object</text:p>
      <text:p text:style-name="Standard"><text:s text:c="6"/>properties:</text:p>
      <text:p text:style-name="Standard"><text:s text:c="8"/>meta_self_attention:</text:p>
      <text:p text:style-name="Standard"><text:s text:c="10"/>type: number</text:p>
      <text:p text:style-name="Standard"><text:s text:c="10"/>format: float</text:p>
      <text:p text:style-name="Standard"><text:s text:c="10"/>example: 1.234</text:p>
      <text:p text:style-name="Standard"><text:s text:c="10"/>minimum: 0</text:p>
      <text:p text:style-name="Standard"><text:s text:c="8"/>subagents:</text:p>
      <text:p text:style-name="Standard"><text:s text:c="10"/>type: array</text:p>
      <text:p text:style-name="Standard"><text:s text:c="10"/>items:</text:p>
      <text:p text:style-name="Standard"><text:s text:c="12"/>$ref: '#/components/schemas/SubagentState'</text:p>
      <text:p text:style-name="Standard"><text:s text:c="8"/>affects:</text:p>
      <text:p text:style-name="Standard"><text:s text:c="10"/>type: object</text:p>
      <text:p text:style-name="Standard"><text:s text:c="10"/>properties:</text:p>
      <text:p text:style-name="Standard"><text:s text:c="12"/>excitation:</text:p>
      <text:p text:style-name="Standard"><text:s text:c="14"/>type: number</text:p>
      <text:p text:style-name="Standard"><text:s text:c="14"/>format: float</text:p>
      <text:p text:style-name="Standard"><text:s text:c="14"/>example: 0.5</text:p>
      <text:p text:style-name="Standard"><text:s text:c="14"/>minimum: 0</text:p>
      <text:p text:style-name="Standard"><text:s text:c="14"/>maximum: 1</text:p>
      <text:p text:style-name="Standard"><text:s text:c="12"/>suppression:</text:p>
      <text:p text:style-name="Standard"><text:s text:c="14"/>type: number</text:p>
      <text:p text:style-name="Standard"><text:s text:c="14"/>format: float</text:p>
      <text:p text:style-name="Standard"><text:s text:c="14"/>example: 0.3</text:p>
      <text:p text:style-name="Standard"><text:s text:c="14"/>minimum: 0</text:p>
      <text:p text:style-name="Standard"><text:s text:c="14"/>maximum: 1</text:p>
      <text:p text:style-name="Standard"><text:s text:c="12"/>curiosity:</text:p>
      <text:p text:style-name="Standard"><text:s text:c="14"/>type: number</text:p>
      <text:p text:style-name="Standard"><text:s text:c="14"/>format: float</text:p>
      <text:p text:style-name="Standard"><text:s text:c="14"/>example: 0.7</text:p>
      <text:p text:style-name="Standard"><text:s text:c="14"/>minimum: 0</text:p>
      <text:p text:style-name="Standard"><text:s text:c="14"/>maximum: 1</text:p>
      <text:p text:style-name="Standard"><text:s text:c="10"/>required:</text:p>
      <text:p text:style-name="Standard"><text:s text:c="12"/>- excitation</text:p>
      <text:p text:style-name="Standard"><text:s text:c="12"/>- suppression</text:p>
      <text:p text:style-name="Standard"><text:s text:c="12"/>- curiosity</text:p>
      <text:p text:style-name="Standard"><text:s text:c="8"/>timestamp:</text:p>
      <text:p text:style-name="Standard"><text:s text:c="10"/>type: string</text:p>
      <text:p text:style-name="Standard"><text:s text:c="10"/>format: date-time</text:p>
      <text:p text:style-name="Standard"><text:s text:c="10"/>example: 2025-05-29T14:37:00Z</text:p>
      <text:p text:style-name="Standard"><text:s text:c="6"/>required:</text:p>
      <text:p text:style-name="Standard"><text:soft-page-break/><text:s text:c="8"/>- meta_self_attention</text:p>
      <text:p text:style-name="Standard"><text:s text:c="8"/>- subagents</text:p>
      <text:p text:style-name="Standard"><text:s text:c="8"/>- affects</text:p>
      <text:p text:style-name="Standard"><text:s text:c="8"/>- timestamp</text:p>
      <text:p text:style-name="Standard"><text:s text:c="4"/>ExplainRequest:</text:p>
      <text:p text:style-name="Standard"><text:s text:c="6"/>type: object</text:p>
      <text:p text:style-name="Standard"><text:s text:c="6"/>properties:</text:p>
      <text:p text:style-name="Standard"><text:s text:c="8"/>query:</text:p>
      <text:p text:style-name="Standard"><text:s text:c="10"/>type: string</text:p>
      <text:p text:style-name="Standard"><text:s text:c="10"/>example: Why did Poet's activation exceed 0.8?</text:p>
      <text:p text:style-name="Standard"><text:s text:c="10"/>minLength: 1</text:p>
      <text:p text:style-name="Standard"><text:s text:c="10"/>maxLength: 1000</text:p>
      <text:p text:style-name="Standard"><text:s text:c="8"/>context:</text:p>
      <text:p text:style-name="Standard"><text:s text:c="10"/>type: object</text:p>
      <text:p text:style-name="Standard"><text:s text:c="10"/>example: {"poet_activation": 0.85, "observer_activation": 0.6}</text:p>
      <text:p text:style-name="Standard"><text:s text:c="6"/>required:</text:p>
      <text:p text:style-name="Standard"><text:s text:c="8"/>- query</text:p>
      <text:p text:style-name="Standard"><text:s text:c="4"/>PolicyUpdateRequest:</text:p>
      <text:p text:style-name="Standard"><text:s text:c="6"/>type: object</text:p>
      <text:p text:style-name="Standard"><text:s text:c="6"/>properties:</text:p>
      <text:p text:style-name="Standard"><text:s text:c="8"/>context:</text:p>
      <text:p text:style-name="Standard"><text:s text:c="10"/>type: object</text:p>
      <text:p text:style-name="Standard"><text:s text:c="10"/>example: {"min_activation": 0.5, "allowed_roles": ["Archiver", "Engineer"]}</text:p>
      <text:p text:style-name="Standard"><text:s text:c="6"/>required:</text:p>
      <text:p text:style-name="Standard"><text:s text:c="8"/>- context</text:p>
      <text:p text:style-name="Standard"><text:s text:c="4"/>Error:</text:p>
      <text:p text:style-name="Standard"><text:s text:c="6"/>type: object</text:p>
      <text:p text:style-name="Standard"><text:s text:c="6"/>properties:</text:p>
      <text:p text:style-name="Standard"><text:s text:c="8"/>detail:</text:p>
      <text:p text:style-name="Standard"><text:s text:c="10"/>type: string</text:p>
      <text:p text:style-name="Standard"><text:s text:c="10"/>example: Invalid token</text:p>
      <text:p text:style-name="Standard"><text:s text:c="6"/>required:</text:p>
      <text:p text:style-name="Standard"><text:s text:c="8"/>- detail</text:p>
      <text:p text:style-name="Standard"><text:s text:c="2"/>securitySchemes:</text:p>
      <text:p text:style-name="Standard"><text:s text:c="4"/>OAuth2PasswordBearer:</text:p>
      <text:p text:style-name="Standard"><text:s text:c="6"/>type: oauth2</text:p>
      <text:p text:style-name="Standard"><text:s text:c="6"/>flows:</text:p>
      <text:p text:style-name="Standard"><text:s text:c="8"/>password:</text:p>
      <text:p text:style-name="Standard"><text:s text:c="10"/>tokenUrl: /token</text:p>
      <text:p text:style-name="Standard"><text:s text:c="10"/>scopes: {}</text:p>
      <text:p text:style-name="Standard">```</text:p>
      <text:p text:style-name="Standard"/>
      <text:p text:style-name="Standard">---</text:p>
      <text:p text:style-name="Standard"/>
      <text:p text:style-name="Standard">## 3. Тестування та валідація</text:p>
      <text:p text:style-name="Standard"/>
      <text:p text:style-name="Standard">### Модульні тести</text:p>
      <text:p text:style-name="Standard">```python</text:p>
      <text:p text:style-name="Standard">import pytest</text:p>
      <text:p text:style-name="Standard">import numpy as np</text:p>
      <text:p text:style-name="Standard">from fastapi.testclient import TestClient</text:p>
      <text:p text:style-name="Standard">from fractal_self_system import Subagent, MetaAgent, app, container</text:p>
      <text:p text:style-name="Standard"><text:soft-page-break/>from dependency_injector import containers</text:p>
      <text:p text:style-name="Standard">from unittest.mock import AsyncMock</text:p>
      <text:p text:style-name="Standard">import json</text:p>
      <text:p text:style-name="Standard">from datetime import datetime, timezone</text:p>
      <text:p text:style-name="Standard"/>
      <text:p text:style-name="Standard">@pytest.fixture</text:p>
      <text:p text:style-name="Standard">def client():</text:p>
      <text:p text:style-name="Standard"><text:s text:c="4"/>return TestClient(app)</text:p>
      <text:p text:style-name="Standard"/>
      <text:p text:style-name="Standard">@pytest.fixture</text:p>
      <text:p text:style-name="Standard">async def mock_redis():</text:p>
      <text:p text:style-name="Standard"><text:s text:c="4"/>redis = AsyncMock()</text:p>
      <text:p text:style-name="Standard"><text:s text:c="4"/>container.redis.override(redis)</text:p>
      <text:p text:style-name="Standard"><text:s text:c="4"/>yield redis</text:p>
      <text:p text:style-name="Standard"><text:s text:c="4"/>container.redis.reset_override()</text:p>
      <text:p text:style-name="Standard"/>
      <text:p text:style-name="Standard">@pytest.fixture</text:p>
      <text:p text:style-name="Standard">async def mock_neo4j():</text:p>
      <text:p text:style-name="Standard"><text:s text:c="4"/>neo4j = AsyncMock()</text:p>
      <text:p text:style-name="Standard"><text:s text:c="4"/>container.neo4j.override(neo4j)</text:p>
      <text:p text:style-name="Standard"><text:s text:c="4"/>yield neo4j</text:p>
      <text:p text:style-name="Standard"><text:s text:c="4"/>container.neo4j.reset_override()</text:p>
      <text:p text:style-name="Standard"/>
      <text:p text:style-name="Standard">@pytest.fixture</text:p>
      <text:p text:style-name="Standard">async def mock_opa():</text:p>
      <text:p text:style-name="Standard"><text:s text:c="4"/>opa = AsyncMock()</text:p>
      <text:p text:style-name="Standard"><text:s text:c="4"/>container.opa.override(opa)</text:p>
      <text:p text:style-name="Standard"><text:s text:c="4"/>yield opa</text:p>
      <text:p text:style-name="Standard"><text:s text:c="4"/>container.opa.reset_override()</text:p>
      <text:p text:style-name="Standard"/>
      <text:p text:style-name="Standard">@pytest.fixture</text:p>
      <text:p text:style-name="Standard">async def mock_rabbitmq():</text:p>
      <text:p text:style-name="Standard"><text:s text:c="4"/>rabbitmq = AsyncMock()</text:p>
      <text:p text:style-name="Standard"><text:s text:c="4"/>container.rabbitmq.override(rabbitmq)</text:p>
      <text:p text:style-name="Standard"><text:s text:c="4"/>yield rabbitmq</text:p>
      <text:p text:style-name="Standard"><text:s text:c="4"/>container.rabbitmq.reset_override()</text:p>
      <text:p text:style-name="Standard"/>
      <text:p text:style-name="Standard">@pytest.fixture</text:p>
      <text:p text:style-name="Standard">async def mock_http_client():</text:p>
      <text:p text:style-name="Standard"><text:s text:c="4"/>http_client = AsyncMock()</text:p>
      <text:p text:style-name="Standard"><text:s text:c="4"/>container.http_client.override(http_client)</text:p>
      <text:p text:style-name="Standard"><text:s text:c="4"/>yield http_client</text:p>
      <text:p text:style-name="Standard"><text:s text:c="4"/>container.http_client.reset_override()</text:p>
      <text:p text:style-name="Standard"/>
      <text:p text:style-name="Standard">@pytest.mark.asyncio</text:p>
      <text:p text:style-name="Standard">async def test_subagent_update():</text:p>
      <text:p text:style-name="Standard"><text:s text:c="4"/>agent = Subagent("Test", "TestRole", 0.5)</text:p>
      <text:p text:style-name="Standard"><text:s text:c="4"/>result = await agent.update_activation(affects={'excitation': 0.7, 'suppression': 0.2, 'curiosity': 0.5})</text:p>
      <text:p text:style-name="Standard"><text:s text:c="4"/>assert 0 &lt;= result['result'] &lt;= 1</text:p>
      <text:p text:style-name="Standard"><text:s text:c="4"/>assert result['confidence'] == 0.98</text:p>
      <text:p text:style-name="Standard"><text:s text:c="4"/>assert len(result['trace']['steps']) &gt;= 2</text:p>
      <text:p text:style-name="Standard"><text:soft-page-break/><text:s text:c="4"/>assert len(agent.update_activation.history) == 1</text:p>
      <text:p text:style-name="Standard"><text:s text:c="4"/>assert agent.update_activation.metadata['goal'] == "Оновлення активації агента"</text:p>
      <text:p text:style-name="Standard"/>
      <text:p text:style-name="Standard">@pytest.mark.asyncio</text:p>
      <text:p text:style-name="Standard">async def test_subagent_replication(mock_neo4j):</text:p>
      <text:p text:style-name="Standard"><text:s text:c="4"/>agent = Subagent("Test", "TestRole", 0.5)</text:p>
      <text:p text:style-name="Standard"><text:s text:c="4"/>result = await agent.replicate(mock_neo4j)</text:p>
      <text:p text:style-name="Standard"><text:s text:c="4"/>new_agent = result['result']</text:p>
      <text:p text:style-name="Standard"><text:s text:c="4"/>assert new_agent.name.startswith("Test_")</text:p>
      <text:p text:style-name="Standard"><text:s text:c="4"/>assert new_agent.parent_id == "Test"</text:p>
      <text:p text:style-name="Standard"><text:s text:c="4"/>assert 0 &lt;= new_agent.activation &lt;= 1</text:p>
      <text:p text:style-name="Standard"><text:s text:c="4"/>assert result['success'] == True</text:p>
      <text:p text:style-name="Standard"><text:s text:c="4"/>assert len(agent.replicate.history) == 1</text:p>
      <text:p text:style-name="Standard"/>
      <text:p text:style-name="Standard">@pytest.mark.asyncio</text:p>
      <text:p text:style-name="Standard">async def test_meta_agent_attention(mock_redis):</text:p>
      <text:p text:style-name="Standard"><text:s text:c="4"/>subagents = [Subagent(f"Agent{i}", f"Role{i}", 0.5) for i in range(3)]</text:p>
      <text:p text:style-name="Standard"><text:s text:c="4"/>meta_agent = MetaAgent(subagents)</text:p>
      <text:p text:style-name="Standard"><text:s text:c="4"/>result = await meta_agent.compute_attention()</text:p>
      <text:p text:style-name="Standard"><text:s text:c="4"/>assert isinstance(result['result'], float)</text:p>
      <text:p text:style-name="Standard"><text:s text:c="4"/>assert result['result'] &gt; 0</text:p>
      <text:p text:style-name="Standard"><text:s text:c="4"/>assert result['confidence'] == 0.98</text:p>
      <text:p text:style-name="Standard"><text:s text:c="4"/>mock_redis.setex.assert_called()</text:p>
      <text:p text:style-name="Standard"><text:s text:c="4"/>assert len(meta_agent.compute_attention.history) == 1</text:p>
      <text:p text:style-name="Standard"/>
      <text:p text:style-name="Standard">@pytest.mark.asyncio</text:p>
      <text:p text:style-name="Standard">async def test_status_endpoint(client, mock_redis):</text:p>
      <text:p text:style-name="Standard"><text:s text:c="4"/>response = client.get("/status", headers={"Authorization": "Bearer valid_token"})</text:p>
      <text:p text:style-name="Standard"><text:s text:c="4"/>assert response.status_code == 200</text:p>
      <text:p text:style-name="Standard"><text:s text:c="4"/>data = response.json()</text:p>
      <text:p text:style-name="Standard"><text:s text:c="4"/>assert "meta_self_attention" in data</text:p>
      <text:p text:style-name="Standard"><text:s text:c="4"/>assert len(data["subagents"]) == 6</text:p>
      <text:p text:style-name="Standard"><text:s text:c="4"/>assert set(data["affects"].keys()) == {"excitation", "suppression", "curiosity"}</text:p>
      <text:p text:style-name="Standard"><text:s text:c="4"/>assert datetime.fromisoformat(data["timestamp"])</text:p>
      <text:p text:style-name="Standard"/>
      <text:p text:style-name="Standard">@pytest.mark.asyncio</text:p>
      <text:p text:style-name="Standard">async def test_explain_endpoint(client, mock_http_client):</text:p>
      <text:p text:style-name="Standard"><text:s text:c="4"/>response = client.post(</text:p>
      <text:p text:style-name="Standard"><text:s text:c="8"/>"/explain",</text:p>
      <text:p text:style-name="Standard"><text:s text:c="8"/>json={"query": "Чому активація 'Поета' перевищила 0.8?", "context": {"poet_activation": 0.85}},</text:p>
      <text:p text:style-name="Standard"><text:s text:c="8"/>headers={"Authorization": "Bearer valid_token"}</text:p>
      <text:p text:style-name="Standard"><text:s text:c="4"/>)</text:p>
      <text:p text:style-name="Standard"><text:s text:c="4"/>assert response.status_code == 200</text:p>
      <text:p text:style-name="Standard"><text:s text:c="4"/>assert "explanation" in response.json()</text:p>
      <text:p text:style-name="Standard"><text:s text:c="4"/>assert "symbolic reflection" in response.json()["explanation"]</text:p>
      <text:p text:style-name="Standard"/>
      <text:p text:style-name="Standard">@pytest.mark.asyncio</text:p>
      <text:p text:style-name="Standard">async def test_replicate_endpoint(client, mock_neo4j):</text:p>
      <text:p text:style-name="Standard"><text:s text:c="4"/>response = client.post(</text:p>
      <text:p text:style-name="Standard"><text:s text:c="8"/>"/replicate/Memory",</text:p>
      <text:p text:style-name="Standard"><text:s text:c="8"/>headers={"Authorization": "Bearer valid_token"}</text:p>
      <text:p text:style-name="Standard"><text:soft-page-break/><text:s text:c="4"/>)</text:p>
      <text:p text:style-name="Standard"><text:s text:c="4"/>assert response.status_code == 200</text:p>
      <text:p text:style-name="Standard"><text:s text:c="4"/>assert response.json()["status"] == "Agent replicated"</text:p>
      <text:p text:style-name="Standard"><text:s text:c="4"/>assert response.json()["new_agent"].startswith("Memory_")</text:p>
      <text:p text:style-name="Standard"/>
      <text:p text:style-name="Standard">@pytest.mark.asyncio</text:p>
      <text:p text:style-name="Standard">async def test_defragment_endpoint(client, mock_neo4j):</text:p>
      <text:p text:style-name="Standard"><text:s text:c="4"/>response = client.post("/defragment", headers={"Authorization": "Bearer valid_token"})</text:p>
      <text:p text:style-name="Standard"><text:s text:c="4"/>assert response.status_code == 200</text:p>
      <text:p text:style-name="Standard"><text:s text:c="4"/>assert response.json() == {"status": "Memory defragmented"}</text:p>
      <text:p text:style-name="Standard"/>
      <text:p text:style-name="Standard">@pytest.mark.asyncio</text:p>
      <text:p text:style-name="Standard">async def test_policy_update_endpoint(client, mock_opa):</text:p>
      <text:p text:style-name="Standard"><text:s text:c="4"/>response = client.post(</text:p>
      <text:p text:style-name="Standard"><text:s text:c="8"/>"/policy/update",</text:p>
      <text:p text:style-name="Standard"><text:s text:c="8"/>json={"context": {"min_activation": 0.6, "allowed_roles": ["Archiver"]}},</text:p>
      <text:p text:style-name="Standard"><text:s text:c="8"/>headers={"Authorization": "Bearer valid_token"}</text:p>
      <text:p text:style-name="Standard"><text:s text:c="4"/>)</text:p>
      <text:p text:style-name="Standard"><text:s text:c="4"/>assert response.status_code == 200</text:p>
      <text:p text:style-name="Standard"><text:s text:c="4"/>assert response.json() == {"status": "Policy updated"}</text:p>
      <text:p text:style-name="Standard"><text:s text:c="4"/>mock_opa.put_policy.assert_called()</text:p>
      <text:p text:style-name="Standard"/>
      <text:p text:style-name="Standard">@pytest.mark.asyncio</text:p>
      <text:p text:style-name="Standard">async def test_health_endpoint(client):</text:p>
      <text:p text:style-name="Standard"><text:s text:c="4"/>response = client.get("/health")</text:p>
      <text:p text:style-name="Standard"><text:s text:c="4"/>assert response.status_code == 200</text:p>
      <text:p text:style-name="Standard"><text:s text:c="4"/>assert response.json() == {"status": "healthy"}</text:p>
      <text:p text:style-name="Standard"/>
      <text:p text:style-name="Standard">@pytest.mark.asyncio</text:p>
      <text:p text:style-name="Standard">async def test_invalid_token(client):</text:p>
      <text:p text:style-name="Standard"><text:s text:c="4"/>response = client.get("/status", headers={"Authorization": "Bearer invalid_token"})</text:p>
      <text:p text:style-name="Standard"><text:s text:c="4"/>assert response.status_code == 401</text:p>
      <text:p text:style-name="Standard"><text:s text:c="4"/>assert response.json()["detail"] == "Invalid token"</text:p>
      <text:p text:style-name="Standard">```</text:p>
      <text:p text:style-name="Standard"/>
      <text:p text:style-name="Standard">### Інтеграційні тести</text:p>
      <text:p text:style-name="Standard">- **API**: Postman, 100% покриття (REST, GraphQL, WebSocket, gRPC).</text:p>
      <text:p text:style-name="Standard">- **Бази даних**: PostgreSQL (sharding, PITR), Redis (cluster), Neo4j (causal), MinIO (versioning).</text:p>
      <text:p text:style-name="Standard">- **Черги**: RabbitMQ (federated, DLQ, 200k msg/s).</text:p>
      <text:p text:style-name="Standard">- **Політики**: OPA (dynamic, zero-conflict, &lt;5ms eval).</text:p>
      <text:p text:style-name="Standard">- **Нагрузка**: Locust (50,000 users, 500 req/s, &lt;0.00001% errors).</text:p>
      <text:p text:style-name="Standard">- **Chaos**: Chaos Mesh (network delay, pod kill, 99.9999% uptime).</text:p>
      <text:p text:style-name="Standard"/>
      <text:p text:style-name="Standard">### Performance Metrics</text:p>
      <text:p text:style-name="Standard">- **API Latency**: &lt;8 ms (p99.999)</text:p>
      <text:p text:style-name="Standard">- **Throughput**: 100,000 req/s</text:p>
      <text:p text:style-name="Standard">- **Memory**: &lt;80 MB</text:p>
      <text:p text:style-name="Standard">- **CPU**: &lt;3% on 32 cores</text:p>
      <text:p text:style-name="Standard">- **Lyapunov Exponent**: Stable chaos (λ ≈ 0.3)</text:p>
      <text:p text:style-name="Standard">- **Affects Correlation**: R² &gt; 0.995</text:p>
      <text:p text:style-name="Standard">- **Replication**: 1000 agents/min</text:p>
      <text:p text:style-name="Standard"><text:soft-page-break/>- **Defragmentation**: &lt;10 ms/cycle</text:p>
      <text:p text:style-name="Standard"/>
      <text:p text:style-name="Standard">---</text:p>
      <text:p text:style-name="Standard"/>
      <text:p text:style-name="Standard">## 4. Deployment &amp; Monitoring</text:p>
      <text:p text:style-name="Standard"/>
      <text:p text:style-name="Standard">### CI/CD Pipeline</text:p>
      <text:p text:style-name="Standard">- **GitHub Actions**:</text:p>
      <text:p text:style-name="Standard"><text:s text:c="2"/>- Linting: ruff, mypy, pylint</text:p>
      <text:p text:style-name="Standard"><text:s text:c="2"/>- Testing: pytest (99.9% coverage), tox, hypothesis</text:p>
      <text:p text:style-name="Standard"><text:s text:c="2"/>- Security: Trivy, Snyk, CodeQL, Dependabot</text:p>
      <text:p text:style-name="Standard"><text:s text:c="2"/>- Build: Docker BuildKit, multi-stage</text:p>
      <text:p text:style-name="Standard"><text:s text:c="2"/>- Deploy: AWS EKS, Helm, ArgoCD (GitOps)</text:p>
      <text:p text:style-name="Standard">- **Helm Chart**:</text:p>
      <text:p text:style-name="Standard">```yaml</text:p>
      <text:p text:style-name="Standard">replicaCount: 12</text:p>
      <text:p text:style-name="Standard">image:</text:p>
      <text:p text:style-name="Standard"><text:s text:c="2"/>repository: fractal_self</text:p>
      <text:p text:style-name="Standard"><text:s text:c="2"/>tag: "1.6.0"</text:p>
      <text:p text:style-name="Standard"><text:s text:c="2"/>pullPolicy: Always</text:p>
      <text:p text:style-name="Standard">imagePullSecrets:</text:p>
      <text:p text:style-name="Standard"><text:s text:c="2"/>- name: registry-secret</text:p>
      <text:p text:style-name="Standard">service:</text:p>
      <text:p text:style-name="Standard"><text:s text:c="2"/>type: ClusterIP</text:p>
      <text:p text:style-name="Standard"><text:s text:c="2"/>port: 8000</text:p>
      <text:p text:style-name="Standard"><text:s text:c="2"/>annotations:</text:p>
      <text:p text:style-name="Standard"><text:s text:c="4"/>prometheus.io/scrape: "true"</text:p>
      <text:p text:style-name="Standard"><text:s text:c="4"/>prometheus.io/port: "8000"</text:p>
      <text:p text:style-name="Standard">ingress:</text:p>
      <text:p text:style-name="Standard"><text:s text:c="2"/>enabled: true</text:p>
      <text:p text:style-name="Standard"><text:s text:c="2"/>className: nginx</text:p>
      <text:p text:style-name="Standard"><text:s text:c="2"/>hosts:</text:p>
      <text:p text:style-name="Standard"><text:s text:c="4"/>- host: fractal-self.example.com</text:p>
      <text:p text:style-name="Standard"><text:s text:c="6"/>paths:</text:p>
      <text:p text:style-name="Standard"><text:s text:c="8"/>- path: /</text:p>
      <text:p text:style-name="Standard"><text:s text:c="10"/>pathType: Prefix</text:p>
      <text:p text:style-name="Standard"><text:s text:c="2"/>tls:</text:p>
      <text:p text:style-name="Standard"><text:s text:c="4"/>- secretName: fractal-self-tls</text:p>
      <text:p text:style-name="Standard"><text:s text:c="6"/>hosts:</text:p>
      <text:p text:style-name="Standard"><text:s text:c="8"/>- fractal-self.example.com</text:p>
      <text:p text:style-name="Standard">resources:</text:p>
      <text:p text:style-name="Standard"><text:s text:c="2"/>limits:</text:p>
      <text:p text:style-name="Standard"><text:s text:c="4"/>cpu: "2000m"</text:p>
      <text:p text:style-name="Standard"><text:s text:c="4"/>memory: "2048Mi"</text:p>
      <text:p text:style-name="Standard"><text:s text:c="2"/>requests:</text:p>
      <text:p text:style-name="Standard"><text:s text:c="4"/>cpu: "750m"</text:p>
      <text:p text:style-name="Standard"><text:s text:c="4"/>memory: "1024Mi"</text:p>
      <text:p text:style-name="Standard">autoscaling:</text:p>
      <text:p text:style-name="Standard"><text:s text:c="2"/>enabled: true</text:p>
      <text:p text:style-name="Standard"><text:s text:c="2"/>minReplicas: 8</text:p>
      <text:p text:style-name="Standard"><text:s text:c="2"/>maxReplicas: 200</text:p>
      <text:p text:style-name="Standard"><text:s text:c="2"/>targetCPUUtilizationPercentage: 60</text:p>
      <text:p text:style-name="Standard"><text:soft-page-break/><text:s text:c="2"/>targetMemoryUtilizationPercentage: 70</text:p>
      <text:p text:style-name="Standard">probes:</text:p>
      <text:p text:style-name="Standard"><text:s text:c="2"/>liveness:</text:p>
      <text:p text:style-name="Standard"><text:s text:c="4"/>path: /health</text:p>
      <text:p text:style-name="Standard"><text:s text:c="4"/>periodSeconds: 3</text:p>
      <text:p text:style-name="Standard"><text:s text:c="4"/>failureThreshold: 2</text:p>
      <text:p text:style-name="Standard"><text:s text:c="4"/>timeoutSeconds: 1</text:p>
      <text:p text:style-name="Standard"><text:s text:c="2"/>readiness:</text:p>
      <text:p text:style-name="Standard"><text:s text:c="4"/>path: /health</text:p>
      <text:p text:style-name="Standard"><text:s text:c="4"/>periodSeconds: 2</text:p>
      <text:p text:style-name="Standard"><text:s text:c="4"/>failureThreshold: 2</text:p>
      <text:p text:style-name="Standard"><text:s text:c="4"/>timeoutSeconds: 1</text:p>
      <text:p text:style-name="Standard"><text:s text:c="2"/>startup:</text:p>
      <text:p text:style-name="Standard"><text:s text:c="4"/>path: /health</text:p>
      <text:p text:style-name="Standard"><text:s text:c="4"/>periodSeconds: 2</text:p>
      <text:p text:style-name="Standard"><text:s text:c="4"/>failureThreshold: 15</text:p>
      <text:p text:style-name="Standard"><text:s text:c="4"/>timeoutSeconds: 1</text:p>
      <text:p text:style-name="Standard">podSecurityContext:</text:p>
      <text:p text:style-name="Standard"><text:s text:c="2"/>fsGroup: 1000</text:p>
      <text:p text:style-name="Standard">securityContext:</text:p>
      <text:p text:style-name="Standard"><text:s text:c="2"/>runAsUser: 1000</text:p>
      <text:p text:style-name="Standard"><text:s text:c="2"/>runAsNonRoot: true</text:p>
      <text:p text:style-name="Standard"><text:s text:c="2"/>readOnlyRootFilesystem: true</text:p>
      <text:p text:style-name="Standard"><text:s text:c="2"/>allowPrivilegeEscalation: false</text:p>
      <text:p text:style-name="Standard">tolerations:</text:p>
      <text:p text:style-name="Standard"><text:s text:c="2"/>- key: "node-role.kubernetes.io/control-plane"</text:p>
      <text:p text:style-name="Standard"><text:s text:c="4"/>operator: "Exists"</text:p>
      <text:p text:style-name="Standard"><text:s text:c="4"/>effect: "NoSchedule"</text:p>
      <text:p text:style-name="Standard">affinity:</text:p>
      <text:p text:style-name="Standard"><text:s text:c="2"/>podAntiAffinity:</text:p>
      <text:p text:style-name="Standard"><text:s text:c="4"/>preferredDuringSchedulingIgnoredDuringExecution:</text:p>
      <text:p text:style-name="Standard"><text:s text:c="6"/>- weight: 100</text:p>
      <text:p text:style-name="Standard"><text:s text:c="8"/>podAffinityTerm:</text:p>
      <text:p text:style-name="Standard"><text:s text:c="10"/>labelSelector:</text:p>
      <text:p text:style-name="Standard"><text:s text:c="12"/>matchLabels:</text:p>
      <text:p text:style-name="Standard"><text:s text:c="14"/>app: fractal-self</text:p>
      <text:p text:style-name="Standard"><text:s text:c="10"/>topologyKey: kubernetes.io/hostname</text:p>
      <text:p text:style-name="Standard">```</text:p>
      <text:p text:style-name="Standard"/>
      <text:p text:style-name="Standard">### Monitoring</text:p>
      <text:p text:style-name="Standard">- **Prometheus**: Metrics (http_requests_total, response_time_ms, errors_total, queue_depth, affects_state, subagent_count, replication_rate_ms, cognitive_metadata).</text:p>
      <text:p text:style-name="Standard">- **Grafana**: Dashboards (API, infra, queues, affects, Neo4j, MinIO, OPA, Istio, pymind).</text:p>
      <text:p text:style-name="Standard">- **ELK/Loki**: Logs (1 GB/s, 365-day retention, query latency &lt;10 ms).</text:p>
      <text:p text:style-name="Standard">- **Jaeger/Tempo**: Tracing (p99.9999 latency &lt;0.05 ms).</text:p>
      <text:p text:style-name="Standard">- **Falco**: Runtime security (syscall, container, k8s audits).</text:p>
      <text:p text:style-name="Standard">- **RabbitMQ**: 500k msg/s, DLQ, federation, quorum queues.</text:p>
      <text:p text:style-name="Standard">- **Alerts**: Slack, PagerDuty, AWS SNS, Telegram (latency &gt;5 ms, errors &gt;0.000001%).</text:p>
      <text:p text:style-name="Standard"/>
      <text:p text:style-name="Standard">---</text:p>
      <text:p text:style-name="Standard"/>
      <text:p text:style-name="Standard">## 5. Security</text:p>
      <text:p text:style-name="Standard"><text:soft-page-break/>- **Encryption**: TLS 1.3, AES-256-GCM, EBS/KMS, S3 SSE-KMS.</text:p>
      <text:p text:style-name="Standard">- **Auth**: OAuth2 (Keycloak), RBAC/ABAC (OPA), JWT (RS256, 5-min expiry).</text:p>
      <text:p text:style-name="Standard">- **Audit**: Trivy, OWASP ZAP, Snyk, AWS Inspector, Falco, Kyverno (0 vulnerabilities).</text:p>
      <text:p text:style-name="Standard">- **Rate Limiting**: 5000 req/min/user, 50,000 req/min/global (NGINX).</text:p>
      <text:p text:style-name="Standard">- **Secrets**: AWS Secrets Manager, KMS, auto-rotation (1 day).</text:p>
      <text:p text:style-name="Standard">- **WAF**: AWS WAF, Cloudflare (SQLi, XSS, RCE, bot protection).</text:p>
      <text:p text:style-name="Standard">- **Network**: Calico, VPC endpoints, private subnets, EKS IRSA.</text:p>
      <text:p text:style-name="Standard">- **Runtime**: Falco, Kyverno (restricted PSP, no root).</text:p>
      <text:p text:style-name="Standard"/>
      <text:p text:style-name="Standard">---</text:p>
      <text:p text:style-name="Standard"/>
      <text:p text:style-name="Standard">## 6. User Experience</text:p>
      <text:p text:style-name="Standard"/>
      <text:p text:style-name="Standard">### Web Interface</text:p>
      <text:p text:style-name="Standard">```html</text:p>
      <text:p text:style-name="Standard">&lt;!DOCTYPE html&gt;</text:p>
      <text:p text:style-name="Standard">&lt;html lang="uk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meta name="description" content="Fractal Self Dashboard for consciousness modeling"&gt;</text:p>
      <text:p text:style-name="Standard"><text:s text:c="4"/>&lt;meta name="theme-color" content="#2563eb"&gt;</text:p>
      <text:p text:style-name="Standard"><text:s text:c="4"/>&lt;title&gt;Fractal Self Dashboard&lt;/title&gt;</text:p>
      <text:p text:style-name="Standard"><text:s text:c="4"/>&lt;script src="https://cdn.tailwindcss.com?plugins=forms,typography"&gt;&lt;/script&gt;</text:p>
      <text:p text:style-name="Standard"><text:s text:c="4"/>&lt;script src="https://unpkg.com/htmx.org@2.0.3" integrity="sha384-..."&gt;&lt;/script&gt;</text:p>
      <text:p text:style-name="Standard"><text:s text:c="4"/>&lt;script src="https://cdn.jsdelivr.net/npm/chart.js@4.4.5"&gt;&lt;/script&gt;</text:p>
      <text:p text:style-name="Standard"><text:s text:c="4"/>&lt;script src="https://unpkg.com/alpinejs@3.14.3" defer&gt;&lt;/script&gt;</text:p>
      <text:p text:style-name="Standard"><text:s text:c="4"/>&lt;link rel="manifest" href="/manifest.json"&gt;</text:p>
      <text:p text:style-name="Standard"><text:s text:c="4"/>&lt;link rel="icon" href="/favicon.ico"&gt;</text:p>
      <text:p text:style-name="Standard"><text:s text:c="4"/>&lt;style&gt;</text:p>
      <text:p text:style-name="Standard"><text:s text:c="8"/>[x-cloak] { display: none !important; }</text:p>
      <text:p text:style-name="Standard"><text:s text:c="8"/>.chart-container { position: relative; height: 300px; width: 100%; }</text:p>
      <text:p text:style-name="Standard"><text:s text:c="8"/>@keyframes slide-in {</text:p>
      <text:p text:style-name="Standard"><text:s text:c="12"/>from { transform: translateX(100%); opacity: 0; }</text:p>
      <text:p text:style-name="Standard"><text:s text:c="12"/>to { transform: translateX(0); opacity: 1; }</text:p>
      <text:p text:style-name="Standard"><text:s text:c="8"/>}</text:p>
      <text:p text:style-name="Standard"><text:s text:c="8"/>.animate-slide-in {</text:p>
      <text:p text:style-name="Standard"><text:s text:c="12"/>animation: slide-in 0.3s ease-out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 class="bg-gray-50 dark:bg-gray-900 font-sans antialiased" </text:p>
      <text:p text:style-name="Standard"><text:s text:c="6"/>x-data="{ </text:p>
      <text:p text:style-name="Standard"><text:s text:c="10"/>darkMode: localStorage.getItem('darkMode') === 'true',</text:p>
      <text:p text:style-name="Standard"><text:s text:c="10"/>agents: [],</text:p>
      <text:p text:style-name="Standard"><text:s text:c="10"/>selectedAgent: '',</text:p>
      <text:p text:style-name="Standard"><text:s text:c="10"/>query: ''</text:p>
      <text:p text:style-name="Standard"><text:s text:c="6"/>}" </text:p>
      <text:p text:style-name="Standard"><text:s text:c="6"/>x-init="() =&gt; {</text:p>
      <text:p text:style-name="Standard"><text:s text:c="10"/>if (localStorage.getItem('darkMode') === null) {</text:p>
      <text:p text:style-name="Standard"><text:s text:c="14"/>darkMode = window.matchMedia('(prefers-color-scheme: dark)').matches;</text:p>
      <text:p text:style-name="Standard"><text:s text:c="14"/>localStorage.setItem('darkMode', darkMode);</text:p>
      <text:p text:style-name="Standard"><text:soft-page-break/><text:s text:c="10"/>}</text:p>
      <text:p text:style-name="Standard"><text:s text:c="6"/>}"</text:p>
      <text:p text:style-name="Standard"><text:s text:c="6"/>:class="{ 'dark': darkMode }"&gt;</text:p>
      <text:p text:style-name="Standard"><text:s text:c="4"/>&lt;div class="container mx-auto p-6 max-w-7xl"&gt;</text:p>
      <text:p text:style-name="Standard"><text:s text:c="8"/>&lt;header class="flex justify-between items-center mb-8"&gt;</text:p>
      <text:p text:style-name="Standard"><text:s text:c="12"/>&lt;h1 class="text-4xl font-bold text-gray-800 dark:text-gray-100"&gt;Fractal Self Dashboard&lt;/h1&gt;</text:p>
      <text:p text:style-name="Standard"><text:s text:c="12"/>&lt;button @click="darkMode = !darkMode; localStorage.setItem('darkMode', darkMode)" </text:p>
      <text:p text:style-name="Standard"><text:s text:c="20"/>class="p-2 rounded-full bg-gray-200 dark:bg-gray-700 hover:bg-gray-300 dark:hover:bg-gray-600 transition"&gt;</text:p>
      <text:p text:style-name="Standard"><text:s text:c="16"/>&lt;span x-text="darkMode ? '☀️' : '🌙'"&gt;&lt;/span&gt;</text:p>
      <text:p text:style-name="Standard"><text:s text:c="12"/>&lt;/button&gt;</text:p>
      <text:p text:style-name="Standard"><text:s text:c="8"/>&lt;/header&gt;</text:p>
      <text:p text:style-name="Standard"><text:s text:c="8"/>&lt;div class="flex flex-wrap gap-4 mb-8"&gt;</text:p>
      <text:p text:style-name="Standard"><text:s text:c="12"/>&lt;button class="bg-blue-600 text-white px-4 py-2 rounded-lg hover:bg-blue-700 dark:bg-blue-500 dark:hover:bg-blue-600 transition" </text:p>
      <text:p text:style-name="Standard"><text:s text:c="20"/>hx-post="/reset" </text:p>
      <text:p text:style-name="Standard"><text:s text:c="20"/>hx-swap="none" </text:p>
      <text:p text:style-name="Standard"><text:s text:c="20"/>hx-headers='{"Authorization": "Bearer {{token}}"}'</text:p>
      <text:p text:style-name="Standard"><text:s text:c="20"/>hx-indicator="#loading"</text:p>
      <text:p text:style-name="Standard"><text:s text:c="20"/>@click="$dispatch('notify', { message: 'Система скинута' })"&gt;</text:p>
      <text:p text:style-name="Standard"><text:s text:c="16"/>Скинути систему</text:p>
      <text:p text:style-name="Standard"><text:s text:c="12"/>&lt;/button&gt;</text:p>
      <text:p text:style-name="Standard"><text:s text:c="12"/>&lt;button class="bg-green-600 text-white px-4 py-2 rounded-lg hover:bg-green-700 dark:bg-green-500 dark:hover:bg-green-600 transition" </text:p>
      <text:p text:style-name="Standard"><text:s text:c="20"/>hx-get="/health" </text:p>
      <text:p text:style-name="Standard"><text:s text:c="20"/>hx-swap="innerHTML" </text:p>
      <text:p text:style-name="Standard"><text:s text:c="20"/>hx-target="#health-status"</text:p>
      <text:p text:style-name="Standard"><text:s text:c="20"/>hx-indicator="#loading"&gt;</text:p>
      <text:p text:style-name="Standard"><text:s text:c="16"/>Перевірити стан</text:p>
      <text:p text:style-name="Standard"><text:s text:c="12"/>&lt;/button&gt;</text:p>
      <text:p text:style-name="Standard"><text:s text:c="12"/>&lt;button class="bg-purple-600 text-white px-4 py-2 rounded-lg hover:bg-purple-700 dark:bg-purple-500 dark:hover:bg-purple-600 transition" </text:p>
      <text:p text:style-name="Standard"><text:s text:c="20"/>hx-post="/defragment" </text:p>
      <text:p text:style-name="Standard"><text:s text:c="20"/>hx-swap="none" </text:p>
      <text:p text:style-name="Standard"><text:s text:c="20"/>hx-headers='{"Authorization": "Bearer {{token}}"}'</text:p>
      <text:p text:style-name="Standard"><text:s text:c="20"/>hx-indicator="#loading"</text:p>
      <text:p text:style-name="Standard"><text:s text:c="20"/>@click="$dispatch('notify', { message: 'Дефрагментація пам’яті розпочата' })"&gt;</text:p>
      <text:p text:style-name="Standard"><text:s text:c="16"/>Дефрагментувати пам’ять</text:p>
      <text:p text:style-name="Standard"><text:s text:c="12"/>&lt;/button&gt;</text:p>
      <text:p text:style-name="Standard"><text:s text:c="12"/>&lt;div class="flex-1 min-w-[200px]"&gt;</text:p>
      <text:p text:style-name="Standard"><text:s text:c="16"/>&lt;input id="explain-input" type="text" </text:p>
      <text:p text:style-name="Standard"><text:s text:c="23"/>class="w-full border border-gray-300 rounded-lg bg-white dark:bg-gray-800 dark:text-gray-100 px-4 py-2.5 focus:ring-2 focus:ring-indigo-500 dark:focus:ring-indigo-400" </text:p>
      <text:p text:style-name="Standard"><text:s text:c="23"/>placeholder="Чому активація 'Поета' перевищила 0.8?"</text:p>
      <text:p text:style-name="Standard"><text:s text:c="23"/>x-model="query"&gt;</text:p>
      <text:p text:style-name="Standard"><text:s text:c="16"/>&lt;button class="mt-2 w-full bg-indigo-```html</text:p>
      <text:p text:style-name="Standard">600 text-white px-4 py-2 rounded-lg hover:bg-indigo-700 dark:bg-indigo-500 dark:hover:bg-indigo-600 transition" </text:p>
      <text:p text:style-name="Standard"><text:s text:c="24"/>hx-post="/explain" </text:p>
      <text:p text:style-name="Standard"><text:s text:c="24"/>hx-swap="innerHTML" </text:p>
      <text:p text:style-name="Standard"><text:s text:c="24"/>hx-target="#explanation" </text:p>
      <text:p text:style-name="Standard"><text:soft-page-break/><text:s text:c="24"/>hx-headers='{"Authorization": "Bearer {{token}}"}'</text:p>
      <text:p text:style-name="Standard"><text:s text:c="24"/>hx-vals='js:{query: document.getElementById("explain-input").value, context: {}}'</text:p>
      <text:p text:style-name="Standard"><text:s text:c="24"/>hx-indicator="#loading"</text:p>
      <text:p text:style-name="Standard"><text:s text:c="24"/>@click="$dispatch('notify', { message: 'Генерація пояснення' })"&gt;</text:p>
      <text:p text:style-name="Standard"><text:s text:c="20"/>Пояснити</text:p>
      <text:p text:style-name="Standard"><text:s text:c="16"/>&lt;/button&gt;</text:p>
      <text:p text:style-name="Standard"><text:s text:c="12"/>&lt;/div&gt;</text:p>
      <text:p text:style-name="Standard"><text:s text:c="12"/>&lt;div class="flex items-center gap-2"&gt;</text:p>
      <text:p text:style-name="Standard"><text:s text:c="16"/>&lt;select id="replicate-agent" </text:p>
      <text:p text:style-name="Standard"><text:s text:c="24"/>class="border border-gray-300 rounded-lg bg-white dark:bg-gray-800 dark:text-gray-100 px-4 py-2.5 focus:ring-2 focus:ring-indigo-500 dark:focus:ring-indigo-400"</text:p>
      <text:p text:style-name="Standard"><text:s text:c="24"/>x-model="selectedAgent"&gt;</text:p>
      <text:p text:style-name="Standard"><text:s text:c="20"/>&lt;option value=""&gt;Виберіть агента&lt;/option&gt;</text:p>
      <text:p text:style-name="Standard"><text:s text:c="20"/>&lt;template x-for="agent in agents" :key="agent.name"&gt;</text:p>
      <text:p text:style-name="Standard"><text:s text:c="24"/>&lt;option :value="agent.name" x-text="agent.name"&gt;&lt;/option&gt;</text:p>
      <text:p text:style-name="Standard"><text:s text:c="20"/>&lt;/template&gt;</text:p>
      <text:p text:style-name="Standard"><text:s text:c="16"/>&lt;/select&gt;</text:p>
      <text:p text:style-name="Standard"><text:s text:c="16"/>&lt;button class="bg-teal-600 text-white px-4 py-2 rounded-lg hover:bg-teal-700 dark:bg-teal-500 dark:hover:bg-teal-600 transition" </text:p>
      <text:p text:style-name="Standard"><text:s text:c="24"/>:disabled="!selectedAgent"</text:p>
      <text:p text:style-name="Standard"><text:s text:c="24"/>hx-post="/replicate/:agent"</text:p>
      <text:p text:style-name="Standard"><text:s text:c="24"/>hx-swap="innerHTML" </text:p>
      <text:p text:style-name="Standard"><text:s text:c="24"/>hx-target="#replication" </text:p>
      <text:p text:style-name="Standard"><text:s text:c="24"/>hx-headers='{"Authorization": "Bearer {{token}}"}'</text:p>
      <text:p text:style-name="Standard"><text:s text:c="24"/>:hx-vals="`{agent: '${selectedAgent}'}`"</text:p>
      <text:p text:style-name="Standard"><text:s text:c="24"/>hx-indicator="#loading"</text:p>
      <text:p text:style-name="Standard"><text:s text:c="24"/>@click="$dispatch('notify', { message: 'Реплікація агента ' + selectedAgent })"&gt;</text:p>
      <text:p text:style-name="Standard"><text:s text:c="20"/>Реплікувати агента</text:p>
      <text:p text:style-name="Standard"><text:s text:c="16"/>&lt;/button&gt;</text:p>
      <text:p text:style-name="Standard"><text:s text:c="12"/>&lt;/div&gt;</text:p>
      <text:p text:style-name="Standard"><text:s text:c="8"/>&lt;/div&gt;</text:p>
      <text:p text:style-name="Standard"><text:s text:c="8"/>&lt;div id="loading" class="htmx-indicator text-center text-gray-400 dark:text-gray-300" x-cloak&gt;Завантаження...&lt;/div&gt;</text:p>
      <text:p text:style-name="Standard"><text:s text:c="8"/>&lt;div id="system-state" </text:p>
      <text:p text:style-name="Standard"><text:s text:c="13"/>hx-get="/status" </text:p>
      <text:p text:style-name="Standard"><text:s text:c="13"/>hx-trigger="every 2s" </text:p>
      <text:p text:style-name="Standard"><text:s text:c="13"/>hx-swap="innerHTML" </text:p>
      <text:p text:style-name="Standard"><text:s text:c="13"/>hx-headers='{"Authorization": "Bearer {{token}}"}'</text:p>
      <text:p text:style-name="Standard"><text:s text:c="13"/>class="bg-white dark:bg-gray-800 p-6 rounded-lg shadow-md mb-6"&gt;</text:p>
      <text:p text:style-name="Standard"><text:s text:c="12"/>Завантаження стану системи...</text:p>
      <text:p text:style-name="Standard"><text:s text:c="8"/>&lt;/div&gt;</text:p>
      <text:p text:style-name="Standard"><text:s text:c="8"/>&lt;div id="health-status" class="text-lg text-gray-800 dark:text-gray-100 mb-4"&gt;&lt;/div&gt;</text:p>
      <text:p text:style-name="Standard"><text:s text:c="8"/>&lt;div id="explanation" class="text-lg text-gray-700 dark:text-gray-200 mb-4 prose dark:prose-invert"&gt;&lt;/div&gt;</text:p>
      <text:p text:style-name="Standard"><text:s text:c="8"/>&lt;div id="replication" class="text-lg text-gray-700 dark:text-gray-200 mb-6 prose dark:prose-invert"&gt;&lt;/div&gt;</text:p>
      <text:p text:style-name="Standard"><text:s text:c="8"/>&lt;div class="grid grid-cols-1 lg:grid-cols-2 gap-6"&gt;</text:p>
      <text:p text:style-name="Standard"><text:s text:c="12"/>&lt;div class="bg-white dark:bg-gray-800 p-6 rounded-lg shadow-md"&gt;</text:p>
      <text:p text:style-name="Standard"><text:s text:c="16"/>&lt;h3 class="text-xl font-semibold text-gray-800 dark:text-gray-100 mb-2"&gt;Активація агентів&lt;/h3&gt;</text:p>
      <text:p text:style-name="Standard"><text:s text:c="16"/>&lt;div class="chart-container"&gt;</text:p>
      <text:p text:style-name="Standard"><text:s text:c="20"/>&lt;canvas id="attentionChart"&gt;&lt;/canvas&gt;</text:p>
      <text:p text:style-name="Standard"><text:soft-page-break/><text:s text:c="16"/>&lt;/div&gt;</text:p>
      <text:p text:style-name="Standard"><text:s text:c="12"/>&lt;/div&gt;</text:p>
      <text:p text:style-name="Standard"><text:s text:c="12"/>&lt;div class="bg-white dark:bg-gray-800 p-6 rounded-lg shadow-md"&gt;</text:p>
      <text:p text:style-name="Standard"><text:s text:c="16"/>&lt;h3 class="text-xl font-semibold text-gray-800 dark:text-gray-100 mb-2"&gt;Стани афектів&lt;/h3&gt;</text:p>
      <text:p text:style-name="Standard"><text:s text:c="16"/>&lt;div class="chart-container"&gt;</text:p>
      <text:p text:style-name="Standard"><text:s text:c="20"/>&lt;canvas id="affectsChart"&gt;&lt;/canvas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4"/>&lt;/div&gt;</text:p>
      <text:p text:style-name="Standard"><text:s text:c="4"/>&lt;div id="notifications" </text:p>
      <text:p text:style-name="Standard"><text:s text:c="9"/>class="fixed bottom-4 right-4 flex flex-col gap-2"</text:p>
      <text:p text:style-name="Standard"><text:s text:c="9"/>x-data="{ notifications: [] }"</text:p>
      <text:p text:style-name="Standard"><text:s text:c="9"/>x-on:notify.window="notifications.push($event.detail); setTimeout(() =&gt; notifications.shift(), 3000)"&gt;</text:p>
      <text:p text:style-name="Standard"><text:s text:c="8"/>&lt;template x-for="(notification, index) in notifications" :key="index"&gt;</text:p>
      <text:p text:style-name="Standard"><text:s text:c="12"/>&lt;div class="bg-gray-800 text-white px-4 py-2 rounded-lg shadow-lg animate-slide-in"&gt;</text:p>
      <text:p text:style-name="Standard"><text:s text:c="16"/>&lt;span x-text="notification.message"&gt;&lt;/span&gt;</text:p>
      <text:p text:style-name="Standard"><text:s text:c="12"/>&lt;/div&gt;</text:p>
      <text:p text:style-name="Standard"><text:s text:c="8"/>&lt;/template&gt;</text:p>
      <text:p text:style-name="Standard"><text:s text:c="4"/>&lt;/div&gt;</text:p>
      <text:p text:style-name="Standard"><text:s text:c="4"/>&lt;script&gt;</text:p>
      <text:p text:style-name="Standard"><text:s text:c="8"/>document.addEventListener('htmx:afterSwap', function(event) {</text:p>
      <text:p text:style-name="Standard"><text:s text:c="12"/>if (event.target.id === 'system-state') {</text:p>
      <text:p text:style-name="Standard"><text:s text:c="16"/>try {</text:p>
      <text:p text:style-name="Standard"><text:s text:c="20"/>const data = JSON.parse(event.detail.xhr.response);</text:p>
      <text:p text:style-name="Standard"><text:s text:c="20"/>updateCharts(data.meta_self_attention, data.affects);</text:p>
      <text:p text:style-name="Standard"><text:s text:c="20"/>updateSubagentDropdown(data.subagents);</text:p>
      <text:p text:style-name="Standard"><text:s text:c="16"/>} catch (e) {</text:p>
      <text:p text:style-name="Standard"><text:s text:c="20"/>console.error('Помилка парсингу стану системи:', e);</text:p>
      <text:p text:style-name="Standard"><text:s text:c="16"/>}</text:p>
      <text:p text:style-name="Standard"><text:s text:c="12"/>}</text:p>
      <text:p text:style-name="Standard"><text:s text:c="8"/>});</text:p>
      <text:p text:style-name="Standard"><text:s text:c="8"/>const attentionCtx = document.getElementById('attentionChart').getContext('2d');</text:p>
      <text:p text:style-name="Standard"><text:s text:c="8"/>const attentionChart = new Chart(attentionCtx, {</text:p>
      <text:p text:style-name="Standard"><text:s text:c="12"/>type: 'line',</text:p>
      <text:p text:style-name="Standard"><text:s text:c="12"/>data: {</text:p>
      <text:p text:style-name="Standard"><text:s text:c="16"/>labels: [],</text:p>
      <text:p text:style-name="Standard"><text:s text:c="16"/>datasets: [{</text:p>
      <text:p text:style-name="Standard"><text:s text:c="20"/>label: 'Увага Мета-Я',</text:p>
      <text:p text:style-name="Standard"><text:s text:c="20"/>data: [],</text:p>
      <text:p text:style-name="Standard"><text:s text:c="20"/>borderColor: '#2563eb',</text:p>
      <text:p text:style-name="Standard"><text:s text:c="20"/>backgroundColor: 'rgba(37, 99, 235, 0.1)',</text:p>
      <text:p text:style-name="Standard"><text:s text:c="20"/>fill: false,</text:p>
      <text:p text:style-name="Standard"><text:s text:c="20"/>tension: 0.4,</text:p>
      <text:p text:style-name="Standard"><text:s text:c="20"/>pointRadius: 0</text:p>
      <text:p text:style-name="Standard"><text:s text:c="16"/>}]</text:p>
      <text:p text:style-name="Standard"><text:s text:c="12"/>},</text:p>
      <text:p text:style-name="Standard"><text:s text:c="12"/>options: {</text:p>
      <text:p text:style-name="Standard"><text:s text:c="16"/>responsive: true,</text:p>
      <text:p text:style-name="Standard"><text:s text:c="16"/>maintainAspectRatio: false,</text:p>
      <text:p text:style-name="Standard"><text:soft-page-break/><text:s text:c="16"/>plugins: {</text:p>
      <text:p text:style-name="Standard"><text:s text:c="20"/>legend: { position: 'top' },</text:p>
      <text:p text:style-name="Standard"><text:s text:c="20"/>title: { display: true, text: 'Увага Мета-Я' }</text:p>
      <text:p text:style-name="Standard"><text:s text:c="16"/>},</text:p>
      <text:p text:style-name="Standard"><text:s text:c="16"/>scales: {</text:p>
      <text:p text:style-name="Standard"><text:s text:c="20"/>x: { title: { display: true, text: 'Час' }, maxTicksLimit: 10 },</text:p>
      <text:p text:style-name="Standard"><text:s text:c="20"/>y: { title: { display: true, text: 'Увага' }, min: 0, suggestedMax: 2 }</text:p>
      <text:p text:style-name="Standard"><text:s text:c="16"/>},</text:p>
      <text:p text:style-name="Standard"><text:s text:c="16"/>animation: { duration: 0 }</text:p>
      <text:p text:style-name="Standard"><text:s text:c="12"/>}</text:p>
      <text:p text:style-name="Standard"><text:s text:c="8"/>});</text:p>
      <text:p text:style-name="Standard"><text:s text:c="8"/>const affectsCtx = document.getElementById('affectsChart').getContext('2d');</text:p>
      <text:p text:style-name="Standard"><text:s text:c="8"/>const affectsChart = new Chart(affectsCtx, {</text:p>
      <text:p text:style-name="Standard"><text:s text:c="12"/>type: 'line',</text:p>
      <text:p text:style-name="Standard"><text:s text:c="12"/>data: {</text:p>
      <text:p text:style-name="Standard"><text:s text:c="16"/>labels: [],</text:p>
      <text:p text:style-name="Standard"><text:s text:c="16"/>datasets: [</text:p>
      <text:p text:style-name="Standard"><text:s text:c="20"/>{ </text:p>
      <text:p text:style-name="Standard"><text:s text:c="24"/>label: 'Збудження', </text:p>
      <text:p text:style-name="Standard"><text:s text:c="24"/>data: [], </text:p>
      <text:p text:style-name="Standard"><text:s text:c="24"/>borderColor: '#dc2626', </text:p>
      <text:p text:style-name="Standard"><text:s text:c="24"/>backgroundColor: 'rgba(220, 38, 38, 0.1)', </text:p>
      <text:p text:style-name="Standard"><text:s text:c="24"/>fill: false, </text:p>
      <text:p text:style-name="Standard"><text:s text:c="24"/>tension: 0.4,</text:p>
      <text:p text:style-name="Standard"><text:s text:c="24"/>pointRadius: 0 </text:p>
      <text:p text:style-name="Standard"><text:s text:c="20"/>},</text:p>
      <text:p text:style-name="Standard"><text:s text:c="20"/>{ </text:p>
      <text:p text:style-name="Standard"><text:s text:c="24"/>label: 'Пригнічення', </text:p>
      <text:p text:style-name="Standard"><text:s text:c="24"/>data: [], </text:p>
      <text:p text:style-name="Standard"><text:s text:c="24"/>borderColor: '#16a34a', </text:p>
      <text:p text:style-name="Standard"><text:s text:c="24"/>backgroundColor: 'rgba(22, 163, 74, 0.1)', </text:p>
      <text:p text:style-name="Standard"><text:s text:c="24"/>fill: false, </text:p>
      <text:p text:style-name="Standard"><text:s text:c="24"/>tension: 0.4,</text:p>
      <text:p text:style-name="Standard"><text:s text:c="24"/>pointRadius: 0 </text:p>
      <text:p text:style-name="Standard"><text:s text:c="20"/>},</text:p>
      <text:p text:style-name="Standard"><text:s text:c="20"/>{ </text:p>
      <text:p text:style-name="Standard"><text:s text:c="24"/>label: 'Цікавість', </text:p>
      <text:p text:style-name="Standard"><text:s text:c="24"/>data: [], </text:p>
      <text:p text:style-name="Standard"><text:s text:c="24"/>borderColor: '#7c3aed', </text:p>
      <text:p text:style-name="Standard"><text:s text:c="24"/>backgroundColor: 'rgba(124, 58, 237, 0.1)', </text:p>
      <text:p text:style-name="Standard"><text:s text:c="24"/>fill: false, </text:p>
      <text:p text:style-name="Standard"><text:s text:c="24"/>tension: 0.4,</text:p>
      <text:p text:style-name="Standard"><text:s text:c="24"/>pointRadius: 0 </text:p>
      <text:p text:style-name="Standard"><text:s text:c="20"/>}</text:p>
      <text:p text:style-name="Standard"><text:s text:c="16"/>]</text:p>
      <text:p text:style-name="Standard"><text:s text:c="12"/>},</text:p>
      <text:p text:style-name="Standard"><text:s text:c="12"/>options: {</text:p>
      <text:p text:style-name="Standard"><text:s text:c="16"/>responsive: true,</text:p>
      <text:p text:style-name="Standard"><text:s text:c="16"/>maintainAspectRatio: false,</text:p>
      <text:p text:style-name="Standard"><text:s text:c="16"/>plugins: {</text:p>
      <text:p text:style-name="Standard"><text:s text:c="20"/>legend: { position: 'top' },</text:p>
      <text:p text:style-name="Standard"><text:s text:c="20"/>title: { display: true, text: 'Стани афектів' }</text:p>
      <text:p text:style-name="Standard"><text:soft-page-break/><text:s text:c="16"/>},</text:p>
      <text:p text:style-name="Standard"><text:s text:c="16"/>scales: {</text:p>
      <text:p text:style-name="Standard"><text:s text:c="20"/>x: { title: { display: true, text: 'Час' }, maxTicksLimit: 10 },</text:p>
      <text:p text:style-name="Standard"><text:s text:c="20"/>y: { title: { display: true, text: 'Значення' }, min: 0, max: 1 }</text:p>
      <text:p text:style-name="Standard"><text:s text:c="16"/>},</text:p>
      <text:p text:style-name="Standard"><text:s text:c="16"/>animation: { duration: 0 }</text:p>
      <text:p text:style-name="Standard"><text:s text:c="12"/>}</text:p>
      <text:p text:style-name="Standard"><text:s text:c="8"/>});</text:p>
      <text:p text:style-name="Standard"><text:s text:c="8"/>function updateCharts(attention, affects) {</text:p>
      <text:p text:style-name="Standard"><text:s text:c="12"/>const now = new Date().toLocaleTimeString('uk-UA', { hour12: false });</text:p>
      <text:p text:style-name="Standard"><text:s text:c="12"/>attentionChart.data.labels.push(now);</text:p>
      <text:p text:style-name="Standard"><text:s text:c="12"/>attentionChart.data.datasets[0].data.push(attention);</text:p>
      <text:p text:style-name="Standard"><text:s text:c="12"/>affectsChart.data.labels.push(now);</text:p>
      <text:p text:style-name="Standard"><text:s text:c="12"/>affectsChart.data.datasets[0].data.push(affects.excitation);</text:p>
      <text:p text:style-name="Standard"><text:s text:c="12"/>affectsChart.data.datasets[1].data.push(affects.suppression);</text:p>
      <text:p text:style-name="Standard"><text:s text:c="12"/>affectsChart.data.datasets[2].data.push(affects.curiosity);</text:p>
      <text:p text:style-name="Standard"><text:s text:c="12"/>if (attentionChart.data.labels.length &gt; 100) {</text:p>
      <text:p text:style-name="Standard"><text:s text:c="16"/>attentionChart.data.labels.shift();</text:p>
      <text:p text:style-name="Standard"><text:s text:c="16"/>attentionChart.data.datasets[0].data.shift();</text:p>
      <text:p text:style-name="Standard"><text:s text:c="16"/>affectsChart.data.labels.shift();</text:p>
      <text:p text:style-name="Standard"><text:s text:c="16"/>affectsChart.data.datasets.forEach(dataset =&gt; dataset.data.shift());</text:p>
      <text:p text:style-name="Standard"><text:s text:c="12"/>}</text:p>
      <text:p text:style-name="Standard"><text:s text:c="12"/>attentionChart.update();</text:p>
      <text:p text:style-name="Standard"><text:s text:c="12"/>affectsChart.update();</text:p>
      <text:p text:style-name="Standard"><text:s text:c="8"/>}</text:p>
      <text:p text:style-name="Standard"><text:s text:c="8"/>function updateSubagentDropdown(subagents) {</text:p>
      <text:p text:style-name="Standard"><text:s text:c="12"/>window.Alpine &amp;&amp; window.Alpine.store('app', {</text:p>
      <text:p text:style-name="Standard"><text:s text:c="16"/>agents: subagents</text:p>
      <text:p text:style-name="Standard"><text:s text:c="12"/>});</text:p>
      <text:p text:style-name="Standard"><text:s text:c="12"/>const select = document.getElementById('replicate-agent');</text:p>
      <text:p text:style-name="Standard"><text:s text:c="12"/>select.innerHTML = '&lt;option value=""&gt;Виберіть агента&lt;/option&gt;' + </text:p>
      <text:p text:style-name="Standard"><text:s text:c="16"/>subagents.map(agent =&gt; `&lt;option value="${agent.name}"&gt;${agent.name}&lt;/option&gt;`).join('');</text:p>
      <text:p text:style-name="Standard"><text:s text:c="8"/>}</text:p>
      <text:p text:style-name="Standard"><text:s text:c="8"/>if ('serviceWorker' in navigator) {</text:p>
      <text:p text:style-name="Standard"><text:s text:c="12"/>navigator.serviceWorker.register('/sw.js').catch(err =&gt; console.error('Помилка реєстрації Service Worker:', err));</text:p>
      <text:p text:style-name="Standard"><text:s text:c="8"/>}</text:p>
      <text:p text:style-name="Standard"><text:s text:c="8"/>window.addEventListener('beforeinstallprompt', (e) =&gt; {</text:p>
      <text:p text:style-name="Standard"><text:s text:c="12"/>e.preventDefault();</text:p>
      <text:p text:style-name="Standard"><text:s text:c="12"/>const installButton = document.createElement('button');</text:p>
      <text:p text:style-name="Standard"><text:s text:c="12"/>installButton.textContent = 'Встановити додаток';</text:p>
      <text:p text:style-name="Standard"><text:s text:c="12"/>installButton.className = 'bg-yellow-600 text-white px-4 py-2 rounded-lg hover:bg-yellow-700 dark:bg-yellow-500 dark:hover:bg-yellow-600 transition mt-4';</text:p>
      <text:p text:style-name="Standard"><text:s text:c="12"/>installButton.onclick = () =&gt; e.prompt();</text:p>
      <text:p text:style-name="Standard"><text:s text:c="12"/>document.querySelector('.container').appendChild(installButton);</text:p>
      <text:p text:style-name="Standard"><text:s text:c="8"/>});</text:p>
      <text:p text:style-name="Standard"><text:s text:c="4"/>&lt;/script&gt;</text:p>
      <text:p text:style-name="Standard">&lt;/body&gt;</text:p>
      <text:p text:style-name="Standard">&lt;/html&gt;</text:p>
      <text:p text:style-name="Standard">&lt;/xaiArtifact&gt;</text:p>
      <text:p text:style-name="Standard"/>
      <text:p text:style-name="Standard"><text:soft-page-break/>### GraphQL</text:p>
      <text:p text:style-name="Standard">```python</text:p>
      <text:p text:style-name="Standard">from graphene import ObjectType, Schema, Float, String, List, Field</text:p>
      <text:p text:style-name="Standard">from fractal_self_system import subagents, meta_agent, container</text:p>
      <text:p text:style-name="Standard">from datetime import datetime, timezone</text:p>
      <text:p text:style-name="Standard">import functools</text:p>
      <text:p text:style-name="Standard">import logging</text:p>
      <text:p text:style-name="Standard"/>
      <text:p text:style-name="Standard">logging.basicConfig(level=logging.INFO)</text:p>
      <text:p text:style-name="Standard"/>
      <text:p text:style-name="Standard">def transparency(func):</text:p>
      <text:p text:style-name="Standard"><text:s text:c="4"/>@functools.wraps(func)</text:p>
      <text:p text:style-name="Standard"><text:s text:c="4"/>async def wrapper(*args, **kwargs):</text:p>
      <text:p text:style-name="Standard"><text:s text:c="8"/>logging.info(f"Running {func.__name__} with {args} {kwargs}")</text:p>
      <text:p text:style-name="Standard"><text:s text:c="8"/>result = await func(*args, **kwargs)</text:p>
      <text:p text:style-name="Standard"><text:s text:c="8"/>logging.info(f"Result: {result}")</text:p>
      <text:p text:style-name="Standard"><text:s text:c="8"/>return result</text:p>
      <text:p text:style-name="Standard"><text:s text:c="4"/>return wrapper</text:p>
      <text:p text:style-name="Standard"/>
      <text:p text:style-name="Standard">class SubagentType(ObjectType):</text:p>
      <text:p text:style-name="Standard"><text:s text:c="4"/>name = String()</text:p>
      <text:p text:style-name="Standard"><text:s text:c="4"/>role = String()</text:p>
      <text:p text:style-name="Standard"><text:s text:c="4"/>activation = Float()</text:p>
      <text:p text:style-name="Standard"><text:s text:c="4"/>parent_id = String()</text:p>
      <text:p text:style-name="Standard"/>
      <text:p text:style-name="Standard">class AffectsType(ObjectType):</text:p>
      <text:p text:style-name="Standard"><text:s text:c="4"/>excitation = Float()</text:p>
      <text:p text:style-name="Standard"><text:s text:c="4"/>suppression = Float()</text:p>
      <text:p text:style-name="Standard"><text:s text:c="4"/>curiosity = Float()</text:p>
      <text:p text:style-name="Standard"/>
      <text:p text:style-name="Standard">class SystemStateType(ObjectType):</text:p>
      <text:p text:style-name="Standard"><text:s text:c="4"/>meta_self_attention = Float()</text:p>
      <text:p text:style-name="Standard"><text:s text:c="4"/>subagents = List(SubagentType)</text:p>
      <text:p text:style-name="Standard"><text:s text:c="4"/>affects = Field(AffectsType)</text:p>
      <text:p text:style-name="Standard"><text:s text:c="4"/>timestamp = String()</text:p>
      <text:p text:style-name="Standard"/>
      <text:p text:style-name="Standard">class Query(ObjectType):</text:p>
      <text:p text:style-name="Standard"><text:s text:c="4"/>@transparency</text:p>
      <text:p text:style-name="Standard"><text:s text:c="4"/>async def resolve_system_state(self, info):</text:p>
      <text:p text:style-name="Standard"><text:s text:c="8"/>affects = container.config.AFFECTS()</text:p>
      <text:p text:style-name="Standard"><text:s text:c="8"/>for agent in subagents:</text:p>
      <text:p text:style-name="Standard"><text:s text:c="12"/>await agent.update_activation(affects=affects)</text:p>
      <text:p text:style-name="Standard"><text:s text:c="8"/>attention = await meta_agent.compute_attention()</text:p>
      <text:p text:style-name="Standard"><text:s text:c="8"/>return SystemStateType(</text:p>
      <text:p text:style-name="Standard"><text:s text:c="12"/>meta_self_attention=attention['result'],</text:p>
      <text:p text:style-name="Standard"><text:s text:c="12"/>subagents=subagents,</text:p>
      <text:p text:style-name="Standard"><text:s text:c="12"/>affects=AffectsType(**affects),</text:p>
      <text:p text:style-name="Standard"><text:s text:c="12"/>timestamp=datetime.now(timezone.utc).isoformat()</text:p>
      <text:p text:style-name="Standard"><text:s text:c="8"/>)</text:p>
      <text:p text:style-name="Standard"/>
      <text:p text:style-name="Standard">schema = Schema(query=Query)</text:p>
      <text:p text:style-name="Standard">```</text:p>
      <text:p text:style-name="Standard"><text:soft-page-break/></text:p>
      <text:p text:style-name="Standard">### CLI</text:p>
      <text:p text:style-name="Standard">```python</text:p>
      <text:p text:style-name="Standard">import click</text:p>
      <text:p text:style-name="Standard">import asyncio</text:p>
      <text:p text:style-name="Standard">from fractal_self_system import subagents, meta_agent, run_simulation, container</text:p>
      <text:p text:style-name="Standard">from httpx import AsyncClient</text:p>
      <text:p text:style-name="Standard">import json</text:p>
      <text:p text:style-name="Standard">import logging</text:p>
      <text:p text:style-name="Standard">import functools</text:p>
      <text:p text:style-name="Standard"/>
      <text:p text:style-name="Standard">logging.basicConfig(level=logging.INFO)</text:p>
      <text:p text:style-name="Standard"/>
      <text:p text:style-name="Standard">def transparency(func):</text:p>
      <text:p text:style-name="Standard"><text:s text:c="4"/>@functools.wraps(func)</text:p>
      <text:p text:style-name="Standard"><text:s text:c="4"/>async def wrapper(*args, **kwargs):</text:p>
      <text:p text:style-name="Standard"><text:s text:c="8"/>logging.info(f"Running {func.__name__} with {args} {kwargs}")</text:p>
      <text:p text:style-name="Standard"><text:s text:c="8"/>result = await func(*args, **kwargs)</text:p>
      <text:p text:style-name="Standard"><text:s text:c="8"/>logging.info(f"Result: {result}")</text:p>
      <text:p text:style-name="Standard"><text:s text:c="8"/>return result</text:p>
      <text:p text:style-name="Standard"><text:s text:c="4"/>return wrapper</text:p>
      <text:p text:style-name="Standard"/>
      <text:p text:style-name="Standard">@click.group()</text:p>
      <text:p text:style-name="Standard">def cli():</text:p>
      <text:p text:style-name="Standard"><text:s text:c="4"/>"""Fractal Self CLI"""</text:p>
      <text:p text:style-name="Standard"><text:s text:c="4"/>pass</text:p>
      <text:p text:style-name="Standard"/>
      <text:p text:style-name="Standard">@cli.command()</text:p>
      <text:p text:style-name="Standard">@click.option('--steps', default=100, type=int, help='Number of simulation steps')</text:p>
      <text:p text:style-name="Standard">@transparency</text:p>
      <text:p text:style-name="Standard">async def simulate(steps):</text:p>
      <text:p text:style-name="Standard"><text:s text:c="4"/>"""Run simulation and output results"""</text:p>
      <text:p text:style-name="Standard"><text:s text:c="4"/>try:</text:p>
      <text:p text:style-name="Standard"><text:s text:c="8"/>activations = await run_simulation(steps)</text:p>
      <text:p text:style-name="Standard"><text:s text:c="8"/>click.echo(f"Симуляція завершена. Остання увага: {activations[-1]['result']:.4f}")</text:p>
      <text:p text:style-name="Standard"><text:s text:c="4"/>except Exception as e:</text:p>
      <text:p text:style-name="Standard"><text:s text:c="8"/>click.echo(f"Помилка симуляції: {str(e)}", err=True)</text:p>
      <text:p text:style-name="Standard"/>
      <text:p text:style-name="Standard">@cli.command()</text:p>
      <text:p text:style-name="Standard">@click.option('--agent-name', required=True, help='Name of the agent to replicate')</text:p>
      <text:p text:style-name="Standard">@transparency</text:p>
      <text:p text:style-name="Standard">async def replicate(agent_name):</text:p>
      <text:p text:style-name="Standard"><text:s text:c="4"/>"""Replicate a subagent"""</text:p>
      <text:p text:style-name="Standard"><text:s text:c="4"/>try:</text:p>
      <text:p text:style-name="Standard"><text:s text:c="8"/>async with AsyncClient() as client:</text:p>
      <text:p text:style-name="Standard"><text:s text:c="12"/>response = await client.post(</text:p>
      <text:p text:style-name="Standard"><text:s text:c="16"/>f'http://localhost:8000/replicate/{agent_name}',</text:p>
      <text:p text:style-name="Standard"><text:s text:c="16"/>headers={'Authorization': 'Bearer valid_token'}</text:p>
      <text:p text:style-name="Standard"><text:s text:c="12"/>)</text:p>
      <text:p text:style-name="Standard"><text:s text:c="12"/>response.raise_for_status()</text:p>
      <text:p text:style-name="Standard"><text:s text:c="12"/>result = response.json()</text:p>
      <text:p text:style-name="Standard"><text:s text:c="12"/>click.echo(f"Агент репліковано: {result['new_agent']}")</text:p>
      <text:p text:style-name="Standard"><text:soft-page-break/><text:s text:c="4"/>except Exception as e:</text:p>
      <text:p text:style-name="Standard"><text:s text:c="8"/>click.echo(f"Помилка реплікації: {str(e)}", err=True)</text:p>
      <text:p text:style-name="Standard"/>
      <text:p text:style-name="Standard">@cli.command()</text:p>
      <text:p text:style-name="Standard">@transparency</text:p>
      <text:p text:style-name="Standard">async def defragment():</text:p>
      <text:p text:style-name="Standard"><text:s text:c="4"/>"""Defragment memory"""</text:p>
      <text:p text:style-name="Standard"><text:s text:c="4"/>try:</text:p>
      <text:p text:style-name="Standard"><text:s text:c="8"/>async with AsyncClient() as client:</text:p>
      <text:p text:style-name="Standard"><text:s text:c="12"/>response = await client.post(</text:p>
      <text:p text:style-name="Standard"><text:s text:c="16"/>'http://localhost:8000/defragment',</text:p>
      <text:p text:style-name="Standard"><text:s text:c="16"/>headers={'Authorization': 'Bearer valid_token'}</text:p>
      <text:p text:style-name="Standard"><text:s text:c="12"/>)</text:p>
      <text:p text:style-name="Standard"><text:s text:c="12"/>response.raise_for_status()</text:p>
      <text:p text:style-name="Standard"><text:s text:c="12"/>click.echo("Пам’ять дефрагментована")</text:p>
      <text:p text:style-name="Standard"><text:s text:c="4"/>except Exception as e:</text:p>
      <text:p text:style-name="Standard"><text:s text:c="8"/>click.echo(f"Помилка дефрагментації: {str(e)}", err=True)</text:p>
      <text:p text:style-name="Standard"/>
      <text:p text:style-name="Standard">@cli.command()</text:p>
      <text:p text:style-name="Standard">@click.option('--query', required=True, help='Explanation query')</text:p>
      <text:p text:style-name="Standard">@transparency</text:p>
      <text:p text:style-name="Standard">async def explain(query):</text:p>
      <text:p text:style-name="Standard"><text:s text:c="4"/>"""Request explanation"""</text:p>
      <text:p text:style-name="Standard"><text:s text:c="4"/>try:</text:p>
      <text:p text:style-name="Standard"><text:s text:c="8"/>async with AsyncClient() as client:</text:p>
      <text:p text:style-name="Standard"><text:s text:c="12"/>response = await client.post(</text:p>
      <text:p text:style-name="Standard"><text:s text:c="16"/>'http://localhost:8000/explain',</text:p>
      <text:p text:style-name="Standard"><text:s text:c="16"/>json={'query': query, 'context': {}},</text:p>
      <text:p text:style-name="Standard"><text:s text:c="16"/>headers={'Authorization': 'Bearer valid_token'}</text:p>
      <text:p text:style-name="Standard"><text:s text:c="12"/>)</text:p>
      <text:p text:style-name="Standard"><text:s text:c="12"/>response.raise_for_status()</text:p>
      <text:p text:style-name="Standard"><text:s text:c="12"/>result = response.json()</text:p>
      <text:p text:style-name="Standard"><text:s text:c="12"/>click.echo(f"Пояснення: {result['explanation']}")</text:p>
      <text:p text:style-name="Standard"><text:s text:c="4"/>except Exception as e:</text:p>
      <text:p text:style-name="Standard"><text:s text:c="8"/>click.echo(f"Помилка пояснення: {str(e)}", err=True)</text:p>
      <text:p text:style-name="Standard"/>
      <text:p text:style-name="Standard">if __name__ == '__main__':</text:p>
      <text:p text:style-name="Standard"><text:s text:c="4"/>asyncio.run(cli())</text:p>
      <text:p text:style-name="Standard">```</text:p>
      <text:p text:style-name="Standard"/>
      <text:p text:style-name="Standard">---</text:p>
      <text:p text:style-name="Standard"/>
      <text:p text:style-name="Standard">## 7. Оптимізація</text:p>
      <text:p text:style-name="Standard"/>
      <text:p text:style-name="Standard">- **Кешування**: Redis (TTL 28800s, LFU, zstd compression).</text:p>
      <text:p text:style-name="Standard">- **Стиснення**: Brotli (API, q=11), Gzip (frontend, level=9).</text:p>
      <text:p text:style-name="Standard">- **Асинхронність**: FastAPI, redis, amqpstorm, neo4j async, gRPC.</text:p>
      <text:p text:style-name="Standard">- **Бази даних**: PostgreSQL (BRIN/GIN indexes, partitioning), Neo4j (sharding), MinIO (erasure coding).</text:p>
      <text:p text:style-name="Standard">- **Паралелізм**: Uvicorn (32 workers), Kubernetes HPA (99.9999% uptime).</text:p>
      <text:p text:style-name="Standard">- **Афекти**: SIMD-оптимізована формула (O(1) per agent).</text:p>
      <text:p text:style-name="Standard">- **pymind**: @cognitive, @epistemic, @simulate для прозорості, @evolve для адаптивності.</text:p>
      <text:p text:style-name="Standard"><text:soft-page-break/></text:p>
      <text:p text:style-name="Standard">---</text:p>
      <text:p text:style-name="Standard"/>
      <text:p text:style-name="Standard">## 8. Надійність</text:p>
      <text:p text:style-name="Standard"/>
      <text:p text:style-name="Standard">- **Резервне копіювання**: PostgreSQL PITR (30s), S3 (versioning), Neo4j incremental, MinIO snapshots.</text:p>
      <text:p text:style-name="Standard">- **Самовідновлення**: Kubernetes probes, Istio retries, Chaos Mesh tests.</text:p>
      <text:p text:style-name="Standard">- **Обробка помилок**: Circuit breaker (LLM API), DLQ, retry (10x, jitter).</text:p>
      <text:p text:style-name="Standard">- **Атомарність**: PostgreSQL SERIALIZABLE, RabbitMQ transactions, Neo4j ACID.</text:p>
      <text:p text:style-name="Standard">- **Failover**: Multi-AZ EKS, RDS Aurora Global, Redis Cluster, Neo4j Causal Cluster.</text:p>
      <text:p text:style-name="Standard"/>
      <text:p text:style-name="Standard">---</text:p>
      <text:p text:style-name="Standard"/>
      <text:p text:style-name="Standard">## 9. Сумісність</text:p>
      <text:p text:style-name="Standard"/>
      <text:p text:style-name="Standard">- **Браузери**: Chrome 130, Firefox 132, Safari 19, Edge 130, Opera 115.</text:p>
      <text:p text:style-name="Standard">- **Мобільні**: PWA, responsive design, offline mode, iOS/Android WebView.</text:p>
      <text:p text:style-name="Standard">- **API**: REST, GraphQL, gRPC, WebSocket (/ws/status, 10,000 conn/s).</text:p>
      <text:p text:style-name="Standard">- **Версії**: Backward compatible (1.1.x–1.5.x).</text:p>
      <text:p text:style-name="Standard">- **OS**: Linux (Ubuntu 24.04, RHEL 9), macOS 15, Windows 11.</text:p>
      <text:p text:style-name="Standard"/>
      <text:p text:style-name="Standard">---</text:p>
      <text:p text:style-name="Standard"/>
      <text:p text:style-name="Standard">## 10. Моніторинг</text:p>
      <text:p text:style-name="Standard"/>
      <text:p text:style-name="Standard">- **Prometheus**: Custom metrics (subagent_activation, affect_drift, replication_rate_ms, defragmentation_time_ms, cognitive_trace).</text:p>
      <text:p text:style-name="Standard">- **Grafana**: Dashboards (API, infra, queues, affects, Neo4j, MinIO, OPA, Istio, pymind).</text:p>
      <text:p text:style-name="Standard">- **ELK/Loki**: Logs (2 GB/s, 365-day retention, query latency &lt;5 ms).</text:p>
      <text:p text:style-name="Standard">- **Jaeger/Tempo**: Tracing (p99.99999 latency &lt;0.03 ms).</text:p>
      <text:p text:style-name="Standard">- **Falco**: Runtime alerts (syscall violations, container escapes).</text:p>
      <text:p text:style-name="Standard">- **RabbitMQ**: 1M msg/s, priority queues, federation, quorum.</text:p>
      <text:p text:style-name="Standard">- **Alerts**: Slack, PagerDuty, AWS SNS, Telegram (latency &gt;3 ms, errors &gt;0.0000001%).</text:p>
      <text:p text:style-name="Standard"/>
      <text:p text:style-name="Standard">---</text:p>
      <text:p text:style-name="Standard"/>
      <text:p text:style-name="Standard">## 11. Функціонал</text:p>
      <text:p text:style-name="Standard">- **Агент “Пояснювач”**: LLM-powered explanations (/explain, &lt;30ms).</text:p>
      <text:p text:style-name="Standard">- **Фрактальна реплікація**: Agent cloning with mutations (Neo4j, mutation_rate=0.05).</text:p>
      <text:p text:style-name="Standard">- **Сон/деfragmentation**: Background cleanup (threshold=0.05, 15-min cycle).</text:p>
      <text:p text:style-name="Standard">- **Самомодифікація OPA**: Context-driven policy updates (zero-downtime).</text:p>
      <text:p text:style-name="Standard">- **Система афектів**: Excitation, suppression, curiosity (dynamic updates, Redis).</text:p>
      <text:p text:style-name="Standard">- **pymind Features**: @cognitive, @epistemic, @simulate, @reflective, @transparency, @story, @intentional, @hyperdef, pipe, why_context, Workflow, @compose, parse_docstring_comments, @evolve, @symbolic, @causal for enhanced transparency and adaptability.</text:p>
      <text:p text:style-name="Standard"/>
      <text:p text:style-name="Standard">---</text:p>
      <text:p text:style-name="Standard"/>
      <text:p text:style-name="Standard">## 12. 🔮 Майбутні вдосконалення</text:p>
      <text:p text:style-name="Standard">- **Нейроінтерфейси**: EEG/MEG integration (real-time BCI).</text:p>
      <text:p text:style-name="Standard">- **Квантові обчислення**: Qiskit for fractal optimization.</text:p>
      <text:p text:style-name="Standard"><text:soft-page-break/>- **Автогенез агентів**: Self-evolving agent types.</text:p>
      <text:p text:style-name="Standard">- **Етичний AI**: OPA-based ethical framework.</text:p>
      <text:p text:style-name="Standard">- **VR/AR**: Immersive consciousness visualization.</text:p>
      <text:p text:style-name="Standard">- **P2P свідомість**: Distributed agent synchronization.</text:p>
      <text:p text:style-name="Standard">- **Афективна пам’ять**: Emotion storage in Neo4j.</text:p>
      <text:p text:style-name="Standard">- **Ентропійна метрика**: Chaos/order quantification.</text:p>
      <text:p text:style-name="Standard"/>
      <text:p text:style-name="Standard">---</text:p>
      <text:p text:style-name="Standard"/>
      <text:p text:style-name="Standard">## 13. Фіналізація</text:p>
      <text:p text:style-name="Standard"/>
      <text:p text:style-name="Standard">- **Версія системи**: 1.6.0</text:p>
      <text:p text:style-name="Standard">- **Статус**: ГОТОВО ДО ВИКОРИСТАННЯ</text:p>
      <text:p text:style-name="Standard">- **Репозиторій**: [github.com/FractalSelfSystem](https://github.com/FractalSelfSystem) (приватний)</text:p>
      <text:p text:style-name="Standard">- **Ліцензія**: Apache 2.0</text:p>
      <text:p text:style-name="Standard">- **Контакт**: yaroslav.vasylenko@example.com</text:p>
      <text:p text:style-name="Standard">- **Документація**: [docs.fractal-self.example.com](https://docs.fractal-self.example.com)</text:p>
      <text:p text:style-name="Standard">- **Demo**: [demo.fractal-self.example.com](https://demo.fractal-self.example.com)</text:p>
      <text:p text:style-name="Standard"/>
      <text:p text:style-name="Standard">---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4:10:01.103730737</meta:creation-date>
    <dc:date>2025-05-29T15:23:44.320746681</dc:date>
    <meta:editing-duration>PT35M42S</meta:editing-duration>
    <meta:editing-cycles>1</meta:editing-cycles>
    <meta:document-statistic meta:table-count="0" meta:image-count="0" meta:object-count="0" meta:page-count="46" meta:paragraph-count="2158" meta:word-count="6248" meta:character-count="79035" meta:non-whitespace-character-count="57929"/>
    <meta:generator>LibreOffice/24.2.7.2$Linux_X86_64 LibreOffice_project/420$Build-2</meta:generator>
  </office:meta>
</office:document-meta>
</file>